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  <style:font-face style:name="Verdana" svg:font-family="Verdana"/>
    <style:font-face style:name="Noto Sans" svg:font-family="&quot;Noto Sans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14"/>
    <style:style style:name="ce4" style:family="table-cell" style:parent-style-name="Default" style:data-style-name="N13"/>
    <style:style style:name="ce5" style:family="table-cell" style:parent-style-name="Default" style:data-style-name="N3"/>
    <style:style style:name="ce6" style:family="table-cell" style:parent-style-name="Default" style:data-style-name="N2"/>
    <style:style style:name="ce7" style:family="table-cell" style:parent-style-name="Default" style:data-style-name="N1"/>
    <style:style style:name="ce8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9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Default" style:data-style-name="N0">
      <style:text-properties fo:color="#000000" style:font-name="Verdana" style:font-name-asian="Verdana" style:font-name-complex="Verdana" fo:font-size="9pt" style:font-size-asian="9pt" style:font-size-complex="9p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Default" style:data-style-name="N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14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13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FCE4D6"/>
      <style:text-properties fo:color="#000000" style:font-name="Verdana" style:font-name-asian="Verdana" style:font-name-complex="Verdana" fo:font-size="9pt" style:font-size-asian="9pt" style:font-size-complex="9pt"/>
    </style:style>
    <style:style style:name="ce17" style:family="table-cell" style:parent-style-name="Default" style:data-style-name="N0">
      <style:table-cell-properties fo:background-color="#FFF2CC"/>
      <style:text-properties fo:color="#000000" style:font-name="Verdana" style:font-name-asian="Verdana" style:font-name-complex="Verdana" fo:font-size="9pt" style:font-size-asian="9pt" style:font-size-complex="9pt"/>
    </style:style>
    <style:style style:name="ce18" style:family="table-cell" style:parent-style-name="Default" style:data-style-name="N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3">
      <style:table-cell-properties fo:border="thin solid #DDDDDD" style:vertical-align="automatic" fo:wrap-option="wrap"/>
      <style:text-properties fo:color="#333333" style:font-name="Noto Sans" style:font-name-asian="Noto Sans" style:font-name-complex="Noto Sans" fo:font-size="12pt" style:font-size-asian="12pt" style:font-size-complex="12pt"/>
    </style:style>
    <style:style style:name="ce20" style:family="table-cell" style:parent-style-name="Default" style:data-style-name="N3">
      <style:text-properties fo:color="#333333" style:font-name="Noto Sans" style:font-name-asian="Noto Sans" style:font-name-complex="Noto Sans" fo:font-size="12pt" style:font-size-asian="12pt" style:font-size-complex="12pt"/>
    </style:style>
    <style:style style:name="ce21" style:family="table-cell" style:parent-style-name="Default" style:data-style-name="N3">
      <style:table-cell-properties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ext-properties fo:color="#000000" fo:font-size="12pt" style:font-size-asian="12pt" style:font-size-complex="12pt"/>
    </style:style>
    <style:style style:name="ce23" style:family="table-cell" style:parent-style-name="Default" style:data-style-name="N0">
      <style:text-properties fo:color="#000000" fo:font-size="12pt" style:font-size-asian="12pt" style:font-size-complex="12pt"/>
    </style:style>
    <style:style style:name="ce24" style:family="table-cell" style:parent-style-name="Default" style:data-style-name="N36">
      <style:text-properties fo:color="#000000"/>
    </style:style>
    <style:style style:name="ce25" style:family="table-cell" style:parent-style-name="Default" style:data-style-name="N36"/>
    <style:style style:name="co1" style:family="table-column">
      <style:table-column-properties fo:break-before="auto" style:column-width="8.17562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936875cm" style:use-optimal-column-width="true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1.71979166666667cm" style:use-optimal-column-width="true"/>
    </style:style>
    <style:style style:name="co6" style:family="table-column">
      <style:table-column-properties fo:break-before="auto" style:column-width="1.93145833333333cm" style:use-optimal-column-width="true"/>
    </style:style>
    <style:style style:name="co7" style:family="table-column">
      <style:table-column-properties fo:break-before="auto" style:column-width="2.11666666666667cm" style:use-optimal-column-width="true"/>
    </style:style>
    <style:style style:name="co8" style:family="table-column">
      <style:table-column-properties fo:break-before="auto" style:column-width="3.96875cm" style:use-optimal-column-width="true"/>
    </style:style>
    <style:style style:name="co9" style:family="table-column">
      <style:table-column-properties fo:break-before="auto" style:column-width="3.22791666666667cm" style:use-optimal-column-width="true"/>
    </style:style>
    <style:style style:name="co10" style:family="table-column">
      <style:table-column-properties fo:break-before="auto" style:column-width="4.65666666666667cm" style:use-optimal-column-width="true"/>
    </style:style>
    <style:style style:name="co11" style:family="table-column">
      <style:table-column-properties fo:break-before="auto" style:column-width="4.73604166666667cm" style:use-optimal-column-width="true"/>
    </style:style>
    <style:style style:name="co12" style:family="table-column">
      <style:table-column-properties fo:break-before="auto" style:column-width="6.19125cm" style:use-optimal-column-width="true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8.016875cm" style:use-optimal-column-width="true"/>
    </style:style>
    <style:style style:name="co15" style:family="table-column">
      <style:table-column-properties fo:break-before="auto" style:column-width="2.69875cm" style:use-optimal-column-width="true"/>
    </style:style>
    <style:style style:name="co16" style:family="table-column">
      <style:table-column-properties fo:break-before="auto" style:column-width="2.88395833333333cm" style:use-optimal-column-width="true"/>
    </style:style>
    <style:style style:name="co17" style:family="table-column">
      <style:table-column-properties fo:break-before="auto" style:column-width="1.666875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4.97416666666667cm" style:use-optimal-column-width="true"/>
    </style:style>
    <style:style style:name="co20" style:family="table-column">
      <style:table-column-properties fo:break-before="auto" style:column-width="3.12208333333333cm" style:use-optimal-column-width="true"/>
    </style:style>
    <style:style style:name="co21" style:family="table-column">
      <style:table-column-properties fo:break-before="auto" style:column-width="2.54cm" style:use-optimal-column-width="true"/>
    </style:style>
    <style:style style:name="co22" style:family="table-column">
      <style:table-column-properties fo:break-before="auto" style:column-width="2.32833333333333cm" style:use-optimal-column-width="true"/>
    </style:style>
    <style:style style:name="co23" style:family="table-column">
      <style:table-column-properties fo:break-before="auto" style:column-width="1.984375cm" style:use-optimal-column-width="true"/>
    </style:style>
    <style:style style:name="co24" style:family="table-column">
      <style:table-column-properties fo:break-before="auto" style:column-width="3.70416666666667cm" style:use-optimal-column-width="true"/>
    </style:style>
    <style:style style:name="co25" style:family="table-column">
      <style:table-column-properties fo:break-before="auto" style:column-width="3.38666666666667cm" style:use-optimal-column-width="true"/>
    </style:style>
    <style:style style:name="co26" style:family="table-column">
      <style:table-column-properties fo:break-before="auto" style:column-width="5.05354166666667cm" style:use-optimal-column-width="true"/>
    </style:style>
    <style:style style:name="co27" style:family="table-column">
      <style:table-column-properties fo:break-before="auto" style:column-width="2.56645833333333cm" style:use-optimal-column-width="true"/>
    </style:style>
    <style:style style:name="co28" style:family="table-column">
      <style:table-column-properties fo:break-before="auto" style:column-width="8.46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shee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School District</text:p>
          </table:table-cell>
          <table:table-cell office:value-type="string" table:style-name="ce1">
            <text:p>Total # of Schools</text:p>
          </table:table-cell>
          <table:table-cell office:value-type="string" table:style-name="ce1">
            <text:p>Graduation Rate</text:p>
          </table:table-cell>
          <table:table-cell office:value-type="string" table:style-name="ce1">
            <text:p>Classroom instruction budget</text:p>
          </table:table-cell>
          <table:table-cell office:value-type="string" table:style-name="ce1">
            <text:p>Administration</text:p>
          </table:table-cell>
          <table:table-cell office:value-type="string" table:style-name="ce1">
            <text:p>Transportation</text:p>
          </table:table-cell>
          <table:table-cell office:value-type="string" table:style-name="ce1">
            <text:p>Pupil Accomodation</text:p>
          </table:table-cell>
          <table:table-cell office:value-type="string" table:style-name="ce1">
            <text:p>School-funded Activites</text:p>
          </table:table-cell>
          <table:table-cell office:value-type="string" table:style-name="ce1">
            <text:p>School Operations and Maintenance</text:p>
          </table:table-cell>
          <table:table-cell office:value-type="string" table:style-name="ce1">
            <text:p>Number of Students (rounded to the nearest 5)</text:p>
          </table:table-cell>
          <table:table-cell office:value-type="string" table:style-name="ce1">
            <text:p>Instruction/Students</text:p>
          </table:table-cell>
          <table:table-cell office:value-type="string" table:style-name="ce1">
            <text:p>Admin/Students</text:p>
          </table:table-cell>
          <table:table-cell office:value-type="string" table:style-name="ce1">
            <text:p>Transport/Students</text:p>
          </table:table-cell>
          <table:table-cell office:value-type="string" table:style-name="ce1">
            <text:p>Accomodations/Students</text:p>
          </table:table-cell>
          <table:table-cell office:value-type="string" table:style-name="ce1">
            <text:p>School-funded activities/Students</text:p>
          </table:table-cell>
          <table:table-cell office:value-type="string" table:style-name="ce1">
            <text:p>Opertating/students</text:p>
          </table:table-cell>
          <table:table-cell office:value-type="string" table:style-name="ce1">
            <text:p>Graduation Rate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<text:a xlink:href="https://en.wikipedia.org/wiki/Algoma_District_School_Board">Algoma District School Board</text:a></text:p>
          </table:table-cell>
          <table:table-cell table:style-name="ce1"/>
          <table:table-cell office:value-type="percentage" office:value="0.78500000000000003" table:style-name="ce3">
            <text:p>78.50%</text:p>
          </table:table-cell>
          <table:table-cell office:value-type="float" office:value="107013798" table:style-name="ce5">
            <text:p>107,013,798</text:p>
          </table:table-cell>
          <table:table-cell office:value-type="float" office:value="5372212" table:style-name="ce5">
            <text:p>5,372,212</text:p>
          </table:table-cell>
          <table:table-cell office:value-type="float" office:value="9063685" table:style-name="ce5">
            <text:p>9,063,685</text:p>
          </table:table-cell>
          <table:table-cell office:value-type="float" office:value="33141552" table:style-name="ce5">
            <text:p>33,141,552</text:p>
          </table:table-cell>
          <table:table-cell office:value-type="float" office:value="3607251" table:style-name="ce5">
            <text:p>3,607,251</text:p>
          </table:table-cell>
          <table:table-cell table:style-name="ce5"/>
          <table:table-cell office:value-type="float" office:value="9800" table:style-name="ce1">
            <text:p>9800</text:p>
          </table:table-cell>
          <table:table-cell office:value-type="float" office:value="10919.775306122448" table:formula="of:=[.D2]/[.J2]" table:style-name="ce1">
            <text:p>10919.77531</text:p>
          </table:table-cell>
          <table:table-cell office:value-type="float" office:value="548.18489795918367" table:formula="of:=[.E2]/[.J2]" table:style-name="ce1">
            <text:p>548.184898</text:p>
          </table:table-cell>
          <table:table-cell office:value-type="float" office:value="924.86581632653065" table:formula="of:=[.F2]/[.J2]" table:style-name="ce1">
            <text:p>924.8658163</text:p>
          </table:table-cell>
          <table:table-cell office:value-type="float" office:value="3381.7910204081631" table:formula="of:=[.G2]/[.J2]" table:style-name="ce1">
            <text:p>3381.79102</text:p>
          </table:table-cell>
          <table:table-cell office:value-type="float" office:value="368.08683673469386" table:formula="of:=[.H2]/[.J2]" table:style-name="ce1">
            <text:p>368.0868367</text:p>
          </table:table-cell>
          <table:table-cell table:style-name="ce1"/>
          <table:table-cell office:value-type="percentage" office:value="0.78500000000000003" table:style-name="ce3">
            <text:p>78.50%</text:p>
          </table:table-cell>
          <table:table-cell table:number-columns-repeated="2" table:style-name="ce1"/>
          <table:table-cell office:value-type="string" table:style-name="ce2">
            <text:p><text:a xlink:href="https://22.files.edl.io/f17c/08/24/20/144822-5e736b53-9908-44e5-bc07-54ed0311736a.pdf">https://22.files.edl.io/f17c/08/24/20/144822-5e736b53-9908-44e5-bc07-54ed0311736a.pdf</text:a></text:p>
          </table:table-cell>
          <table:table-cell office:value-type="string" table:style-name="ce2">
            <text:p><text:a xlink:href="https://2019.adsbannualreport.ca/engagement/">https://2019.adsbannualreport.ca/engagement/</text:a>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<text:a xlink:href="https://en.wikipedia.org/wiki/Avon_Maitland_District_School_Board">Avon Maitland District School Board</text:a></text:p>
          </table:table-cell>
          <table:table-cell table:style-name="ce1"/>
          <table:table-cell office:value-type="percentage" office:value="0.85399999999999998" table:style-name="ce3">
            <text:p>85.40%</text:p>
          </table:table-cell>
          <table:table-cell office:value-type="float" office:value="160385578" table:style-name="ce5">
            <text:p>160,385,578</text:p>
          </table:table-cell>
          <table:table-cell office:value-type="float" office:value="5550723" table:style-name="ce5">
            <text:p>5,550,723</text:p>
          </table:table-cell>
          <table:table-cell office:value-type="float" office:value="12630768" table:style-name="ce5">
            <text:p>12,630,768</text:p>
          </table:table-cell>
          <table:table-cell office:value-type="float" office:value="28018416" table:style-name="ce5">
            <text:p>28,018,416</text:p>
          </table:table-cell>
          <table:table-cell office:value-type="float" office:value="5902288" table:style-name="ce5">
            <text:p>5,902,288</text:p>
          </table:table-cell>
          <table:table-cell table:style-name="ce5"/>
          <table:table-cell office:value-type="float" office:value="15715" table:style-name="ce1">
            <text:p>15715</text:p>
          </table:table-cell>
          <table:table-cell office:value-type="float" office:value="10205.891059497295" table:formula="of:=[.D3]/[.J3]" table:style-name="ce1">
            <text:p>10205.89106</text:p>
          </table:table-cell>
          <table:table-cell office:value-type="float" office:value="353.2117721921731" table:formula="of:=[.E3]/[.J3]" table:style-name="ce1">
            <text:p>353.2117722</text:p>
          </table:table-cell>
          <table:table-cell office:value-type="float" office:value="803.7396118358256" table:formula="of:=[.F3]/[.J3]" table:style-name="ce1">
            <text:p>803.7396118</text:p>
          </table:table-cell>
          <table:table-cell office:value-type="float" office:value="1782.9090677696468" table:formula="of:=[.G3]/[.J3]" table:style-name="ce1">
            <text:p>1782.909068</text:p>
          </table:table-cell>
          <table:table-cell office:value-type="float" office:value="375.58307349665927" table:formula="of:=[.H3]/[.J3]" table:style-name="ce1">
            <text:p>375.5830735</text:p>
          </table:table-cell>
          <table:table-cell table:style-name="ce1"/>
          <table:table-cell office:value-type="percentage" office:value="0.85399999999999998" table:style-name="ce3">
            <text:p>85.40%</text:p>
          </table:table-cell>
          <table:table-cell table:number-columns-repeated="2" table:style-name="ce1"/>
          <table:table-cell office:value-type="string" table:style-name="ce2">
            <text:p><text:a xlink:href="https://22.files.edl.io/3ddc/12/01/20/195854-0f10eca5-d6e1-44f0-b200-e5193ba6a927.pdf">https://22.files.edl.io/3ddc/12/01/20/195854-0f10eca5-d6e1-44f0-b200-e5193ba6a927.pdf</text:a></text:p>
          </table:table-cell>
          <table:table-cell office:value-type="string" table:style-name="ce2">
            <text:p><text:a xlink:href="https://www.amdsb.ca/apps/pages/DAR">https://www.amdsb.ca/apps/pages/DAR</text:a>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<text:a xlink:href="https://en.wikipedia.org/wiki/Bluewater_District_School_Board">Bluewater District School Board</text:a></text:p>
          </table:table-cell>
          <table:table-cell table:style-name="ce1"/>
          <table:table-cell office:value-type="percentage" office:value="0.81599999999999995" table:style-name="ce3">
            <text:p>81.60%</text:p>
          </table:table-cell>
          <table:table-cell office:value-type="float" office:value="156517625" table:style-name="ce5">
            <text:p>156,517,625</text:p>
          </table:table-cell>
          <table:table-cell office:value-type="float" office:value="6092511" table:style-name="ce5">
            <text:p>6,092,511</text:p>
          </table:table-cell>
          <table:table-cell office:value-type="float" office:value="14368882" table:style-name="ce5">
            <text:p>14,368,882</text:p>
          </table:table-cell>
          <table:table-cell office:value-type="float" office:value="32138552" table:style-name="ce5">
            <text:p>32,138,552</text:p>
          </table:table-cell>
          <table:table-cell office:value-type="float" office:value="6091197" table:style-name="ce5">
            <text:p>6,091,197</text:p>
          </table:table-cell>
          <table:table-cell table:style-name="ce5"/>
          <table:table-cell office:value-type="float" office:value="16730" table:style-name="ce1">
            <text:p>16730</text:p>
          </table:table-cell>
          <table:table-cell office:value-type="float" office:value="9355.5065750149424" table:formula="of:=[.D4]/[.J4]" table:style-name="ce1">
            <text:p>9355.506575</text:p>
          </table:table-cell>
          <table:table-cell office:value-type="float" office:value="364.16682606096833" table:formula="of:=[.E4]/[.J4]" table:style-name="ce1">
            <text:p>364.1668261</text:p>
          </table:table-cell>
          <table:table-cell office:value-type="float" office:value="858.86921697549315" table:formula="of:=[.F4]/[.J4]" table:style-name="ce1">
            <text:p>858.869217</text:p>
          </table:table-cell>
          <table:table-cell office:value-type="float" office:value="1921.0132695756126" table:formula="of:=[.G4]/[.J4]" table:style-name="ce1">
            <text:p>1921.01327</text:p>
          </table:table-cell>
          <table:table-cell office:value-type="float" office:value="364.08828451882846" table:formula="of:=[.H4]/[.J4]" table:style-name="ce1">
            <text:p>364.0882845</text:p>
          </table:table-cell>
          <table:table-cell table:style-name="ce1"/>
          <table:table-cell office:value-type="percentage" office:value="0.81599999999999995" table:style-name="ce3">
            <text:p>81.60%</text:p>
          </table:table-cell>
          <table:table-cell table:number-columns-repeated="2" table:style-name="ce1"/>
          <table:table-cell office:value-type="string" table:style-name="ce2">
            <text:p><text:a xlink:href="https://www.bwdsb.on.ca/common/pages/DisplayFile.aspx?itemId=12722909">https://www.bwdsb.on.ca/common/pages/DisplayFile.aspx?itemId=12722909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District_School_Board_of_Niagara">District School Board of Niagara</text:a></text:p>
          </table:table-cell>
          <table:table-cell table:style-name="ce1"/>
          <table:table-cell office:value-type="percentage" office:value="0.85099999999999998" table:style-name="ce3">
            <text:p>85.10%</text:p>
          </table:table-cell>
          <table:table-cell office:value-type="float" office:value="359510241" table:style-name="ce5">
            <text:p>359,510,241</text:p>
          </table:table-cell>
          <table:table-cell office:value-type="float" office:value="12859408" table:style-name="ce5">
            <text:p>12,859,408</text:p>
          </table:table-cell>
          <table:table-cell office:value-type="float" office:value="20048980" table:style-name="ce5">
            <text:p>20,048,980</text:p>
          </table:table-cell>
          <table:table-cell office:value-type="float" office:value="29703882" table:style-name="ce5">
            <text:p>29,703,882</text:p>
          </table:table-cell>
          <table:table-cell office:value-type="float" office:value="8514273" table:style-name="ce5">
            <text:p>8,514,273</text:p>
          </table:table-cell>
          <table:table-cell office:value-type="float" office:value="39626483" table:style-name="ce5">
            <text:p>39,626,483</text:p>
          </table:table-cell>
          <table:table-cell office:value-type="float" office:value="37725" table:style-name="ce1">
            <text:p>37725</text:p>
          </table:table-cell>
          <table:table-cell office:value-type="float" office:value="9529.7611928429415" table:formula="of:=[.D5]/[.J5]" table:style-name="ce1">
            <text:p>9529.761193</text:p>
          </table:table-cell>
          <table:table-cell office:value-type="float" office:value="340.87231278992709" table:formula="of:=[.E5]/[.J5]" table:style-name="ce1">
            <text:p>340.8723128</text:p>
          </table:table-cell>
          <table:table-cell office:value-type="float" office:value="531.45076209410206" table:formula="of:=[.F5]/[.J5]" table:style-name="ce1">
            <text:p>531.4507621</text:p>
          </table:table-cell>
          <table:table-cell office:value-type="float" office:value="787.37924453280323" table:formula="of:=[.G5]/[.J5]" table:style-name="ce1">
            <text:p>787.3792445</text:p>
          </table:table-cell>
          <table:table-cell office:value-type="float" office:value="225.6931212723658" table:formula="of:=[.H5]/[.J5]" table:style-name="ce1">
            <text:p>225.6931213</text:p>
          </table:table-cell>
          <table:table-cell office:value-type="float" office:value="1050.4037905897947" table:formula="of:=[.I5]/[.J5]" table:style-name="ce1">
            <text:p>1050.403791</text:p>
          </table:table-cell>
          <table:table-cell office:value-type="percentage" office:value="0.85099999999999998" table:style-name="ce3">
            <text:p>85.10%</text:p>
          </table:table-cell>
          <table:table-cell table:number-columns-repeated="2" table:style-name="ce1"/>
          <table:table-cell office:value-type="string" table:style-name="ce2">
            <text:p><text:a xlink:href="https://www.dsbn.org/docs/default-source/default-document-library/2018-19-audited-financial-statements.pdf?sfvrsn=5bb97b1f_2">https://www.dsbn.org/docs/default-source/default-document-library/2018-19-audited-financial-statements.pdf?sfvrsn=5bb97b1f_2</text:a>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<text:a xlink:href="https://en.wikipedia.org/wiki/District_School_Board_Ontario_North_East">District School Board Ontario North East</text:a></text:p>
          </table:table-cell>
          <table:table-cell table:style-name="ce1"/>
          <table:table-cell office:value-type="percentage" office:value="0.70899999999999996" table:style-name="ce3">
            <text:p>70.90%</text:p>
          </table:table-cell>
          <table:table-cell office:value-type="float" office:value="82675755" table:style-name="ce5">
            <text:p>82,675,755</text:p>
          </table:table-cell>
          <table:table-cell office:value-type="float" office:value="5038447" table:style-name="ce5">
            <text:p>5,038,447</text:p>
          </table:table-cell>
          <table:table-cell office:value-type="float" office:value="12657296" table:style-name="ce5">
            <text:p>12,657,296</text:p>
          </table:table-cell>
          <table:table-cell office:value-type="float" office:value="25147211" table:style-name="ce5">
            <text:p>25,147,211</text:p>
          </table:table-cell>
          <table:table-cell office:value-type="float" office:value="2282383" table:style-name="ce5">
            <text:p>2,282,383</text:p>
          </table:table-cell>
          <table:table-cell table:style-name="ce5"/>
          <table:table-cell office:value-type="float" office:value="6630" table:style-name="ce1">
            <text:p>6630</text:p>
          </table:table-cell>
          <table:table-cell office:value-type="float" office:value="12469.947963800905" table:formula="of:=[.D6]/[.J6]" table:style-name="ce1">
            <text:p>12469.94796</text:p>
          </table:table-cell>
          <table:table-cell office:value-type="float" office:value="759.94675716440418" table:formula="of:=[.E6]/[.J6]" table:style-name="ce1">
            <text:p>759.9467572</text:p>
          </table:table-cell>
          <table:table-cell office:value-type="float" office:value="1909.0944193061839" table:formula="of:=[.F6]/[.J6]" table:style-name="ce1">
            <text:p>1909.094419</text:p>
          </table:table-cell>
          <table:table-cell office:value-type="float" office:value="3792.9428355957766" table:formula="of:=[.G6]/[.J6]" table:style-name="ce1">
            <text:p>3792.942836</text:p>
          </table:table-cell>
          <table:table-cell office:value-type="float" office:value="344.25082956259428" table:formula="of:=[.H6]/[.J6]" table:style-name="ce1">
            <text:p>344.2508296</text:p>
          </table:table-cell>
          <table:table-cell table:style-name="ce1"/>
          <table:table-cell office:value-type="percentage" office:value="0.70899999999999996" table:style-name="ce3">
            <text:p>70.90%</text:p>
          </table:table-cell>
          <table:table-cell table:number-columns-repeated="2" table:style-name="ce1"/>
          <table:table-cell office:value-type="string" table:style-name="ce2">
            <text:p><text:a xlink:href="https://www.dsb1.ca/Board/FinanceProperty/Documents/2018-2019%20Final%20-%20Audited%20Financial%20Statements.PDF">https://www.dsb1.ca/Board/FinanceProperty/Documents/2018-2019%20Final%20-%20Audited%20Financial%20Statements.PDF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Durham_District_School_Board">Durham District School Board</text:a></text:p>
          </table:table-cell>
          <table:table-cell table:style-name="ce1"/>
          <table:table-cell office:value-type="percentage" office:value="0.874" table:style-name="ce3">
            <text:p>87.40%</text:p>
          </table:table-cell>
          <table:table-cell office:value-type="float" office:value="674993870" table:style-name="ce5">
            <text:p>674,993,870</text:p>
          </table:table-cell>
          <table:table-cell office:value-type="float" office:value="20466136" table:style-name="ce5">
            <text:p>20,466,136</text:p>
          </table:table-cell>
          <table:table-cell office:value-type="float" office:value="22812643" table:style-name="ce5">
            <text:p>22,812,643</text:p>
          </table:table-cell>
          <table:table-cell office:value-type="float" office:value="130313928" table:style-name="ce5">
            <text:p>130,313,928</text:p>
          </table:table-cell>
          <table:table-cell office:value-type="float" office:value="18384873" table:style-name="ce5">
            <text:p>18,384,873</text:p>
          </table:table-cell>
          <table:table-cell table:style-name="ce5"/>
          <table:table-cell office:value-type="float" office:value="71145" table:style-name="ce1">
            <text:p>71145</text:p>
          </table:table-cell>
          <table:table-cell office:value-type="float" office:value="9487.5798720922066" table:formula="of:=[.D7]/[.J7]" table:style-name="ce1">
            <text:p>9487.579872</text:p>
          </table:table-cell>
          <table:table-cell office:value-type="float" office:value="287.66794574460607" table:formula="of:=[.E7]/[.J7]" table:style-name="ce1">
            <text:p>287.6679457</text:p>
          </table:table-cell>
          <table:table-cell office:value-type="float" office:value="320.64998243024809" table:formula="of:=[.F7]/[.J7]" table:style-name="ce1">
            <text:p>320.6499824</text:p>
          </table:table-cell>
          <table:table-cell office:value-type="float" office:value="1831.6667088340712" table:formula="of:=[.G7]/[.J7]" table:style-name="ce1">
            <text:p>1831.666709</text:p>
          </table:table-cell>
          <table:table-cell office:value-type="float" office:value="258.41412608053975" table:formula="of:=[.H7]/[.J7]" table:style-name="ce1">
            <text:p>258.4141261</text:p>
          </table:table-cell>
          <table:table-cell table:style-name="ce1"/>
          <table:table-cell office:value-type="percentage" office:value="0.874" table:style-name="ce3">
            <text:p>87.40%</text:p>
          </table:table-cell>
          <table:table-cell table:number-columns-repeated="2" table:style-name="ce1"/>
          <table:table-cell office:value-type="string" table:style-name="ce2">
            <text:p><text:a xlink:href="https://www.ddsb.ca/en/about-ddsb/resources/Documents/Financial-Report-as-at-August-31-2019.pdf">https://www.ddsb.ca/en/about-ddsb/resources/Documents/Financial-Report-as-at-August-31-2019.pdf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Grand_Erie_District_School_Board">Grand Erie District School Board</text:a></text:p>
          </table:table-cell>
          <table:table-cell table:style-name="ce1"/>
          <table:table-cell office:value-type="percentage" office:value="0.75900000000000001" table:style-name="ce3">
            <text:p>75.90%</text:p>
          </table:table-cell>
          <table:table-cell office:value-type="float" office:value="256012103" table:style-name="ce5">
            <text:p>256,012,103</text:p>
          </table:table-cell>
          <table:table-cell office:value-type="float" office:value="7788475" table:style-name="ce5">
            <text:p>7,788,475</text:p>
          </table:table-cell>
          <table:table-cell office:value-type="float" office:value="12929172" table:style-name="ce5">
            <text:p>12,929,172</text:p>
          </table:table-cell>
          <table:table-cell office:value-type="float" office:value="45252704" table:style-name="ce5">
            <text:p>45,252,704</text:p>
          </table:table-cell>
          <table:table-cell office:value-type="float" office:value="8083298" table:style-name="ce5">
            <text:p>8,083,298</text:p>
          </table:table-cell>
          <table:table-cell table:style-name="ce5"/>
          <table:table-cell office:value-type="float" office:value="26530" table:style-name="ce1">
            <text:p>26530</text:p>
          </table:table-cell>
          <table:table-cell office:value-type="float" office:value="9649.9096494534497" table:formula="of:=[.D8]/[.J8]" table:style-name="ce1">
            <text:p>9649.909649</text:p>
          </table:table-cell>
          <table:table-cell office:value-type="float" office:value="293.57237090086693" table:formula="of:=[.E8]/[.J8]" table:style-name="ce1">
            <text:p>293.5723709</text:p>
          </table:table-cell>
          <table:table-cell office:value-type="float" office:value="487.34157557482098" table:formula="of:=[.F8]/[.J8]" table:style-name="ce1">
            <text:p>487.3415756</text:p>
          </table:table-cell>
          <table:table-cell office:value-type="float" office:value="1705.7182058047492" table:formula="of:=[.G8]/[.J8]" table:style-name="ce1">
            <text:p>1705.718206</text:p>
          </table:table-cell>
          <table:table-cell office:value-type="float" office:value="304.68518658122878" table:formula="of:=[.H8]/[.J8]" table:style-name="ce1">
            <text:p>304.6851866</text:p>
          </table:table-cell>
          <table:table-cell table:style-name="ce1"/>
          <table:table-cell office:value-type="percentage" office:value="0.75900000000000001" table:style-name="ce3">
            <text:p>75.90%</text:p>
          </table:table-cell>
          <table:table-cell table:number-columns-repeated="2" table:style-name="ce1"/>
          <table:table-cell office:value-type="string" table:style-name="ce2">
            <text:p><text:a xlink:href="https://granderie.ca/application/files/6515/7408/9582/Final_Financials_2019_GEDSB.pdf">https://granderie.ca/application/files/6515/7408/9582/Final_Financials_2019_GEDSB.pdf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Greater_Essex_County_District_School_Board">Greater Essex County District School Board</text:a></text:p>
          </table:table-cell>
          <table:table-cell table:style-name="ce1"/>
          <table:table-cell office:value-type="percentage" office:value="0.85" table:style-name="ce4">
            <text:p>85%</text:p>
          </table:table-cell>
          <table:table-cell office:value-type="float" office:value="354310501" table:style-name="ce5">
            <text:p>354,310,501</text:p>
          </table:table-cell>
          <table:table-cell office:value-type="float" office:value="10699360" table:style-name="ce5">
            <text:p>10,699,360</text:p>
          </table:table-cell>
          <table:table-cell office:value-type="float" office:value="13807476" table:style-name="ce5">
            <text:p>13,807,476</text:p>
          </table:table-cell>
          <table:table-cell office:value-type="float" office:value="63559242" table:style-name="ce5">
            <text:p>63,559,242</text:p>
          </table:table-cell>
          <table:table-cell office:value-type="float" office:value="9304734" table:style-name="ce5">
            <text:p>9,304,734</text:p>
          </table:table-cell>
          <table:table-cell table:style-name="ce5"/>
          <table:table-cell office:value-type="float" office:value="36610" table:style-name="ce1">
            <text:p>36610</text:p>
          </table:table-cell>
          <table:table-cell office:value-type="float" office:value="9677.970527178366" table:formula="of:=[.D9]/[.J9]" table:style-name="ce1">
            <text:p>9677.970527</text:p>
          </table:table-cell>
          <table:table-cell office:value-type="float" office:value="292.25239005736137" table:formula="of:=[.E9]/[.J9]" table:style-name="ce1">
            <text:p>292.2523901</text:p>
          </table:table-cell>
          <table:table-cell office:value-type="float" office:value="377.15039606664845" table:formula="of:=[.F9]/[.J9]" table:style-name="ce1">
            <text:p>377.1503961</text:p>
          </table:table-cell>
          <table:table-cell office:value-type="float" office:value="1736.1169625785305" table:formula="of:=[.G9]/[.J9]" table:style-name="ce1">
            <text:p>1736.116963</text:p>
          </table:table-cell>
          <table:table-cell office:value-type="float" office:value="254.15826276973505" table:formula="of:=[.H9]/[.J9]" table:style-name="ce1">
            <text:p>254.1582628</text:p>
          </table:table-cell>
          <table:table-cell table:style-name="ce1"/>
          <table:table-cell office:value-type="percentage" office:value="0.85" table:style-name="ce4">
            <text:p>85%</text:p>
          </table:table-cell>
          <table:table-cell table:number-columns-repeated="2" table:style-name="ce1"/>
          <table:table-cell office:value-type="string" table:style-name="ce2">
            <text:p><text:a xlink:href="https://www.publicboard.ca/Board/Budget-Finance/Documents/Audited%20Financial%20Statements%20-%20August%202019.pdf">https://www.publicboard.ca/Board/Budget-Finance/Documents/Audited%20Financial%20Statements%20-%20August%202019.pdf</text:a></text:p>
          </table:table-cell>
          <table:table-cell office:value-type="string" table:style-name="ce2">
            <text:p><text:a xlink:href="https://www.publicboard.ca/Board/Budget-Finance/Documents/GECDSB%20Budget%20for%202018-19.pdf">https://www.publicboard.ca/Board/Budget-Finance/Documents/GECDSB%20Budget%20for%202018-19.pdf</text:a>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<text:a xlink:href="https://en.wikipedia.org/wiki/Halton_District_School_Board">Halton District School Board</text:a></text:p>
          </table:table-cell>
          <table:table-cell table:style-name="ce1"/>
          <table:table-cell office:value-type="percentage" office:value="0.92700000000000005" table:style-name="ce3">
            <text:p>92.70%</text:p>
          </table:table-cell>
          <table:table-cell office:value-type="float" office:value="608003421" table:style-name="ce5">
            <text:p>608,003,421</text:p>
          </table:table-cell>
          <table:table-cell office:value-type="float" office:value="17855416" table:style-name="ce5">
            <text:p>17,855,416</text:p>
          </table:table-cell>
          <table:table-cell office:value-type="float" office:value="17344168" table:style-name="ce5">
            <text:p>17,344,168</text:p>
          </table:table-cell>
          <table:table-cell office:value-type="float" office:value="106751948" table:style-name="ce5">
            <text:p>106,751,948</text:p>
          </table:table-cell>
          <table:table-cell office:value-type="float" office:value="20098426" table:style-name="ce5">
            <text:p>20,098,426</text:p>
          </table:table-cell>
          <table:table-cell table:style-name="ce5"/>
          <table:table-cell office:value-type="float" office:value="65300" table:style-name="ce1">
            <text:p>65300</text:p>
          </table:table-cell>
          <table:table-cell office:value-type="float" office:value="9310.9252833078099" table:formula="of:=[.D10]/[.J10]" table:style-name="ce1">
            <text:p>9310.925283</text:p>
          </table:table-cell>
          <table:table-cell office:value-type="float" office:value="273.43669218989282" table:formula="of:=[.E10]/[.J10]" table:style-name="ce1">
            <text:p>273.4366922</text:p>
          </table:table-cell>
          <table:table-cell office:value-type="float" office:value="265.60747320061256" table:formula="of:=[.F10]/[.J10]" table:style-name="ce1">
            <text:p>265.6074732</text:p>
          </table:table-cell>
          <table:table-cell office:value-type="float" office:value="1634.7924655436448" table:formula="of:=[.G10]/[.J10]" table:style-name="ce1">
            <text:p>1634.792466</text:p>
          </table:table-cell>
          <table:table-cell office:value-type="float" office:value="307.78600306278713" table:formula="of:=[.H10]/[.J10]" table:style-name="ce1">
            <text:p>307.7860031</text:p>
          </table:table-cell>
          <table:table-cell table:style-name="ce1"/>
          <table:table-cell office:value-type="percentage" office:value="0.92700000000000005" table:style-name="ce3">
            <text:p>92.70%</text:p>
          </table:table-cell>
          <table:table-cell table:number-columns-repeated="2" table:style-name="ce1"/>
          <table:table-cell office:value-type="string" table:style-name="ce2">
            <text:p><text:a xlink:href="https://www.hdsb.ca/our-board/Documents/Financial-Statements-2018-2019.pdf">https://www.hdsb.ca/our-board/Documents/Financial-Statements-2018-2019.pdf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Hamilton-Wentworth_District_School_Board">Hamilton-Wentworth District School Board</text:a></text:p>
          </table:table-cell>
          <table:table-cell table:style-name="ce1"/>
          <table:table-cell office:value-type="percentage" office:value="0.80500000000000005" table:style-name="ce3">
            <text:p>80.50%</text:p>
          </table:table-cell>
          <table:table-cell office:value-type="float" office:value="491870000" table:style-name="ce5">
            <text:p>491,870,000</text:p>
          </table:table-cell>
          <table:table-cell office:value-type="float" office:value="14347000" table:style-name="ce5">
            <text:p>14,347,000</text:p>
          </table:table-cell>
          <table:table-cell office:value-type="float" office:value="23570000" table:style-name="ce5">
            <text:p>23,570,000</text:p>
          </table:table-cell>
          <table:table-cell office:value-type="float" office:value="97303000" table:style-name="ce5">
            <text:p>97,303,000</text:p>
          </table:table-cell>
          <table:table-cell office:value-type="float" office:value="11078000" table:style-name="ce5">
            <text:p>11,078,000</text:p>
          </table:table-cell>
          <table:table-cell table:style-name="ce1"/>
          <table:table-cell office:value-type="float" office:value="50075" table:style-name="ce1">
            <text:p>50075</text:p>
          </table:table-cell>
          <table:table-cell office:value-type="float" office:value="9822.6660009985026" table:formula="of:=[.D11]/[.J11]" table:style-name="ce1">
            <text:p>9822.666001</text:p>
          </table:table-cell>
          <table:table-cell office:value-type="float" office:value="286.51023464802796" table:formula="of:=[.E11]/[.J11]" table:style-name="ce1">
            <text:p>286.5102346</text:p>
          </table:table-cell>
          <table:table-cell office:value-type="float" office:value="470.6939590614079" table:formula="of:=[.F11]/[.J11]" table:style-name="ce1">
            <text:p>470.6939591</text:p>
          </table:table-cell>
          <table:table-cell office:value-type="float" office:value="1943.1452820768848" table:formula="of:=[.G11]/[.J11]" table:style-name="ce1">
            <text:p>1943.145282</text:p>
          </table:table-cell>
          <table:table-cell office:value-type="float" office:value="221.22815776335497" table:formula="of:=[.H11]/[.J11]" table:style-name="ce1">
            <text:p>221.2281578</text:p>
          </table:table-cell>
          <table:table-cell table:style-name="ce1"/>
          <table:table-cell office:value-type="percentage" office:value="0.80500000000000005" table:style-name="ce3">
            <text:p>80.50%</text:p>
          </table:table-cell>
          <table:table-cell table:number-columns-repeated="2" table:style-name="ce1"/>
          <table:table-cell office:value-type="string" table:style-name="ce2">
            <text:p><text:a xlink:href="https://www.hwdsb.on.ca/wp-content/uploads/2020/03/Final-2018-19-HWDSB-Audited-Statements.pdf">https://www.hwdsb.on.ca/wp-content/uploads/2020/03/Final-2018-19-HWDSB-Audited-Statements.pdf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Hastings_%26_Prince_Edward_District_School_Board">Hastings &amp; Prince Edward District School Board</text:a></text:p>
          </table:table-cell>
          <table:table-cell table:style-name="ce1"/>
          <table:table-cell office:value-type="percentage" office:value="0.76400000000000001" table:style-name="ce3">
            <text:p>76.40%</text:p>
          </table:table-cell>
          <table:table-cell office:value-type="float" office:value="151694000" table:style-name="ce5">
            <text:p>151,694,000</text:p>
          </table:table-cell>
          <table:table-cell office:value-type="float" office:value="6226000" table:style-name="ce5">
            <text:p>6,226,000</text:p>
          </table:table-cell>
          <table:table-cell office:value-type="float" office:value="14599000" table:style-name="ce5">
            <text:p>14,599,000</text:p>
          </table:table-cell>
          <table:table-cell office:value-type="float" office:value="28132000" table:style-name="ce5">
            <text:p>28,132,000</text:p>
          </table:table-cell>
          <table:table-cell office:value-type="float" office:value="4101000" table:style-name="ce5">
            <text:p>4,101,000</text:p>
          </table:table-cell>
          <table:table-cell table:style-name="ce1"/>
          <table:table-cell office:value-type="float" office:value="15095" table:style-name="ce1">
            <text:p>15095</text:p>
          </table:table-cell>
          <table:table-cell office:value-type="float" office:value="10049.287843656841" table:formula="of:=[.D12]/[.J12]" table:style-name="ce1">
            <text:p>10049.28784</text:p>
          </table:table-cell>
          <table:table-cell office:value-type="float" office:value="412.45445511758862" table:formula="of:=[.E12]/[.J12]" table:style-name="ce1">
            <text:p>412.4544551</text:p>
          </table:table-cell>
          <table:table-cell office:value-type="float" office:value="967.1414375621066" table:formula="of:=[.F12]/[.J12]" table:style-name="ce1">
            <text:p>967.1414376</text:p>
          </table:table-cell>
          <table:table-cell office:value-type="float" office:value="1863.6634647234184" table:formula="of:=[.G12]/[.J12]" table:style-name="ce1">
            <text:p>1863.663465</text:p>
          </table:table-cell>
          <table:table-cell office:value-type="float" office:value="271.67936402782379" table:formula="of:=[.H12]/[.J12]" table:style-name="ce1">
            <text:p>271.679364</text:p>
          </table:table-cell>
          <table:table-cell table:style-name="ce1"/>
          <table:table-cell office:value-type="percentage" office:value="0.76400000000000001" table:style-name="ce3">
            <text:p>76.40%</text:p>
          </table:table-cell>
          <table:table-cell table:number-columns-repeated="2" table:style-name="ce1"/>
          <table:table-cell office:value-type="string" table:style-name="ce2">
            <text:p><text:a xlink:href="https://www.hpedsb.on.ca/wp-content/uploads/2018/03/2018-2019-Consolidated-Financial-Statements.pdf">https://www.hpedsb.on.ca/wp-content/uploads/2018/03/2018-2019-Consolidated-Financial-Statements.pdf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Kawartha_Pine_Ridge_District_School_Board">Kawartha Pine Ridge District School Board</text:a></text:p>
          </table:table-cell>
          <table:table-cell table:style-name="ce1"/>
          <table:table-cell office:value-type="percentage" office:value="0.84899999999999998" table:style-name="ce3">
            <text:p>84.90%</text:p>
          </table:table-cell>
          <table:table-cell office:value-type="float" office:value="319783287" table:style-name="ce5">
            <text:p>319,783,287</text:p>
          </table:table-cell>
          <table:table-cell office:value-type="float" office:value="10879291" table:style-name="ce5">
            <text:p>10,879,291</text:p>
          </table:table-cell>
          <table:table-cell office:value-type="float" office:value="21515088" table:style-name="ce5">
            <text:p>21,515,088</text:p>
          </table:table-cell>
          <table:table-cell office:value-type="float" office:value="54977732" table:style-name="ce5">
            <text:p>54,977,732</text:p>
          </table:table-cell>
          <table:table-cell office:value-type="float" office:value="9650393" table:style-name="ce5">
            <text:p>9,650,393</text:p>
          </table:table-cell>
          <table:table-cell table:style-name="ce1"/>
          <table:table-cell office:value-type="float" office:value="32930" table:style-name="ce1">
            <text:p>32930</text:p>
          </table:table-cell>
          <table:table-cell office:value-type="float" office:value="9711.0017309444283" table:formula="of:=[.D13]/[.J13]" table:style-name="ce1">
            <text:p>9711.001731</text:p>
          </table:table-cell>
          <table:table-cell office:value-type="float" office:value="330.37628302459763" table:formula="of:=[.E13]/[.J13]" table:style-name="ce1">
            <text:p>330.376283</text:p>
          </table:table-cell>
          <table:table-cell office:value-type="float" office:value="653.35827512906167" table:formula="of:=[.F13]/[.J13]" table:style-name="ce1">
            <text:p>653.3582751</text:p>
          </table:table-cell>
          <table:table-cell office:value-type="float" office:value="1669.5333130883694" table:formula="of:=[.G13]/[.J13]" table:style-name="ce1">
            <text:p>1669.533313</text:p>
          </table:table-cell>
          <table:table-cell office:value-type="float" office:value="293.0577892499241" table:formula="of:=[.H13]/[.J13]" table:style-name="ce1">
            <text:p>293.0577892</text:p>
          </table:table-cell>
          <table:table-cell table:style-name="ce1"/>
          <table:table-cell office:value-type="percentage" office:value="0.84899999999999998" table:style-name="ce3">
            <text:p>84.90%</text:p>
          </table:table-cell>
          <table:table-cell table:number-columns-repeated="2" table:style-name="ce1"/>
          <table:table-cell office:value-type="string" table:style-name="ce2">
            <text:p><text:a xlink:href="http://kprcontentlibrary.kprdsb.ca:8080/docushare/dsweb/Get/Document-12854/2018-2019%20Approved%20Financial%20Statements.pdf">http://kprcontentlibrary.kprdsb.ca:8080/docushare/dsweb/Get/Document-12854/2018-2019%20Approved%20Financial%20Statements.pdf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Keewatin-Patricia_District_School_Board">Keewatin-Patricia District School Board</text:a></text:p>
          </table:table-cell>
          <table:table-cell table:style-name="ce1"/>
          <table:table-cell office:value-type="percentage" office:value="0.73199999999999998" table:style-name="ce3">
            <text:p>73.20%</text:p>
          </table:table-cell>
          <table:table-cell office:value-type="float" office:value="67688000" table:style-name="ce5">
            <text:p>67,688,000</text:p>
          </table:table-cell>
          <table:table-cell office:value-type="float" office:value="4809000" table:style-name="ce5">
            <text:p>4,809,000</text:p>
          </table:table-cell>
          <table:table-cell office:value-type="float" office:value="5107000" table:style-name="ce5">
            <text:p>5,107,000</text:p>
          </table:table-cell>
          <table:table-cell office:value-type="float" office:value="15438000" table:style-name="ce5">
            <text:p>15,438,000</text:p>
          </table:table-cell>
          <table:table-cell office:value-type="float" office:value="2550000" table:style-name="ce5">
            <text:p>2,550,000</text:p>
          </table:table-cell>
          <table:table-cell table:style-name="ce1"/>
          <table:table-cell office:value-type="float" office:value="4820" table:style-name="ce1">
            <text:p>4820</text:p>
          </table:table-cell>
          <table:table-cell office:value-type="float" office:value="14043.153526970955" table:formula="of:=[.D14]/[.J14]" table:style-name="ce1">
            <text:p>14043.15353</text:p>
          </table:table-cell>
          <table:table-cell office:value-type="float" office:value="997.71784232365144" table:formula="of:=[.E14]/[.J14]" table:style-name="ce1">
            <text:p>997.7178423</text:p>
          </table:table-cell>
          <table:table-cell office:value-type="float" office:value="1059.5435684647302" table:formula="of:=[.F14]/[.J14]" table:style-name="ce1">
            <text:p>1059.543568</text:p>
          </table:table-cell>
          <table:table-cell office:value-type="float" office:value="3202.9045643153527" table:formula="of:=[.G14]/[.J14]" table:style-name="ce1">
            <text:p>3202.904564</text:p>
          </table:table-cell>
          <table:table-cell office:value-type="float" office:value="529.04564315352695" table:formula="of:=[.H14]/[.J14]" table:style-name="ce1">
            <text:p>529.0456432</text:p>
          </table:table-cell>
          <table:table-cell table:style-name="ce1"/>
          <table:table-cell office:value-type="percentage" office:value="0.73199999999999998" table:style-name="ce3">
            <text:p>73.20%</text:p>
          </table:table-cell>
          <table:table-cell table:number-columns-repeated="2" table:style-name="ce1"/>
          <table:table-cell office:value-type="string" table:style-name="ce2">
            <text:p><text:a xlink:href="http://www.kpdsb.on.ca/assets/uploads/Finance/FINAL%2018-19%20Financial%20Statements.pdf">http://www.kpdsb.on.ca/assets/uploads/Finance/FINAL%2018-19%20Financial%20Statements.pdf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Lakehead_District_School_Board">Lakehead District School Board</text:a></text:p>
          </table:table-cell>
          <table:table-cell table:style-name="ce1"/>
          <table:table-cell office:value-type="percentage" office:value="0.81299999999999994" table:style-name="ce3">
            <text:p>81.30%</text:p>
          </table:table-cell>
          <table:table-cell office:value-type="float" office:value="100007000" table:style-name="ce5">
            <text:p>100,007,000</text:p>
          </table:table-cell>
          <table:table-cell office:value-type="float" office:value="5167000" table:style-name="ce5">
            <text:p>5,167,000</text:p>
          </table:table-cell>
          <table:table-cell office:value-type="float" office:value="6811000" table:style-name="ce5">
            <text:p>6,811,000</text:p>
          </table:table-cell>
          <table:table-cell office:value-type="float" office:value="25464000" table:style-name="ce5">
            <text:p>25,464,000</text:p>
          </table:table-cell>
          <table:table-cell office:value-type="float" office:value="2003000" table:style-name="ce5">
            <text:p>2,003,000</text:p>
          </table:table-cell>
          <table:table-cell table:style-name="ce1"/>
          <table:table-cell office:value-type="float" office:value="8820" table:style-name="ce1">
            <text:p>8820</text:p>
          </table:table-cell>
          <table:table-cell office:value-type="float" office:value="11338.662131519275" table:formula="of:=[.D15]/[.J15]" table:style-name="ce1">
            <text:p>11338.66213</text:p>
          </table:table-cell>
          <table:table-cell office:value-type="float" office:value="585.82766439909301" table:formula="of:=[.E15]/[.J15]" table:style-name="ce1">
            <text:p>585.8276644</text:p>
          </table:table-cell>
          <table:table-cell office:value-type="float" office:value="772.22222222222217" table:formula="of:=[.F15]/[.J15]" table:style-name="ce1">
            <text:p>772.2222222</text:p>
          </table:table-cell>
          <table:table-cell office:value-type="float" office:value="2887.074829931973" table:formula="of:=[.G15]/[.J15]" table:style-name="ce1">
            <text:p>2887.07483</text:p>
          </table:table-cell>
          <table:table-cell office:value-type="float" office:value="227.09750566893425" table:formula="of:=[.H15]/[.J15]" table:style-name="ce1">
            <text:p>227.0975057</text:p>
          </table:table-cell>
          <table:table-cell table:style-name="ce1"/>
          <table:table-cell office:value-type="percentage" office:value="0.81299999999999994" table:style-name="ce3">
            <text:p>81.30%</text:p>
          </table:table-cell>
          <table:table-cell table:number-columns-repeated="2" table:style-name="ce1"/>
          <table:table-cell office:value-type="string" table:style-name="ce2">
            <text:p><text:a xlink:href="https://www.lakeheadschools.ca/docs/Board/Financial%20Statements">https://www.lakeheadschools.ca/docs/Board/Financial%20Statements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Lambton_Kent_District_School_Board">Lambton Kent District School Board</text:a></text:p>
          </table:table-cell>
          <table:table-cell table:style-name="ce1"/>
          <table:table-cell office:value-type="percentage" office:value="0.77100000000000002" table:style-name="ce3">
            <text:p>77.10%</text:p>
          </table:table-cell>
          <table:table-cell office:value-type="float" office:value="210499050" table:style-name="ce5">
            <text:p>210,499,050</text:p>
          </table:table-cell>
          <table:table-cell office:value-type="float" office:value="7372662" table:style-name="ce5">
            <text:p>7,372,662</text:p>
          </table:table-cell>
          <table:table-cell office:value-type="float" office:value="13261857" table:style-name="ce5">
            <text:p>13,261,857</text:p>
          </table:table-cell>
          <table:table-cell office:value-type="float" office:value="40746085" table:style-name="ce5">
            <text:p>40,746,085</text:p>
          </table:table-cell>
          <table:table-cell office:value-type="float" office:value="5828880" table:style-name="ce5">
            <text:p>5,828,880</text:p>
          </table:table-cell>
          <table:table-cell table:style-name="ce1"/>
          <table:table-cell office:value-type="float" office:value="22030" table:style-name="ce1">
            <text:p>22030</text:p>
          </table:table-cell>
          <table:table-cell office:value-type="float" office:value="9555.1089423513386" table:formula="of:=[.D16]/[.J16]" table:style-name="ce1">
            <text:p>9555.108942</text:p>
          </table:table-cell>
          <table:table-cell office:value-type="float" office:value="334.6646391284612" table:formula="of:=[.E16]/[.J16]" table:style-name="ce1">
            <text:p>334.6646391</text:p>
          </table:table-cell>
          <table:table-cell office:value-type="float" office:value="601.99078529278256" table:formula="of:=[.F16]/[.J16]" table:style-name="ce1">
            <text:p>601.9907853</text:p>
          </table:table-cell>
          <table:table-cell office:value-type="float" office:value="1849.5726282342262" table:formula="of:=[.G16]/[.J16]" table:style-name="ce1">
            <text:p>1849.572628</text:p>
          </table:table-cell>
          <table:table-cell office:value-type="float" office:value="264.58828869723106" table:formula="of:=[.H16]/[.J16]" table:style-name="ce1">
            <text:p>264.5882887</text:p>
          </table:table-cell>
          <table:table-cell table:style-name="ce1"/>
          <table:table-cell office:value-type="percentage" office:value="0.77100000000000002" table:style-name="ce3">
            <text:p>77.10%</text:p>
          </table:table-cell>
          <table:table-cell table:number-columns-repeated="2" table:style-name="ce1"/>
          <table:table-cell office:value-type="string" table:style-name="ce2">
            <text:p><text:a xlink:href="https://www.lkdsb.net/Board/BudgetFinance/Documents/19.11.13_Consolidated%20Financial%20Statements_SIGNED_Aug%2031%202019.pdf">https://www.lkdsb.net/Board/BudgetFinance/Documents/19.11.13_Consolidated%20Financial%20Statements_SIGNED_Aug%2031%202019.pdf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Limestone_District_School_Board">Limestone District School Board</text:a></text:p>
          </table:table-cell>
          <table:table-cell table:style-name="ce1"/>
          <table:table-cell office:value-type="percentage" office:value="0.84799999999999998" table:style-name="ce3">
            <text:p>84.80%</text:p>
          </table:table-cell>
          <table:table-cell office:value-type="float" office:value="194937431" table:style-name="ce5">
            <text:p>194,937,431</text:p>
          </table:table-cell>
          <table:table-cell office:value-type="float" office:value="7599229" table:style-name="ce5">
            <text:p>7,599,229</text:p>
          </table:table-cell>
          <table:table-cell office:value-type="float" office:value="16240334" table:style-name="ce5">
            <text:p>16,240,334</text:p>
          </table:table-cell>
          <table:table-cell office:value-type="float" office:value="40262271" table:style-name="ce5">
            <text:p>40,262,271</text:p>
          </table:table-cell>
          <table:table-cell office:value-type="float" office:value="5751444" table:style-name="ce5">
            <text:p>5,751,444</text:p>
          </table:table-cell>
          <table:table-cell table:style-name="ce1"/>
          <table:table-cell office:value-type="float" office:value="19725" table:style-name="ce1">
            <text:p>19725</text:p>
          </table:table-cell>
          <table:table-cell office:value-type="float" office:value="9882.7594930291507" table:formula="of:=[.D17]/[.J17]" table:style-name="ce1">
            <text:p>9882.759493</text:p>
          </table:table-cell>
          <table:table-cell office:value-type="float" office:value="385.25875792141954" table:formula="of:=[.E17]/[.J17]" table:style-name="ce1">
            <text:p>385.2587579</text:p>
          </table:table-cell>
          <table:table-cell office:value-type="float" office:value="823.33759188846636" table:formula="of:=[.F17]/[.J17]" table:style-name="ce1">
            <text:p>823.3375919</text:p>
          </table:table-cell>
          <table:table-cell office:value-type="float" office:value="2041.1797718631178" table:formula="of:=[.G17]/[.J17]" table:style-name="ce1">
            <text:p>2041.179772</text:p>
          </table:table-cell>
          <table:table-cell office:value-type="float" office:value="291.58144486692015" table:formula="of:=[.H17]/[.J17]" table:style-name="ce1">
            <text:p>291.5814449</text:p>
          </table:table-cell>
          <table:table-cell table:style-name="ce1"/>
          <table:table-cell office:value-type="percentage" office:value="0.84799999999999998" table:style-name="ce3">
            <text:p>84.80%</text:p>
          </table:table-cell>
          <table:table-cell table:number-columns-repeated="2" table:style-name="ce1"/>
          <table:table-cell office:value-type="string" table:style-name="ce2">
            <text:p><text:a xlink:href="https://www.limestone.on.ca/common/pages/DisplayFile.aspx?itemId=25983139">https://www.limestone.on.ca/common/pages/DisplayFile.aspx?itemId=25983139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Near_North_District_School_Board">Near North District School Board</text:a></text:p>
          </table:table-cell>
          <table:table-cell table:style-name="ce1"/>
          <table:table-cell office:value-type="percentage" office:value="0.80600000000000005" table:style-name="ce3">
            <text:p>80.60%</text:p>
          </table:table-cell>
          <table:table-cell office:value-type="float" office:value="110468411" table:style-name="ce5">
            <text:p>110,468,411</text:p>
          </table:table-cell>
          <table:table-cell office:value-type="float" office:value="4194428" table:style-name="ce5">
            <text:p>4,194,428</text:p>
          </table:table-cell>
          <table:table-cell office:value-type="float" office:value="12160131" table:style-name="ce5">
            <text:p>12,160,131</text:p>
          </table:table-cell>
          <table:table-cell office:value-type="float" office:value="27179380" table:style-name="ce5">
            <text:p>27,179,380</text:p>
          </table:table-cell>
          <table:table-cell office:value-type="float" office:value="2778084" table:style-name="ce5">
            <text:p>2,778,084</text:p>
          </table:table-cell>
          <table:table-cell table:style-name="ce1"/>
          <table:table-cell office:value-type="float" office:value="9935" table:style-name="ce1">
            <text:p>9935</text:p>
          </table:table-cell>
          <table:table-cell office:value-type="float" office:value="11119.115349773529" table:formula="of:=[.D18]/[.J18]" table:style-name="ce1">
            <text:p>11119.11535</text:p>
          </table:table-cell>
          <table:table-cell office:value-type="float" office:value="422.18701560140914" table:formula="of:=[.E18]/[.J18]" table:style-name="ce1">
            <text:p>422.1870156</text:p>
          </table:table-cell>
          <table:table-cell office:value-type="float" office:value="1223.9688978359336" table:formula="of:=[.F18]/[.J18]" table:style-name="ce1">
            <text:p>1223.968898</text:p>
          </table:table-cell>
          <table:table-cell office:value-type="float" office:value="2735.7201811776549" table:formula="of:=[.G18]/[.J18]" table:style-name="ce1">
            <text:p>2735.720181</text:p>
          </table:table-cell>
          <table:table-cell office:value-type="float" office:value="279.62596879718166" table:formula="of:=[.H18]/[.J18]" table:style-name="ce1">
            <text:p>279.6259688</text:p>
          </table:table-cell>
          <table:table-cell table:style-name="ce1"/>
          <table:table-cell office:value-type="percentage" office:value="0.80600000000000005" table:style-name="ce3">
            <text:p>80.60%</text:p>
          </table:table-cell>
          <table:table-cell table:number-columns-repeated="2" table:style-name="ce1"/>
          <table:table-cell office:value-type="string" table:style-name="ce2">
            <text:p><text:a xlink:href="https://www.nearnorthschools.ca/wp-content/uploads/2020/01/04_NearNorthDSB_AuditedFinancialStmts_2018.2019.pdf">https://www.nearnorthschools.ca/wp-content/uploads/2020/01/04_NearNorthDSB_AuditedFinancialStmts_2018.2019.pdf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Ottawa-Carleton_District_School_Board">Ottawa-Carleton District School Board</text:a></text:p>
          </table:table-cell>
          <table:table-cell table:style-name="ce1"/>
          <table:table-cell office:value-type="percentage" office:value="0.89" table:style-name="ce3">
            <text:p>89.00%</text:p>
          </table:table-cell>
          <table:table-cell office:value-type="float" office:value="714681578" table:style-name="ce5">
            <text:p>714,681,578</text:p>
          </table:table-cell>
          <table:table-cell office:value-type="float" office:value="20237048" table:style-name="ce5">
            <text:p>20,237,048</text:p>
          </table:table-cell>
          <table:table-cell office:value-type="float" office:value="41868519" table:style-name="ce5">
            <text:p>41,868,519</text:p>
          </table:table-cell>
          <table:table-cell table:style-name="ce1"/>
          <table:table-cell office:value-type="float" office:value="23254348" table:style-name="ce5">
            <text:p>23,254,348</text:p>
          </table:table-cell>
          <table:table-cell office:value-type="float" office:value="150856563" table:style-name="ce5">
            <text:p>150,856,563</text:p>
          </table:table-cell>
          <table:table-cell office:value-type="float" office:value="74695" table:style-name="ce1">
            <text:p>74695</text:p>
          </table:table-cell>
          <table:table-cell office:value-type="float" office:value="9567.997563424593" table:formula="of:=[.D19]/[.J19]" table:style-name="ce1">
            <text:p>9567.997563</text:p>
          </table:table-cell>
          <table:table-cell office:value-type="float" office:value="270.9290849454448" table:formula="of:=[.E19]/[.J19]" table:style-name="ce1">
            <text:p>270.9290849</text:p>
          </table:table-cell>
          <table:table-cell office:value-type="float" office:value="560.52639400227588" table:formula="of:=[.F19]/[.J19]" table:style-name="ce1">
            <text:p>560.526394</text:p>
          </table:table-cell>
          <table:table-cell office:value-type="float" office:value="0" table:formula="of:=[.G19]/[.J19]" table:style-name="ce1">
            <text:p>0</text:p>
          </table:table-cell>
          <table:table-cell office:value-type="float" office:value="311.32402436575404" table:formula="of:=[.H19]/[.J19]" table:style-name="ce1">
            <text:p>311.3240244</text:p>
          </table:table-cell>
          <table:table-cell office:value-type="float" office:value="2019.6340183412544" table:formula="of:=[.I19]/[.J19]" table:style-name="ce1">
            <text:p>2019.634018</text:p>
          </table:table-cell>
          <table:table-cell office:value-type="percentage" office:value="0.89" table:style-name="ce3">
            <text:p>89.00%</text:p>
          </table:table-cell>
          <table:table-cell table:number-columns-repeated="2" table:style-name="ce1"/>
          <table:table-cell office:value-type="string" table:style-name="ce2">
            <text:p><text:a xlink:href="https://ocdsb.ca/common/pages/DisplayFile.aspx?itemId=31108902">https://ocdsb.ca/common/pages/DisplayFile.aspx?itemId=31108902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Peel_District_School_Board">Peel District School Board</text:a></text:p>
          </table:table-cell>
          <table:table-cell table:style-name="ce1"/>
          <table:table-cell office:value-type="percentage" office:value="0.89100000000000001" table:style-name="ce3">
            <text:p>89.10%</text:p>
          </table:table-cell>
          <table:table-cell office:value-type="float" office:value="1484462000" table:style-name="ce5">
            <text:p>1,484,462,000</text:p>
          </table:table-cell>
          <table:table-cell office:value-type="float" office:value="50151000" table:style-name="ce5">
            <text:p>50,151,000</text:p>
          </table:table-cell>
          <table:table-cell office:value-type="float" office:value="54657000" table:style-name="ce5">
            <text:p>54,657,000</text:p>
          </table:table-cell>
          <table:table-cell office:value-type="float" office:value="274982000" table:style-name="ce5">
            <text:p>274,982,000</text:p>
          </table:table-cell>
          <table:table-cell office:value-type="float" office:value="33905000" table:style-name="ce5">
            <text:p>33,905,000</text:p>
          </table:table-cell>
          <table:table-cell table:style-name="ce1"/>
          <table:table-cell office:value-type="float" office:value="157620" table:style-name="ce1">
            <text:p>157620</text:p>
          </table:table-cell>
          <table:table-cell office:value-type="float" office:value="9417.9799517827687" table:formula="of:=[.D20]/[.J20]" table:style-name="ce1">
            <text:p>9417.979952</text:p>
          </table:table-cell>
          <table:table-cell office:value-type="float" office:value="318.17662733155692" table:formula="of:=[.E20]/[.J20]" table:style-name="ce1">
            <text:p>318.1766273</text:p>
          </table:table-cell>
          <table:table-cell office:value-type="float" office:value="346.76437000380662" table:formula="of:=[.F20]/[.J20]" table:style-name="ce1">
            <text:p>346.76437</text:p>
          </table:table-cell>
          <table:table-cell office:value-type="float" office:value="1744.5882502220531" table:formula="of:=[.G20]/[.J20]" table:style-name="ce1">
            <text:p>1744.58825</text:p>
          </table:table-cell>
          <table:table-cell office:value-type="float" office:value="215.10595102144399" table:formula="of:=[.H20]/[.J20]" table:style-name="ce1">
            <text:p>215.105951</text:p>
          </table:table-cell>
          <table:table-cell table:style-name="ce1"/>
          <table:table-cell office:value-type="percentage" office:value="0.89100000000000001" table:style-name="ce3">
            <text:p>89.10%</text:p>
          </table:table-cell>
          <table:table-cell table:number-columns-repeated="2" table:style-name="ce1"/>
          <table:table-cell office:value-type="string" table:style-name="ce2">
            <text:p><text:a xlink:href="https://www.peelschools.org/about/reports-plans/budget-financial-statements/Documents/Reports-FinancialStatement-2018-2019.pdf">https://www.peelschools.org/about/reports-plans/budget-financial-statements/Documents/Reports-FinancialStatement-2018-2019.pdf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Rainbow_District_School_Board">Rainbow District School Board</text:a></text:p>
          </table:table-cell>
          <table:table-cell table:style-name="ce1"/>
          <table:table-cell office:value-type="percentage" office:value="0.75" table:style-name="ce4">
            <text:p>75%</text:p>
          </table:table-cell>
          <table:table-cell office:value-type="float" office:value="148375953" table:style-name="ce5">
            <text:p>148,375,953</text:p>
          </table:table-cell>
          <table:table-cell office:value-type="float" office:value="5284414" table:style-name="ce5">
            <text:p>5,284,414</text:p>
          </table:table-cell>
          <table:table-cell office:value-type="float" office:value="13962908" table:style-name="ce5">
            <text:p>13,962,908</text:p>
          </table:table-cell>
          <table:table-cell office:value-type="float" office:value="31631300" table:style-name="ce5">
            <text:p>31,631,300</text:p>
          </table:table-cell>
          <table:table-cell office:value-type="float" office:value="4586045" table:style-name="ce5">
            <text:p>4,586,045</text:p>
          </table:table-cell>
          <table:table-cell table:style-name="ce1"/>
          <table:table-cell office:value-type="float" office:value="13385" table:style-name="ce1">
            <text:p>13385</text:p>
          </table:table-cell>
          <table:table-cell office:value-type="float" office:value="11085.241165483751" table:formula="of:=[.D21]/[.J21]" table:style-name="ce1">
            <text:p>11085.24117</text:p>
          </table:table-cell>
          <table:table-cell office:value-type="float" office:value="394.80119536794922" table:formula="of:=[.E21]/[.J21]" table:style-name="ce1">
            <text:p>394.8011954</text:p>
          </table:table-cell>
          <table:table-cell office:value-type="float" office:value="1043.1757937990287" table:formula="of:=[.F21]/[.J21]" table:style-name="ce1">
            <text:p>1043.175794</text:p>
          </table:table-cell>
          <table:table-cell office:value-type="float" office:value="2363.1901382144192" table:formula="of:=[.G21]/[.J21]" table:style-name="ce1">
            <text:p>2363.190138</text:p>
          </table:table-cell>
          <table:table-cell office:value-type="float" office:value="342.62570041090771" table:formula="of:=[.H21]/[.J21]" table:style-name="ce1">
            <text:p>342.6257004</text:p>
          </table:table-cell>
          <table:table-cell table:style-name="ce1"/>
          <table:table-cell office:value-type="percentage" office:value="0.75" table:style-name="ce4">
            <text:p>75%</text:p>
          </table:table-cell>
          <table:table-cell table:number-columns-repeated="2" table:style-name="ce1"/>
          <table:table-cell office:value-type="string" table:style-name="ce2">
            <text:p><text:a xlink:href="https://www.rainbowschools.ca/wp-content/uploads/2019/12/Financial-Statements-August-31-2019.pdf">https://www.rainbowschools.ca/wp-content/uploads/2019/12/Financial-Statements-August-31-2019.pdf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Rainy_River_District_School_Board">Rainy River District School Board</text:a></text:p>
          </table:table-cell>
          <table:table-cell table:style-name="ce1"/>
          <table:table-cell office:value-type="percentage" office:value="0.80500000000000005" table:style-name="ce3">
            <text:p>80.50%</text:p>
          </table:table-cell>
          <table:table-cell office:value-type="float" office:value="38876123" table:style-name="ce5">
            <text:p>38,876,123</text:p>
          </table:table-cell>
          <table:table-cell office:value-type="float" office:value="2471229" table:style-name="ce5">
            <text:p>2,471,229</text:p>
          </table:table-cell>
          <table:table-cell office:value-type="float" office:value="3301697" table:style-name="ce5">
            <text:p>3,301,697</text:p>
          </table:table-cell>
          <table:table-cell office:value-type="float" office:value="9227535" table:style-name="ce5">
            <text:p>9,227,535</text:p>
          </table:table-cell>
          <table:table-cell office:value-type="float" office:value="1233380" table:style-name="ce5">
            <text:p>1,233,380</text:p>
          </table:table-cell>
          <table:table-cell table:style-name="ce1"/>
          <table:table-cell office:value-type="float" office:value="2665" table:style-name="ce1">
            <text:p>2665</text:p>
          </table:table-cell>
          <table:table-cell office:value-type="float" office:value="14587.663414634146" table:formula="of:=[.D22]/[.J22]" table:style-name="ce1">
            <text:p>14587.66341</text:p>
          </table:table-cell>
          <table:table-cell office:value-type="float" office:value="927.29043151969984" table:formula="of:=[.E22]/[.J22]" table:style-name="ce1">
            <text:p>927.2904315</text:p>
          </table:table-cell>
          <table:table-cell office:value-type="float" office:value="1238.910694183865" table:formula="of:=[.F22]/[.J22]" table:style-name="ce1">
            <text:p>1238.910694</text:p>
          </table:table-cell>
          <table:table-cell office:value-type="float" office:value="3462.4896810506566" table:formula="of:=[.G22]/[.J22]" table:style-name="ce1">
            <text:p>3462.489681</text:p>
          </table:table-cell>
          <table:table-cell office:value-type="float" office:value="462.80675422138836" table:formula="of:=[.H22]/[.J22]" table:style-name="ce1">
            <text:p>462.8067542</text:p>
          </table:table-cell>
          <table:table-cell table:style-name="ce1"/>
          <table:table-cell office:value-type="percentage" office:value="0.80500000000000005" table:style-name="ce3">
            <text:p>80.50%</text:p>
          </table:table-cell>
          <table:table-cell table:number-columns-repeated="2" table:style-name="ce1"/>
          <table:table-cell office:value-type="string" table:style-name="ce2">
            <text:p><text:a xlink:href="https://www.rrdsb.com/common/pages/DisplayFile.aspx?itemId=11427984">https://www.rrdsb.com/common/pages/DisplayFile.aspx?itemId=11427984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Renfrew_County_District_School_Board">Renfrew County District School Board</text:a></text:p>
          </table:table-cell>
          <table:table-cell table:style-name="ce1"/>
          <table:table-cell office:value-type="percentage" office:value="0.86799999999999999" table:style-name="ce3">
            <text:p>86.80%</text:p>
          </table:table-cell>
          <table:table-cell office:value-type="float" office:value="101076735" table:style-name="ce5">
            <text:p>101,076,735</text:p>
          </table:table-cell>
          <table:table-cell office:value-type="float" office:value="4758562" table:style-name="ce5">
            <text:p>4,758,562</text:p>
          </table:table-cell>
          <table:table-cell office:value-type="float" office:value="8704369" table:style-name="ce5">
            <text:p>8,704,369</text:p>
          </table:table-cell>
          <table:table-cell office:value-type="float" office:value="19877896" table:style-name="ce5">
            <text:p>19,877,896</text:p>
          </table:table-cell>
          <table:table-cell office:value-type="float" office:value="2390760" table:style-name="ce5">
            <text:p>2,390,760</text:p>
          </table:table-cell>
          <table:table-cell table:style-name="ce1"/>
          <table:table-cell office:value-type="float" office:value="9110" table:style-name="ce1">
            <text:p>9110</text:p>
          </table:table-cell>
          <table:table-cell office:value-type="float" office:value="11095.141053787047" table:formula="of:=[.D23]/[.J23]" table:style-name="ce1">
            <text:p>11095.14105</text:p>
          </table:table-cell>
          <table:table-cell office:value-type="float" office:value="522.34489571899007" table:formula="of:=[.E23]/[.J23]" table:style-name="ce1">
            <text:p>522.3448957</text:p>
          </table:table-cell>
          <table:table-cell office:value-type="float" office:value="955.47409440175636" table:formula="of:=[.F23]/[.J23]" table:style-name="ce1">
            <text:p>955.4740944</text:p>
          </table:table-cell>
          <table:table-cell office:value-type="float" office:value="2181.9863885839736" table:formula="of:=[.G23]/[.J23]" table:style-name="ce1">
            <text:p>2181.986389</text:p>
          </table:table-cell>
          <table:table-cell office:value-type="float" office:value="262.4324917672887" table:formula="of:=[.H23]/[.J23]" table:style-name="ce1">
            <text:p>262.4324918</text:p>
          </table:table-cell>
          <table:table-cell table:style-name="ce1"/>
          <table:table-cell office:value-type="percentage" office:value="0.86799999999999999" table:style-name="ce3">
            <text:p>86.80%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<text:a xlink:href="https://en.wikipedia.org/wiki/Simcoe_County_District_School_Board">Simcoe County District School Board</text:a></text:p>
          </table:table-cell>
          <table:table-cell table:style-name="ce1"/>
          <table:table-cell office:value-type="percentage" office:value="0.83299999999999996" table:style-name="ce3">
            <text:p>83.30%</text:p>
          </table:table-cell>
          <table:table-cell office:value-type="float" office:value="493097000" table:style-name="ce5">
            <text:p>493,097,000</text:p>
          </table:table-cell>
          <table:table-cell office:value-type="float" office:value="16324000" table:style-name="ce5">
            <text:p>16,324,000</text:p>
          </table:table-cell>
          <table:table-cell office:value-type="float" office:value="20274000" table:style-name="ce5">
            <text:p>20,274,000</text:p>
          </table:table-cell>
          <table:table-cell office:value-type="float" office:value="93783000" table:style-name="ce5">
            <text:p>93,783,000</text:p>
          </table:table-cell>
          <table:table-cell office:value-type="float" office:value="15335000" table:style-name="ce5">
            <text:p>15,335,000</text:p>
          </table:table-cell>
          <table:table-cell table:style-name="ce1"/>
          <table:table-cell office:value-type="float" office:value="52910" table:style-name="ce1">
            <text:p>52910</text:p>
          </table:table-cell>
          <table:table-cell office:value-type="float" office:value="9319.5426195426189" table:formula="of:=[.D24]/[.J24]" table:style-name="ce1">
            <text:p>9319.54262</text:p>
          </table:table-cell>
          <table:table-cell office:value-type="float" office:value="308.52390852390852" table:formula="of:=[.E24]/[.J24]" table:style-name="ce1">
            <text:p>308.5239085</text:p>
          </table:table-cell>
          <table:table-cell office:value-type="float" office:value="383.17898317898317" table:formula="of:=[.F24]/[.J24]" table:style-name="ce1">
            <text:p>383.1789832</text:p>
          </table:table-cell>
          <table:table-cell office:value-type="float" office:value="1772.5004725004726" table:formula="of:=[.G24]/[.J24]" table:style-name="ce1">
            <text:p>1772.500473</text:p>
          </table:table-cell>
          <table:table-cell office:value-type="float" office:value="289.83178983178982" table:formula="of:=[.H24]/[.J24]" table:style-name="ce1">
            <text:p>289.8317898</text:p>
          </table:table-cell>
          <table:table-cell table:style-name="ce1"/>
          <table:table-cell office:value-type="percentage" office:value="0.83299999999999996" table:style-name="ce3">
            <text:p>83.30%</text:p>
          </table:table-cell>
          <table:table-cell table:number-columns-repeated="2" table:style-name="ce1"/>
          <table:table-cell office:value-type="string" table:style-name="ce2">
            <text:p><text:a xlink:href="https://p14cdn4static.sharpschool.com/UserFiles/Servers/Server_210898/File/About/Goals%20and%20Reporting/Financial%20Information/2018-19-Audited-Financial-Statements.pdf">https://p14cdn4static.sharpschool.com/UserFiles/Servers/Server_210898/File/About/Goals%20and%20Reporting/Financial%20Information/2018-19-Audited-Financial-Statements.pdf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Superior-Greenstone_District_School_Board">Superior-Greenstone District School Board</text:a></text:p>
          </table:table-cell>
          <table:table-cell table:style-name="ce1"/>
          <table:table-cell office:value-type="percentage" office:value="0.71399999999999997" table:style-name="ce3">
            <text:p>71.40%</text:p>
          </table:table-cell>
          <table:table-cell office:value-type="float" office:value="27798148" table:style-name="ce5">
            <text:p>27,798,148</text:p>
          </table:table-cell>
          <table:table-cell office:value-type="float" office:value="3121486" table:style-name="ce5">
            <text:p>3,121,486</text:p>
          </table:table-cell>
          <table:table-cell office:value-type="float" office:value="1774154" table:style-name="ce5">
            <text:p>1,774,154</text:p>
          </table:table-cell>
          <table:table-cell office:value-type="float" office:value="10507223" table:style-name="ce5">
            <text:p>10,507,223</text:p>
          </table:table-cell>
          <table:table-cell office:value-type="float" office:value="500534" table:style-name="ce5">
            <text:p>500,534</text:p>
          </table:table-cell>
          <table:table-cell table:style-name="ce1"/>
          <table:table-cell office:value-type="float" office:value="1445" table:style-name="ce1">
            <text:p>1445</text:p>
          </table:table-cell>
          <table:table-cell office:value-type="float" office:value="19237.472664359862" table:formula="of:=[.D25]/[.J25]" table:style-name="ce1">
            <text:p>19237.47266</text:p>
          </table:table-cell>
          <table:table-cell office:value-type="float" office:value="2160.1979238754325" table:formula="of:=[.E25]/[.J25]" table:style-name="ce1">
            <text:p>2160.197924</text:p>
          </table:table-cell>
          <table:table-cell office:value-type="float" office:value="1227.7882352941176" table:formula="of:=[.F25]/[.J25]" table:style-name="ce1">
            <text:p>1227.788235</text:p>
          </table:table-cell>
          <table:table-cell office:value-type="float" office:value="7271.434602076125" table:formula="of:=[.G25]/[.J25]" table:style-name="ce1">
            <text:p>7271.434602</text:p>
          </table:table-cell>
          <table:table-cell office:value-type="float" office:value="346.39031141868514" table:formula="of:=[.H25]/[.J25]" table:style-name="ce1">
            <text:p>346.3903114</text:p>
          </table:table-cell>
          <table:table-cell table:style-name="ce1"/>
          <table:table-cell office:value-type="percentage" office:value="0.71399999999999997" table:style-name="ce3">
            <text:p>71.40%</text:p>
          </table:table-cell>
          <table:table-cell table:number-columns-repeated="2" table:style-name="ce1"/>
          <table:table-cell office:value-type="string" table:style-name="ce2">
            <text:p><text:a xlink:href="https://www.sgdsb.on.ca/upload/documents/1-sgdsb-08312019-final-fs.pdf">https://www.sgdsb.on.ca/upload/documents/1-sgdsb-08312019-final-fs.pdf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Thames_Valley_District_School_Board">Thames Valley District School Board</text:a></text:p>
          </table:table-cell>
          <table:table-cell table:style-name="ce1"/>
          <table:table-cell office:value-type="percentage" office:value="0.79600000000000004" table:style-name="ce3">
            <text:p>79.60%</text:p>
          </table:table-cell>
          <table:table-cell table:number-columns-repeated="6" table:style-name="ce1"/>
          <table:table-cell office:value-type="float" office:value="78960" table:style-name="ce1">
            <text:p>78960</text:p>
          </table:table-cell>
          <table:table-cell office:value-type="float" office:value="0" table:formula="of:=[.D26]/[.J26]" table:style-name="ce1">
            <text:p>0</text:p>
          </table:table-cell>
          <table:table-cell office:value-type="float" office:value="0" table:formula="of:=[.E26]/[.J26]" table:style-name="ce1">
            <text:p>0</text:p>
          </table:table-cell>
          <table:table-cell office:value-type="float" office:value="0" table:formula="of:=[.F26]/[.J26]" table:style-name="ce1">
            <text:p>0</text:p>
          </table:table-cell>
          <table:table-cell office:value-type="float" office:value="0" table:formula="of:=[.G26]/[.J26]" table:style-name="ce1">
            <text:p>0</text:p>
          </table:table-cell>
          <table:table-cell office:value-type="float" office:value="0" table:formula="of:=[.H26]/[.J26]" table:style-name="ce1">
            <text:p>0</text:p>
          </table:table-cell>
          <table:table-cell table:style-name="ce1"/>
          <table:table-cell office:value-type="percentage" office:value="0.79600000000000004" table:style-name="ce3">
            <text:p>79.60%</text:p>
          </table:table-cell>
          <table:table-cell table:number-columns-repeated="2" table:style-name="ce1"/>
          <table:table-cell table:style-name="ce2"/>
          <table:table-cell office:value-type="string" table:style-name="ce2">
            <text:p><text:a xlink:href="https://www.tvdsb.ca/en/our-board/2019-facts-and-stats-.aspx">https://www.tvdsb.ca/en/our-board/2019-facts-and-stats-.aspx</text:a>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<text:a xlink:href="https://en.wikipedia.org/wiki/Toronto_District_School_Board">Toronto District School Board</text:a></text:p>
          </table:table-cell>
          <table:table-cell table:style-name="ce1"/>
          <table:table-cell office:value-type="percentage" office:value="0.84199999999999997" table:style-name="ce3">
            <text:p>84.20%</text:p>
          </table:table-cell>
          <table:table-cell office:value-type="float" office:value="2616891000" table:style-name="ce5">
            <text:p>2,616,891,000</text:p>
          </table:table-cell>
          <table:table-cell office:value-type="float" office:value="83812000" table:style-name="ce5">
            <text:p>83,812,000</text:p>
          </table:table-cell>
          <table:table-cell office:value-type="float" office:value="67950000" table:style-name="ce5">
            <text:p>67,950,000</text:p>
          </table:table-cell>
          <table:table-cell office:value-type="float" office:value="264742000" table:style-name="ce5">
            <text:p>264,742,000</text:p>
          </table:table-cell>
          <table:table-cell office:value-type="float" office:value="42883000" table:style-name="ce5">
            <text:p>42,883,000</text:p>
          </table:table-cell>
          <table:table-cell office:value-type="float" office:value="321211000" table:style-name="ce5">
            <text:p>321,211,000</text:p>
          </table:table-cell>
          <table:table-cell office:value-type="float" office:value="246410" table:style-name="ce1">
            <text:p>246410</text:p>
          </table:table-cell>
          <table:table-cell office:value-type="float" office:value="10620.068179051175" table:formula="of:=[.D27]/[.J27]" table:style-name="ce1">
            <text:p>10620.06818</text:p>
          </table:table-cell>
          <table:table-cell office:value-type="float" office:value="340.1322998254941" table:formula="of:=[.E27]/[.J27]" table:style-name="ce1">
            <text:p>340.1322998</text:p>
          </table:table-cell>
          <table:table-cell office:value-type="float" office:value="275.75991234121994" table:formula="of:=[.F27]/[.J27]" table:style-name="ce1">
            <text:p>275.7599123</text:p>
          </table:table-cell>
          <table:table-cell office:value-type="float" office:value="1074.3963313177226" table:formula="of:=[.G27]/[.J27]" table:style-name="ce1">
            <text:p>1074.396331</text:p>
          </table:table-cell>
          <table:table-cell office:value-type="float" office:value="174.03108640071426" table:formula="of:=[.H27]/[.J27]" table:style-name="ce1">
            <text:p>174.0310864</text:p>
          </table:table-cell>
          <table:table-cell office:value-type="float" office:value="1303.5631670792582" table:formula="of:=[.I27]/[.J27]" table:style-name="ce1">
            <text:p>1303.563167</text:p>
          </table:table-cell>
          <table:table-cell office:value-type="percentage" office:value="0.84199999999999997" table:style-name="ce3">
            <text:p>84.20%</text:p>
          </table:table-cell>
          <table:table-cell table:number-columns-repeated="2" table:style-name="ce1"/>
          <table:table-cell office:value-type="string" table:style-name="ce2">
            <text:p><text:a xlink:href="https://www.tdsb.on.ca/Portals/0/docs/Toronto%20District%20School%20Board%20-%20Consolidated%2008312019%20Final%20FS.pdf">https://www.tdsb.on.ca/Portals/0/docs/Toronto%20District%20School%20Board%20-%20Consolidated%2008312019%20Final%20FS.pdf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Trillium_Lakelands_District_School_Board">Trillium Lakelands District School Board</text:a></text:p>
          </table:table-cell>
          <table:table-cell table:style-name="ce1"/>
          <table:table-cell office:value-type="percentage" office:value="0.82499999999999996" table:style-name="ce3">
            <text:p>82.50%</text:p>
          </table:table-cell>
          <table:table-cell office:value-type="float" office:value="160672000" table:style-name="ce5">
            <text:p>160,672,000</text:p>
          </table:table-cell>
          <table:table-cell office:value-type="float" office:value="6807000" table:style-name="ce5">
            <text:p>6,807,000</text:p>
          </table:table-cell>
          <table:table-cell office:value-type="float" office:value="17119000" table:style-name="ce5">
            <text:p>17,119,000</text:p>
          </table:table-cell>
          <table:table-cell office:value-type="float" office:value="29812000" table:style-name="ce5">
            <text:p>29,812,000</text:p>
          </table:table-cell>
          <table:table-cell office:value-type="float" office:value="5372000" table:style-name="ce5">
            <text:p>5,372,000</text:p>
          </table:table-cell>
          <table:table-cell table:style-name="ce1"/>
          <table:table-cell office:value-type="float" office:value="16765" table:style-name="ce1">
            <text:p>16765</text:p>
          </table:table-cell>
          <table:table-cell office:value-type="float" office:value="9583.7757232329259" table:formula="of:=[.D28]/[.J28]" table:style-name="ce1">
            <text:p>9583.775723</text:p>
          </table:table-cell>
          <table:table-cell office:value-type="float" office:value="406.02445571130329" table:formula="of:=[.E28]/[.J28]" table:style-name="ce1">
            <text:p>406.0244557</text:p>
          </table:table-cell>
          <table:table-cell office:value-type="float" office:value="1021.1154190277364" table:formula="of:=[.F28]/[.J28]" table:style-name="ce1">
            <text:p>1021.115419</text:p>
          </table:table-cell>
          <table:table-cell office:value-type="float" office:value="1778.2284521324186" table:formula="of:=[.G28]/[.J28]" table:style-name="ce1">
            <text:p>1778.228452</text:p>
          </table:table-cell>
          <table:table-cell office:value-type="float" office:value="320.42946614971669" table:formula="of:=[.H28]/[.J28]" table:style-name="ce1">
            <text:p>320.4294661</text:p>
          </table:table-cell>
          <table:table-cell table:style-name="ce1"/>
          <table:table-cell office:value-type="percentage" office:value="0.82499999999999996" table:style-name="ce3">
            <text:p>82.50%</text:p>
          </table:table-cell>
          <table:table-cell table:number-columns-repeated="2" table:style-name="ce1"/>
          <table:table-cell office:value-type="string" table:style-name="ce2">
            <text:p><text:a xlink:href="https://www.tldsb.ca/wp-content/uploads/2019/11/TLDSB-2019-Financial-Statements.pdf">https://www.tldsb.ca/wp-content/uploads/2019/11/TLDSB-2019-Financial-Statements.pdf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Upper_Canada_District_School_Board">Upper Canada District School Board</text:a></text:p>
          </table:table-cell>
          <table:table-cell table:style-name="ce1"/>
          <table:table-cell office:value-type="percentage" office:value="0.85799999999999998" table:style-name="ce3">
            <text:p>85.80%</text:p>
          </table:table-cell>
          <table:table-cell office:value-type="float" office:value="273087486" table:style-name="ce5">
            <text:p>273,087,486</text:p>
          </table:table-cell>
          <table:table-cell office:value-type="float" office:value="8602515" table:style-name="ce5">
            <text:p>8,602,515</text:p>
          </table:table-cell>
          <table:table-cell office:value-type="float" office:value="32397151" table:style-name="ce5">
            <text:p>32,397,151</text:p>
          </table:table-cell>
          <table:table-cell office:value-type="float" office:value="51233206" table:style-name="ce5">
            <text:p>51,233,206</text:p>
          </table:table-cell>
          <table:table-cell office:value-type="float" office:value="6026655" table:style-name="ce5">
            <text:p>6,026,655</text:p>
          </table:table-cell>
          <table:table-cell table:style-name="ce1"/>
          <table:table-cell office:value-type="float" office:value="27025" table:style-name="ce1">
            <text:p>27025</text:p>
          </table:table-cell>
          <table:table-cell office:value-type="float" office:value="10104.994856614247" table:formula="of:=[.D29]/[.J29]" table:style-name="ce1">
            <text:p>10104.99486</text:p>
          </table:table-cell>
          <table:table-cell office:value-type="float" office:value="318.31692876965775" table:formula="of:=[.E29]/[.J29]" table:style-name="ce1">
            <text:p>318.3169288</text:p>
          </table:table-cell>
          <table:table-cell office:value-type="float" office:value="1198.7844958371877" table:formula="of:=[.F29]/[.J29]" table:style-name="ce1">
            <text:p>1198.784496</text:p>
          </table:table-cell>
          <table:table-cell office:value-type="float" office:value="1895.7708048103607" table:formula="of:=[.G29]/[.J29]" table:style-name="ce1">
            <text:p>1895.770805</text:p>
          </table:table-cell>
          <table:table-cell office:value-type="float" office:value="223.00296022201664" table:formula="of:=[.H29]/[.J29]" table:style-name="ce1">
            <text:p>223.0029602</text:p>
          </table:table-cell>
          <table:table-cell table:style-name="ce1"/>
          <table:table-cell office:value-type="percentage" office:value="0.85799999999999998" table:style-name="ce3">
            <text:p>85.80%</text:p>
          </table:table-cell>
          <table:table-cell table:number-columns-repeated="2" table:style-name="ce1"/>
          <table:table-cell office:value-type="string" table:style-name="ce2">
            <text:p><text:a xlink:href="http://p16cdn4static.sharpschool.com/UserFiles/Servers/Server_148343/File/Our_Board/Financial_Info/Audited_Financial_Stateme/Consolidated%20Financial%20Statements%20Year%20Ending%2031-08-2019.PDF">http://p16cdn4static.sharpschool.com/UserFiles/Servers/Server_148343/File/Our_Board/Financial_Info/Audited_Financial_Stateme/Consolidated%20Financial%20Statements%20Year%20Ending%2031-08-2019.PDF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Upper_Grand_District_School_Board">Upper Grand District School Board</text:a></text:p>
          </table:table-cell>
          <table:table-cell table:style-name="ce1"/>
          <table:table-cell office:value-type="percentage" office:value="0.84899999999999998" table:style-name="ce3">
            <text:p>84.90%</text:p>
          </table:table-cell>
          <table:table-cell office:value-type="float" office:value="332731404" table:style-name="ce5">
            <text:p>332,731,404</text:p>
          </table:table-cell>
          <table:table-cell office:value-type="float" office:value="11128138" table:style-name="ce5">
            <text:p>11,128,138</text:p>
          </table:table-cell>
          <table:table-cell office:value-type="float" office:value="20115248" table:style-name="ce5">
            <text:p>20,115,248</text:p>
          </table:table-cell>
          <table:table-cell office:value-type="float" office:value="59492541" table:style-name="ce5">
            <text:p>59,492,541</text:p>
          </table:table-cell>
          <table:table-cell office:value-type="float" office:value="10796554" table:style-name="ce5">
            <text:p>10,796,554</text:p>
          </table:table-cell>
          <table:table-cell table:style-name="ce1"/>
          <table:table-cell office:value-type="float" office:value="35255" table:style-name="ce1">
            <text:p>35255</text:p>
          </table:table-cell>
          <table:table-cell office:value-type="float" office:value="9437.8500638207352" table:formula="of:=[.D30]/[.J30]" table:style-name="ce1">
            <text:p>9437.850064</text:p>
          </table:table-cell>
          <table:table-cell office:value-type="float" office:value="315.64708551978441" table:formula="of:=[.E30]/[.J30]" table:style-name="ce1">
            <text:p>315.6470855</text:p>
          </table:table-cell>
          <table:table-cell office:value-type="float" office:value="570.56440221245214" table:formula="of:=[.F30]/[.J30]" table:style-name="ce1">
            <text:p>570.5644022</text:p>
          </table:table-cell>
          <table:table-cell office:value-type="float" office:value="1687.4922989646859" table:formula="of:=[.G30]/[.J30]" table:style-name="ce1">
            <text:p>1687.492299</text:p>
          </table:table-cell>
          <table:table-cell office:value-type="float" office:value="306.24178130761595" table:formula="of:=[.H30]/[.J30]" table:style-name="ce1">
            <text:p>306.2417813</text:p>
          </table:table-cell>
          <table:table-cell table:style-name="ce1"/>
          <table:table-cell office:value-type="percentage" office:value="0.84899999999999998" table:style-name="ce3">
            <text:p>84.90%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<text:a xlink:href="https://en.wikipedia.org/wiki/Waterloo_Region_District_School_Board">Waterloo Region District School Board</text:a></text:p>
          </table:table-cell>
          <table:table-cell table:style-name="ce1"/>
          <table:table-cell office:value-type="percentage" office:value="0.82799999999999996" table:style-name="ce3">
            <text:p>82.80%</text:p>
          </table:table-cell>
          <table:table-cell office:value-type="float" office:value="604122011" table:style-name="ce5">
            <text:p>604,122,011</text:p>
          </table:table-cell>
          <table:table-cell office:value-type="float" office:value="16859761" table:style-name="ce5">
            <text:p>16,859,761</text:p>
          </table:table-cell>
          <table:table-cell office:value-type="float" office:value="18297274" table:style-name="ce5">
            <text:p>18,297,274</text:p>
          </table:table-cell>
          <table:table-cell office:value-type="float" office:value="38422078" table:style-name="ce5">
            <text:p>38,422,078</text:p>
          </table:table-cell>
          <table:table-cell office:value-type="float" office:value="13680371" table:style-name="ce5">
            <text:p>13,680,371</text:p>
          </table:table-cell>
          <table:table-cell office:value-type="float" office:value="61154052" table:style-name="ce5">
            <text:p>61,154,052</text:p>
          </table:table-cell>
          <table:table-cell office:value-type="float" office:value="64925" table:style-name="ce1">
            <text:p>64925</text:p>
          </table:table-cell>
          <table:table-cell office:value-type="float" office:value="9304.921232190989" table:formula="of:=[.D31]/[.J31]" table:style-name="ce1">
            <text:p>9304.921232</text:p>
          </table:table-cell>
          <table:table-cell office:value-type="float" office:value="259.68056988833268" table:formula="of:=[.E31]/[.J31]" table:style-name="ce1">
            <text:p>259.6805699</text:p>
          </table:table-cell>
          <table:table-cell office:value-type="float" office:value="281.8217019638044" table:formula="of:=[.F31]/[.J31]" table:style-name="ce1">
            <text:p>281.821702</text:p>
          </table:table-cell>
          <table:table-cell office:value-type="float" office:value="591.79172891798225" table:formula="of:=[.G31]/[.J31]" table:style-name="ce1">
            <text:p>591.7917289</text:p>
          </table:table-cell>
          <table:table-cell office:value-type="float" office:value="210.71037350789373" table:formula="of:=[.H31]/[.J31]" table:style-name="ce1">
            <text:p>210.7103735</text:p>
          </table:table-cell>
          <table:table-cell office:value-type="float" office:value="941.91839815171352" table:formula="of:=[.I31]/[.J31]" table:style-name="ce1">
            <text:p>941.9183982</text:p>
          </table:table-cell>
          <table:table-cell office:value-type="percentage" office:value="0.82799999999999996" table:style-name="ce3">
            <text:p>82.80%</text:p>
          </table:table-cell>
          <table:table-cell table:number-columns-repeated="2" table:style-name="ce1"/>
          <table:table-cell office:value-type="string" table:style-name="ce2">
            <text:p><text:a xlink:href="https://www.wrdsb.ca/wp-content/uploads/2018-19-Financial-Statement.pdf">https://www.wrdsb.ca/wp-content/uploads/2018-19-Financial-Statement.pdf</text:a>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<text:a xlink:href="https://en.wikipedia.org/wiki/York_Region_District_School_Board">York Region District School Board</text:a></text:p>
          </table:table-cell>
          <table:table-cell table:style-name="ce1"/>
          <table:table-cell office:value-type="percentage" office:value="0.92700000000000005" table:style-name="ce3">
            <text:p>92.70%</text:p>
          </table:table-cell>
          <table:table-cell office:value-type="float" office:value="1214856965" table:style-name="ce5">
            <text:p>1,214,856,965</text:p>
          </table:table-cell>
          <table:table-cell office:value-type="float" office:value="40047226" table:style-name="ce5">
            <text:p>40,047,226</text:p>
          </table:table-cell>
          <table:table-cell office:value-type="float" office:value="42681510" table:style-name="ce5">
            <text:p>42,681,510</text:p>
          </table:table-cell>
          <table:table-cell office:value-type="float" office:value="225020528" table:style-name="ce5">
            <text:p>225,020,528</text:p>
          </table:table-cell>
          <table:table-cell office:value-type="float" office:value="34092357" table:style-name="ce5">
            <text:p>34,092,357</text:p>
          </table:table-cell>
          <table:table-cell table:style-name="ce1"/>
          <table:table-cell office:value-type="float" office:value="126985" table:style-name="ce1">
            <text:p>126985</text:p>
          </table:table-cell>
          <table:table-cell office:value-type="float" office:value="9566.9328267118162" table:formula="of:=[.D32]/[.J32]" table:style-name="ce1">
            <text:p>9566.932827</text:p>
          </table:table-cell>
          <table:table-cell office:value-type="float" office:value="315.36973658306101" table:formula="of:=[.E32]/[.J32]" table:style-name="ce1">
            <text:p>315.3697366</text:p>
          </table:table-cell>
          <table:table-cell office:value-type="float" office:value="336.11458046225931" table:formula="of:=[.F32]/[.J32]" table:style-name="ce1">
            <text:p>336.1145805</text:p>
          </table:table-cell>
          <table:table-cell office:value-type="float" office:value="1772.024475331732" table:formula="of:=[.G32]/[.J32]" table:style-name="ce1">
            <text:p>1772.024475</text:p>
          </table:table-cell>
          <table:table-cell office:value-type="float" office:value="268.47546560617394" table:formula="of:=[.H32]/[.J32]" table:style-name="ce1">
            <text:p>268.4754656</text:p>
          </table:table-cell>
          <table:table-cell table:style-name="ce1"/>
          <table:table-cell office:value-type="percentage" office:value="0.92700000000000005" table:style-name="ce3">
            <text:p>92.70%</text:p>
          </table:table-cell>
          <table:table-cell table:number-columns-repeated="2" table:style-name="ce1"/>
          <table:table-cell office:value-type="string" table:style-name="ce2">
            <text:p><text:a xlink:href="http://www.yrdsb.ca/AboutUs/Departments/Finance/Documents/2018-2019AuditedFinancialStatements.pdf">http://www.yrdsb.ca/AboutUs/Departments/Finance/Documents/2018-2019AuditedFinancialStatements.pdf</text:a></text:p>
          </table:table-cell>
          <table:table-cell table:number-columns-repeated="1636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As of AUG 31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a xlink:href="https://www.app.edu.gov.on.ca/eng/bpr/allBoards.asp?chosenIndicator=11">https://www.app.edu.gov.on.ca/eng/bpr/allBoards.asp?chosenIndicator=11</text:a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l financial data came from 2018-2019 district financial statement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<text:a xlink:href="https://data.ontario.ca/dataset/ontario-public-schools-enrolment">https://data.ontario.ca/dataset/ontario-public-schools-enrolment</text:a>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2">
            <text:p>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3">
            <text:p>-Budget distributions</text:p>
          </table:table-cell>
          <table:table-cell office:value-type="string" table:style-name="ce1">
            <text:p>x</text:p>
          </table:table-cell>
          <table:table-cell table:number-columns-repeated="16382"/>
        </table:table-row>
        <table:table-row table:style-name="ro2">
          <table:table-cell office:value-type="string" table:style-name="ce22">
            <text:p>     -Classroom instruction</text:p>
          </table:table-cell>
          <table:table-cell office:value-type="string" table:style-name="ce1">
            <text:p>x</text:p>
          </table:table-cell>
          <table:table-cell table:number-columns-repeated="16382"/>
        </table:table-row>
        <table:table-row table:style-name="ro2">
          <table:table-cell office:value-type="string" table:style-name="ce22">
            <text:p>     -Transportation</text:p>
          </table:table-cell>
          <table:table-cell office:value-type="string" table:style-name="ce1">
            <text:p>x</text:p>
          </table:table-cell>
          <table:table-cell table:number-columns-repeated="16382"/>
        </table:table-row>
        <table:table-row table:style-name="ro2">
          <table:table-cell office:value-type="string" table:style-name="ce22">
            <text:p>     -Administration</text:p>
          </table:table-cell>
          <table:table-cell office:value-type="string" table:style-name="ce1">
            <text:p>x</text:p>
          </table:table-cell>
          <table:table-cell table:number-columns-repeated="16382"/>
        </table:table-row>
        <table:table-row table:style-name="ro2">
          <table:table-cell office:value-type="string" table:style-name="ce22">
            <text:p>     -Pupil Accommodations</text:p>
          </table:table-cell>
          <table:table-cell office:value-type="string" table:style-name="ce1">
            <text:p>x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2">
            <text:p>     -School-Funded Activities</text:p>
          </table:table-cell>
          <table:table-cell office:value-type="string" table:style-name="ce1">
            <text:p>x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3">
            <text:p>-Average family income</text:p>
          </table:table-cell>
          <table:table-cell office:value-type="string" table:style-name="ce1">
            <text:p>x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3">
            <text:p>-Access to resourc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2">
            <text:p>     -Hospitals</text:p>
          </table:table-cell>
          <table:table-cell table:style-name="ce1"/>
          <table:table-cell office:value-type="string" table:style-name="ce1">
            <text:p>Geoportal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     -Libraries</text:p>
          </table:table-cell>
          <table:table-cell table:style-name="ce1"/>
          <table:table-cell office:value-type="string" table:style-name="ce2">
            <text:p><text:a xlink:href="http://www.mtc.gov.on.ca/en/libraries/oplweb.shtml">http://www.mtc.gov.on.ca/en/libraries/oplweb.shtml</text:a>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     -Post-Secondary Institutions</text:p>
          </table:table-cell>
          <table:table-cell table:style-name="ce1"/>
          <table:table-cell office:value-type="string" table:style-name="ce1">
            <text:p>Geoportal</text:p>
          </table:table-cell>
          <table:table-cell table:number-columns-repeated="16381"/>
        </table:table-row>
        <table:table-row table:style-name="ro2">
          <table:table-cell office:value-type="string" table:style-name="ce23">
            <text:p>-Average Education level of famili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<text:a xlink:href="https://canadiangis.com/data.php#Ontario">https://canadiangis.com/data.php#Ontario</text:a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<text:a xlink:href="https://brocku-my.sharepoint.com/personal/tribaric_brocku_ca/_layouts/15/onedrive.aspx?id=%2Fpersonal%2Ftribaric%5Fbrocku%5Fca%2FDocuments%2Fworkshop%5Fvids%2Fpython%5Fdata%5Fscience%5Faug%5F12%5F2021%2Emp4&amp;parent=%2Fpersonal%2Ftribaric%5Fbrocku%5Fca%2FDocuments%2Fworkshop%5Fvids">https://brocku-my.sharepoint.com/personal/tribaric_brocku_ca/_layouts/15/onedrive.aspx?id=%2Fpersonal%2Ftribaric%5Fbrocku%5Fca%2FDocuments%2Fworkshop%5Fvids%2Fpython%5Fdata%5Fscience%5Faug%5F12%5F2021%2Emp4&amp;parent=%2Fpersonal%2Ftribaric%5Fbrocku%5Fca%2FDocuments%2Fworkshop%5Fvid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a xlink:href="https://colab.research.google.com/github/BrockDSL/DASA_2021_Python_Collaboration/blob/master/Python2Sept30.ipynb">https://colab.research.google.com/github/BrockDSL/DASA_2021_Python_Collaboration/blob/master/Python2Sept30.ipynb</text:a></text:p>
          </table:table-cell>
          <table:table-cell table:number-columns-repeated="16383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Budget_Breakdown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5" table:number-columns-repeated="3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1">
            <text:p>School District</text:p>
          </table:table-cell>
          <table:table-cell office:value-type="string" table:style-name="ce1">
            <text:p>Graduation Rate</text:p>
          </table:table-cell>
          <table:table-cell office:value-type="string" table:style-name="ce1">
            <text:p>Number of Students (rounded to the nearest 5)</text:p>
          </table:table-cell>
          <table:table-cell office:value-type="string" table:style-name="ce1">
            <text:p>Instruction/Students</text:p>
          </table:table-cell>
          <table:table-cell office:value-type="string" table:style-name="ce1">
            <text:p>Admin/Students</text:p>
          </table:table-cell>
          <table:table-cell office:value-type="string" table:style-name="ce1">
            <text:p>Transport/Students</text:p>
          </table:table-cell>
          <table:table-cell office:value-type="string" table:style-name="ce1">
            <text:p>Accomodations/Students</text:p>
          </table:table-cell>
          <table:table-cell office:value-type="string" table:style-name="ce1">
            <text:p>School-funded activities/Student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<text:a xlink:href="https://en.wikipedia.org/wiki/Algoma_District_School_Board">Algoma District School Board</text:a></text:p>
          </table:table-cell>
          <table:table-cell office:value-type="float" office:value="0.78500000000000003" table:style-name="ce6">
            <text:p>0.79</text:p>
          </table:table-cell>
          <table:table-cell office:value-type="float" office:value="9800" table:style-name="ce1">
            <text:p>9800</text:p>
          </table:table-cell>
          <table:table-cell office:value-type="float" office:value="10919.775306122448" table:style-name="ce7">
            <text:p>10920</text:p>
          </table:table-cell>
          <table:table-cell office:value-type="float" office:value="548.18489795918367" table:style-name="ce7">
            <text:p>548</text:p>
          </table:table-cell>
          <table:table-cell office:value-type="float" office:value="924.86581632653065" table:style-name="ce7">
            <text:p>925</text:p>
          </table:table-cell>
          <table:table-cell office:value-type="float" office:value="3381.7910204081631" table:style-name="ce7">
            <text:p>3382</text:p>
          </table:table-cell>
          <table:table-cell office:value-type="float" office:value="368.08683673469386" table:style-name="ce7">
            <text:p>368</text:p>
          </table:table-cell>
          <table:table-cell table:number-columns-repeated="2" table:style-name="ce1"/>
          <table:table-cell office:value-type="string" table:style-name="ce1">
            <text:p>Graduation Rates</text:p>
          </table:table-cell>
          <table:table-cell office:value-type="string" table:style-name="ce1">
            <text:p>Instruction/Student</text:p>
          </table:table-cell>
          <table:table-cell office:value-type="string" table:style-name="ce1">
            <text:p>Admin/Student</text:p>
          </table:table-cell>
          <table:table-cell office:value-type="string" table:style-name="ce1">
            <text:p>Transportation/Student</text:p>
          </table:table-cell>
          <table:table-cell office:value-type="string" table:style-name="ce1">
            <text:p>Accomodations/Student</text:p>
          </table:table-cell>
          <table:table-cell office:value-type="string" table:style-name="ce1">
            <text:p>School-Funded Activites/Student</text:p>
          </table:table-cell>
          <table:table-cell office:value-type="string" table:style-name="ce1">
            <text:p>Number of Students (rounded to the nearest 5)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Avon_Maitland_District_School_Board">Avon Maitland District School Board</text:a></text:p>
          </table:table-cell>
          <table:table-cell office:value-type="float" office:value="0.85399999999999998" table:style-name="ce6">
            <text:p>0.85</text:p>
          </table:table-cell>
          <table:table-cell office:value-type="float" office:value="15715" table:style-name="ce1">
            <text:p>15715</text:p>
          </table:table-cell>
          <table:table-cell office:value-type="float" office:value="10205.891059497295" table:style-name="ce7">
            <text:p>10206</text:p>
          </table:table-cell>
          <table:table-cell office:value-type="float" office:value="353.2117721921731" table:style-name="ce7">
            <text:p>353</text:p>
          </table:table-cell>
          <table:table-cell office:value-type="float" office:value="803.7396118358256" table:style-name="ce7">
            <text:p>804</text:p>
          </table:table-cell>
          <table:table-cell office:value-type="float" office:value="1782.9090677696468" table:style-name="ce7">
            <text:p>1783</text:p>
          </table:table-cell>
          <table:table-cell office:value-type="float" office:value="375.58307349665927" table:style-name="ce7">
            <text:p>376</text:p>
          </table:table-cell>
          <table:table-cell table:number-columns-repeated="2" table:style-name="ce1"/>
          <table:table-cell office:value-type="float" office:value="0.78500000000000003" table:style-name="ce6">
            <text:p>0.79</text:p>
          </table:table-cell>
          <table:table-cell office:value-type="float" office:value="10919.775306122448" table:style-name="ce7">
            <text:p>10920</text:p>
          </table:table-cell>
          <table:table-cell office:value-type="float" office:value="548.18489795918367" table:style-name="ce7">
            <text:p>548</text:p>
          </table:table-cell>
          <table:table-cell office:value-type="float" office:value="924.86581632653065" table:style-name="ce7">
            <text:p>925</text:p>
          </table:table-cell>
          <table:table-cell office:value-type="float" office:value="3381.7910204081631" table:style-name="ce7">
            <text:p>3382</text:p>
          </table:table-cell>
          <table:table-cell office:value-type="float" office:value="368.08683673469386" table:style-name="ce7">
            <text:p>368</text:p>
          </table:table-cell>
          <table:table-cell office:value-type="float" office:value="9800" table:style-name="ce7">
            <text:p>98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Bluewater_District_School_Board">Bluewater District School Board</text:a></text:p>
          </table:table-cell>
          <table:table-cell office:value-type="float" office:value="0.81599999999999995" table:style-name="ce6">
            <text:p>0.82</text:p>
          </table:table-cell>
          <table:table-cell office:value-type="float" office:value="16730" table:style-name="ce1">
            <text:p>16730</text:p>
          </table:table-cell>
          <table:table-cell office:value-type="float" office:value="9355.5065750149424" table:style-name="ce7">
            <text:p>9356</text:p>
          </table:table-cell>
          <table:table-cell office:value-type="float" office:value="364.16682606096833" table:style-name="ce7">
            <text:p>364</text:p>
          </table:table-cell>
          <table:table-cell office:value-type="float" office:value="858.86921697549315" table:style-name="ce7">
            <text:p>859</text:p>
          </table:table-cell>
          <table:table-cell office:value-type="float" office:value="1921.0132695756126" table:style-name="ce7">
            <text:p>1921</text:p>
          </table:table-cell>
          <table:table-cell office:value-type="float" office:value="364.08828451882846" table:style-name="ce7">
            <text:p>364</text:p>
          </table:table-cell>
          <table:table-cell table:number-columns-repeated="2" table:style-name="ce1"/>
          <table:table-cell office:value-type="float" office:value="0.85399999999999998" table:style-name="ce6">
            <text:p>0.85</text:p>
          </table:table-cell>
          <table:table-cell office:value-type="float" office:value="10205.891059497295" table:style-name="ce7">
            <text:p>10206</text:p>
          </table:table-cell>
          <table:table-cell office:value-type="float" office:value="353.2117721921731" table:style-name="ce7">
            <text:p>353</text:p>
          </table:table-cell>
          <table:table-cell office:value-type="float" office:value="803.7396118358256" table:style-name="ce7">
            <text:p>804</text:p>
          </table:table-cell>
          <table:table-cell office:value-type="float" office:value="1782.9090677696468" table:style-name="ce7">
            <text:p>1783</text:p>
          </table:table-cell>
          <table:table-cell office:value-type="float" office:value="375.58307349665927" table:style-name="ce7">
            <text:p>376</text:p>
          </table:table-cell>
          <table:table-cell office:value-type="float" office:value="15715" table:style-name="ce7">
            <text:p>15715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District_School_Board_of_Niagara">District School Board of Niagara</text:a></text:p>
          </table:table-cell>
          <table:table-cell office:value-type="float" office:value="0.85099999999999998" table:style-name="ce6">
            <text:p>0.85</text:p>
          </table:table-cell>
          <table:table-cell office:value-type="float" office:value="37725" table:style-name="ce1">
            <text:p>37725</text:p>
          </table:table-cell>
          <table:table-cell office:value-type="float" office:value="9529.7611928429415" table:style-name="ce7">
            <text:p>9530</text:p>
          </table:table-cell>
          <table:table-cell office:value-type="float" office:value="340.87231278992709" table:style-name="ce7">
            <text:p>341</text:p>
          </table:table-cell>
          <table:table-cell office:value-type="float" office:value="531.45076209410206" table:style-name="ce7">
            <text:p>531</text:p>
          </table:table-cell>
          <table:table-cell office:value-type="float" office:value="787.37924453280323" table:style-name="ce7">
            <text:p>787</text:p>
          </table:table-cell>
          <table:table-cell office:value-type="float" office:value="225.6931212723658" table:style-name="ce7">
            <text:p>226</text:p>
          </table:table-cell>
          <table:table-cell table:number-columns-repeated="2" table:style-name="ce1"/>
          <table:table-cell office:value-type="float" office:value="0.81599999999999995" table:style-name="ce6">
            <text:p>0.82</text:p>
          </table:table-cell>
          <table:table-cell office:value-type="float" office:value="9355.5065750149424" table:style-name="ce7">
            <text:p>9356</text:p>
          </table:table-cell>
          <table:table-cell office:value-type="float" office:value="364.16682606096833" table:style-name="ce7">
            <text:p>364</text:p>
          </table:table-cell>
          <table:table-cell office:value-type="float" office:value="858.86921697549315" table:style-name="ce7">
            <text:p>859</text:p>
          </table:table-cell>
          <table:table-cell office:value-type="float" office:value="1921.0132695756126" table:style-name="ce7">
            <text:p>1921</text:p>
          </table:table-cell>
          <table:table-cell office:value-type="float" office:value="364.08828451882846" table:style-name="ce7">
            <text:p>364</text:p>
          </table:table-cell>
          <table:table-cell office:value-type="float" office:value="16730" table:style-name="ce7">
            <text:p>1673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District_School_Board_Ontario_North_East">District School Board Ontario North East</text:a></text:p>
          </table:table-cell>
          <table:table-cell office:value-type="float" office:value="0.70899999999999996" table:style-name="ce6">
            <text:p>0.71</text:p>
          </table:table-cell>
          <table:table-cell office:value-type="float" office:value="6630" table:style-name="ce1">
            <text:p>6630</text:p>
          </table:table-cell>
          <table:table-cell office:value-type="float" office:value="12469.947963800905" table:style-name="ce7">
            <text:p>12470</text:p>
          </table:table-cell>
          <table:table-cell office:value-type="float" office:value="759.94675716440418" table:style-name="ce7">
            <text:p>760</text:p>
          </table:table-cell>
          <table:table-cell office:value-type="float" office:value="1909.0944193061839" table:style-name="ce7">
            <text:p>1909</text:p>
          </table:table-cell>
          <table:table-cell office:value-type="float" office:value="3792.9428355957766" table:style-name="ce7">
            <text:p>3793</text:p>
          </table:table-cell>
          <table:table-cell office:value-type="float" office:value="344.25082956259428" table:style-name="ce7">
            <text:p>344</text:p>
          </table:table-cell>
          <table:table-cell table:number-columns-repeated="2" table:style-name="ce1"/>
          <table:table-cell office:value-type="float" office:value="0.85099999999999998" table:style-name="ce6">
            <text:p>0.85</text:p>
          </table:table-cell>
          <table:table-cell office:value-type="float" office:value="9529.7611928429415" table:style-name="ce7">
            <text:p>9530</text:p>
          </table:table-cell>
          <table:table-cell office:value-type="float" office:value="340.87231278992709" table:style-name="ce7">
            <text:p>341</text:p>
          </table:table-cell>
          <table:table-cell office:value-type="float" office:value="531.45076209410206" table:style-name="ce7">
            <text:p>531</text:p>
          </table:table-cell>
          <table:table-cell office:value-type="float" office:value="787.37924453280323" table:style-name="ce7">
            <text:p>787</text:p>
          </table:table-cell>
          <table:table-cell office:value-type="float" office:value="225.6931212723658" table:style-name="ce7">
            <text:p>226</text:p>
          </table:table-cell>
          <table:table-cell office:value-type="float" office:value="37725" table:style-name="ce7">
            <text:p>37725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Durham_District_School_Board">Durham District School Board</text:a></text:p>
          </table:table-cell>
          <table:table-cell office:value-type="float" office:value="0.874" table:style-name="ce6">
            <text:p>0.87</text:p>
          </table:table-cell>
          <table:table-cell office:value-type="float" office:value="71145" table:style-name="ce1">
            <text:p>71145</text:p>
          </table:table-cell>
          <table:table-cell office:value-type="float" office:value="9487.5798720922066" table:style-name="ce7">
            <text:p>9488</text:p>
          </table:table-cell>
          <table:table-cell office:value-type="float" office:value="287.66794574460607" table:style-name="ce7">
            <text:p>288</text:p>
          </table:table-cell>
          <table:table-cell office:value-type="float" office:value="320.64998243024809" table:style-name="ce7">
            <text:p>321</text:p>
          </table:table-cell>
          <table:table-cell office:value-type="float" office:value="1831.6667088340712" table:style-name="ce7">
            <text:p>1832</text:p>
          </table:table-cell>
          <table:table-cell office:value-type="float" office:value="258.41412608053975" table:style-name="ce7">
            <text:p>258</text:p>
          </table:table-cell>
          <table:table-cell table:number-columns-repeated="2" table:style-name="ce1"/>
          <table:table-cell office:value-type="float" office:value="0.70899999999999996" table:style-name="ce6">
            <text:p>0.71</text:p>
          </table:table-cell>
          <table:table-cell office:value-type="float" office:value="12469.947963800905" table:style-name="ce7">
            <text:p>12470</text:p>
          </table:table-cell>
          <table:table-cell office:value-type="float" office:value="759.94675716440418" table:style-name="ce7">
            <text:p>760</text:p>
          </table:table-cell>
          <table:table-cell office:value-type="float" office:value="1909.0944193061839" table:style-name="ce7">
            <text:p>1909</text:p>
          </table:table-cell>
          <table:table-cell office:value-type="float" office:value="3792.9428355957766" table:style-name="ce7">
            <text:p>3793</text:p>
          </table:table-cell>
          <table:table-cell office:value-type="float" office:value="344.25082956259428" table:style-name="ce7">
            <text:p>344</text:p>
          </table:table-cell>
          <table:table-cell office:value-type="float" office:value="6630" table:style-name="ce7">
            <text:p>663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Grand_Erie_District_School_Board">Grand Erie District School Board</text:a></text:p>
          </table:table-cell>
          <table:table-cell office:value-type="float" office:value="0.75900000000000001" table:style-name="ce6">
            <text:p>0.76</text:p>
          </table:table-cell>
          <table:table-cell office:value-type="float" office:value="26530" table:style-name="ce1">
            <text:p>26530</text:p>
          </table:table-cell>
          <table:table-cell office:value-type="float" office:value="9649.9096494534497" table:style-name="ce7">
            <text:p>9650</text:p>
          </table:table-cell>
          <table:table-cell office:value-type="float" office:value="293.57237090086693" table:style-name="ce7">
            <text:p>294</text:p>
          </table:table-cell>
          <table:table-cell office:value-type="float" office:value="487.34157557482098" table:style-name="ce7">
            <text:p>487</text:p>
          </table:table-cell>
          <table:table-cell office:value-type="float" office:value="1705.7182058047492" table:style-name="ce7">
            <text:p>1706</text:p>
          </table:table-cell>
          <table:table-cell office:value-type="float" office:value="304.68518658122878" table:style-name="ce7">
            <text:p>305</text:p>
          </table:table-cell>
          <table:table-cell table:number-columns-repeated="2" table:style-name="ce1"/>
          <table:table-cell office:value-type="float" office:value="0.874" table:style-name="ce6">
            <text:p>0.87</text:p>
          </table:table-cell>
          <table:table-cell office:value-type="float" office:value="9487.5798720922066" table:style-name="ce7">
            <text:p>9488</text:p>
          </table:table-cell>
          <table:table-cell office:value-type="float" office:value="287.66794574460607" table:style-name="ce7">
            <text:p>288</text:p>
          </table:table-cell>
          <table:table-cell office:value-type="float" office:value="320.64998243024809" table:style-name="ce7">
            <text:p>321</text:p>
          </table:table-cell>
          <table:table-cell office:value-type="float" office:value="1831.6667088340712" table:style-name="ce7">
            <text:p>1832</text:p>
          </table:table-cell>
          <table:table-cell office:value-type="float" office:value="258.41412608053975" table:style-name="ce7">
            <text:p>258</text:p>
          </table:table-cell>
          <table:table-cell office:value-type="float" office:value="71145" table:style-name="ce7">
            <text:p>71145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Greater_Essex_County_District_School_Board">Greater Essex County District School Board</text:a></text:p>
          </table:table-cell>
          <table:table-cell office:value-type="float" office:value="0.85" table:style-name="ce6">
            <text:p>0.85</text:p>
          </table:table-cell>
          <table:table-cell office:value-type="float" office:value="36610" table:style-name="ce1">
            <text:p>36610</text:p>
          </table:table-cell>
          <table:table-cell office:value-type="float" office:value="9677.970527178366" table:style-name="ce7">
            <text:p>9678</text:p>
          </table:table-cell>
          <table:table-cell office:value-type="float" office:value="292.25239005736137" table:style-name="ce7">
            <text:p>292</text:p>
          </table:table-cell>
          <table:table-cell office:value-type="float" office:value="377.15039606664845" table:style-name="ce7">
            <text:p>377</text:p>
          </table:table-cell>
          <table:table-cell office:value-type="float" office:value="1736.1169625785305" table:style-name="ce7">
            <text:p>1736</text:p>
          </table:table-cell>
          <table:table-cell office:value-type="float" office:value="254.15826276973505" table:style-name="ce7">
            <text:p>254</text:p>
          </table:table-cell>
          <table:table-cell table:number-columns-repeated="2" table:style-name="ce1"/>
          <table:table-cell office:value-type="float" office:value="0.75900000000000001" table:style-name="ce6">
            <text:p>0.76</text:p>
          </table:table-cell>
          <table:table-cell office:value-type="float" office:value="9649.9096494534497" table:style-name="ce7">
            <text:p>9650</text:p>
          </table:table-cell>
          <table:table-cell office:value-type="float" office:value="293.57237090086693" table:style-name="ce7">
            <text:p>294</text:p>
          </table:table-cell>
          <table:table-cell office:value-type="float" office:value="487.34157557482098" table:style-name="ce7">
            <text:p>487</text:p>
          </table:table-cell>
          <table:table-cell office:value-type="float" office:value="1705.7182058047492" table:style-name="ce7">
            <text:p>1706</text:p>
          </table:table-cell>
          <table:table-cell office:value-type="float" office:value="304.68518658122878" table:style-name="ce7">
            <text:p>305</text:p>
          </table:table-cell>
          <table:table-cell office:value-type="float" office:value="26530" table:style-name="ce7">
            <text:p>2653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Halton_District_School_Board">Halton District School Board</text:a></text:p>
          </table:table-cell>
          <table:table-cell office:value-type="float" office:value="0.92700000000000005" table:style-name="ce6">
            <text:p>0.93</text:p>
          </table:table-cell>
          <table:table-cell office:value-type="float" office:value="65300" table:style-name="ce1">
            <text:p>65300</text:p>
          </table:table-cell>
          <table:table-cell office:value-type="float" office:value="9310.9252833078099" table:style-name="ce7">
            <text:p>9311</text:p>
          </table:table-cell>
          <table:table-cell office:value-type="float" office:value="273.43669218989282" table:style-name="ce7">
            <text:p>273</text:p>
          </table:table-cell>
          <table:table-cell office:value-type="float" office:value="265.60747320061256" table:style-name="ce7">
            <text:p>266</text:p>
          </table:table-cell>
          <table:table-cell office:value-type="float" office:value="1634.7924655436448" table:style-name="ce7">
            <text:p>1635</text:p>
          </table:table-cell>
          <table:table-cell office:value-type="float" office:value="307.78600306278713" table:style-name="ce7">
            <text:p>308</text:p>
          </table:table-cell>
          <table:table-cell table:number-columns-repeated="2" table:style-name="ce1"/>
          <table:table-cell office:value-type="float" office:value="0.85" table:style-name="ce6">
            <text:p>0.85</text:p>
          </table:table-cell>
          <table:table-cell office:value-type="float" office:value="9677.970527178366" table:style-name="ce7">
            <text:p>9678</text:p>
          </table:table-cell>
          <table:table-cell office:value-type="float" office:value="292.25239005736137" table:style-name="ce7">
            <text:p>292</text:p>
          </table:table-cell>
          <table:table-cell office:value-type="float" office:value="377.15039606664845" table:style-name="ce7">
            <text:p>377</text:p>
          </table:table-cell>
          <table:table-cell office:value-type="float" office:value="1736.1169625785305" table:style-name="ce7">
            <text:p>1736</text:p>
          </table:table-cell>
          <table:table-cell office:value-type="float" office:value="254.15826276973505" table:style-name="ce7">
            <text:p>254</text:p>
          </table:table-cell>
          <table:table-cell office:value-type="float" office:value="36610" table:style-name="ce7">
            <text:p>3661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Hamilton-Wentworth_District_School_Board">Hamilton-Wentworth District School Board</text:a></text:p>
          </table:table-cell>
          <table:table-cell office:value-type="float" office:value="0.80500000000000005" table:style-name="ce6">
            <text:p>0.81</text:p>
          </table:table-cell>
          <table:table-cell office:value-type="float" office:value="50075" table:style-name="ce1">
            <text:p>50075</text:p>
          </table:table-cell>
          <table:table-cell office:value-type="float" office:value="9822.6660009985026" table:style-name="ce7">
            <text:p>9823</text:p>
          </table:table-cell>
          <table:table-cell office:value-type="float" office:value="286.51023464802796" table:style-name="ce7">
            <text:p>287</text:p>
          </table:table-cell>
          <table:table-cell office:value-type="float" office:value="470.6939590614079" table:style-name="ce7">
            <text:p>471</text:p>
          </table:table-cell>
          <table:table-cell office:value-type="float" office:value="1943.1452820768848" table:style-name="ce7">
            <text:p>1943</text:p>
          </table:table-cell>
          <table:table-cell office:value-type="float" office:value="221.22815776335497" table:style-name="ce7">
            <text:p>221</text:p>
          </table:table-cell>
          <table:table-cell table:number-columns-repeated="2" table:style-name="ce1"/>
          <table:table-cell office:value-type="float" office:value="0.92700000000000005" table:style-name="ce6">
            <text:p>0.93</text:p>
          </table:table-cell>
          <table:table-cell office:value-type="float" office:value="9310.9252833078099" table:style-name="ce7">
            <text:p>9311</text:p>
          </table:table-cell>
          <table:table-cell office:value-type="float" office:value="273.43669218989282" table:style-name="ce7">
            <text:p>273</text:p>
          </table:table-cell>
          <table:table-cell office:value-type="float" office:value="265.60747320061256" table:style-name="ce7">
            <text:p>266</text:p>
          </table:table-cell>
          <table:table-cell office:value-type="float" office:value="1634.7924655436448" table:style-name="ce7">
            <text:p>1635</text:p>
          </table:table-cell>
          <table:table-cell office:value-type="float" office:value="307.78600306278713" table:style-name="ce7">
            <text:p>308</text:p>
          </table:table-cell>
          <table:table-cell office:value-type="float" office:value="65300" table:style-name="ce7">
            <text:p>653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Hastings_%26_Prince_Edward_District_School_Board">Hastings &amp; Prince Edward District School Board</text:a></text:p>
          </table:table-cell>
          <table:table-cell office:value-type="float" office:value="0.76400000000000001" table:style-name="ce6">
            <text:p>0.76</text:p>
          </table:table-cell>
          <table:table-cell office:value-type="float" office:value="15095" table:style-name="ce1">
            <text:p>15095</text:p>
          </table:table-cell>
          <table:table-cell office:value-type="float" office:value="10049.287843656841" table:style-name="ce7">
            <text:p>10049</text:p>
          </table:table-cell>
          <table:table-cell office:value-type="float" office:value="412.45445511758862" table:style-name="ce7">
            <text:p>412</text:p>
          </table:table-cell>
          <table:table-cell office:value-type="float" office:value="967.1414375621066" table:style-name="ce7">
            <text:p>967</text:p>
          </table:table-cell>
          <table:table-cell office:value-type="float" office:value="1863.6634647234184" table:style-name="ce7">
            <text:p>1864</text:p>
          </table:table-cell>
          <table:table-cell office:value-type="float" office:value="271.67936402782379" table:style-name="ce7">
            <text:p>272</text:p>
          </table:table-cell>
          <table:table-cell table:number-columns-repeated="2" table:style-name="ce1"/>
          <table:table-cell office:value-type="float" office:value="0.80500000000000005" table:style-name="ce6">
            <text:p>0.81</text:p>
          </table:table-cell>
          <table:table-cell office:value-type="float" office:value="9822.6660009985026" table:style-name="ce7">
            <text:p>9823</text:p>
          </table:table-cell>
          <table:table-cell office:value-type="float" office:value="286.51023464802796" table:style-name="ce7">
            <text:p>287</text:p>
          </table:table-cell>
          <table:table-cell office:value-type="float" office:value="470.6939590614079" table:style-name="ce7">
            <text:p>471</text:p>
          </table:table-cell>
          <table:table-cell office:value-type="float" office:value="1943.1452820768848" table:style-name="ce7">
            <text:p>1943</text:p>
          </table:table-cell>
          <table:table-cell office:value-type="float" office:value="221.22815776335497" table:style-name="ce7">
            <text:p>221</text:p>
          </table:table-cell>
          <table:table-cell office:value-type="float" office:value="50075" table:style-name="ce7">
            <text:p>50075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Kawartha_Pine_Ridge_District_School_Board">Kawartha Pine Ridge District School Board</text:a></text:p>
          </table:table-cell>
          <table:table-cell office:value-type="float" office:value="0.84899999999999998" table:style-name="ce6">
            <text:p>0.85</text:p>
          </table:table-cell>
          <table:table-cell office:value-type="float" office:value="32930" table:style-name="ce1">
            <text:p>32930</text:p>
          </table:table-cell>
          <table:table-cell office:value-type="float" office:value="9711.0017309444283" table:style-name="ce7">
            <text:p>9711</text:p>
          </table:table-cell>
          <table:table-cell office:value-type="float" office:value="330.37628302459763" table:style-name="ce7">
            <text:p>330</text:p>
          </table:table-cell>
          <table:table-cell office:value-type="float" office:value="653.35827512906167" table:style-name="ce7">
            <text:p>653</text:p>
          </table:table-cell>
          <table:table-cell office:value-type="float" office:value="1669.5333130883694" table:style-name="ce7">
            <text:p>1670</text:p>
          </table:table-cell>
          <table:table-cell office:value-type="float" office:value="293.0577892499241" table:style-name="ce7">
            <text:p>293</text:p>
          </table:table-cell>
          <table:table-cell table:number-columns-repeated="2" table:style-name="ce1"/>
          <table:table-cell office:value-type="float" office:value="0.76400000000000001" table:style-name="ce6">
            <text:p>0.76</text:p>
          </table:table-cell>
          <table:table-cell office:value-type="float" office:value="10049.287843656841" table:style-name="ce7">
            <text:p>10049</text:p>
          </table:table-cell>
          <table:table-cell office:value-type="float" office:value="412.45445511758862" table:style-name="ce7">
            <text:p>412</text:p>
          </table:table-cell>
          <table:table-cell office:value-type="float" office:value="967.1414375621066" table:style-name="ce7">
            <text:p>967</text:p>
          </table:table-cell>
          <table:table-cell office:value-type="float" office:value="1863.6634647234184" table:style-name="ce7">
            <text:p>1864</text:p>
          </table:table-cell>
          <table:table-cell office:value-type="float" office:value="271.67936402782379" table:style-name="ce7">
            <text:p>272</text:p>
          </table:table-cell>
          <table:table-cell office:value-type="float" office:value="15095" table:style-name="ce7">
            <text:p>15095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Keewatin-Patricia_District_School_Board">Keewatin-Patricia District School Board</text:a></text:p>
          </table:table-cell>
          <table:table-cell office:value-type="float" office:value="0.73199999999999998" table:style-name="ce6">
            <text:p>0.73</text:p>
          </table:table-cell>
          <table:table-cell office:value-type="float" office:value="4820" table:style-name="ce1">
            <text:p>4820</text:p>
          </table:table-cell>
          <table:table-cell office:value-type="float" office:value="14043.153526970955" table:style-name="ce7">
            <text:p>14043</text:p>
          </table:table-cell>
          <table:table-cell office:value-type="float" office:value="997.71784232365144" table:style-name="ce7">
            <text:p>998</text:p>
          </table:table-cell>
          <table:table-cell office:value-type="float" office:value="1059.5435684647302" table:style-name="ce7">
            <text:p>1060</text:p>
          </table:table-cell>
          <table:table-cell office:value-type="float" office:value="3202.9045643153527" table:style-name="ce7">
            <text:p>3203</text:p>
          </table:table-cell>
          <table:table-cell office:value-type="float" office:value="529.04564315352695" table:style-name="ce7">
            <text:p>529</text:p>
          </table:table-cell>
          <table:table-cell table:number-columns-repeated="2" table:style-name="ce1"/>
          <table:table-cell office:value-type="float" office:value="0.84899999999999998" table:style-name="ce6">
            <text:p>0.85</text:p>
          </table:table-cell>
          <table:table-cell office:value-type="float" office:value="9711.0017309444283" table:style-name="ce7">
            <text:p>9711</text:p>
          </table:table-cell>
          <table:table-cell office:value-type="float" office:value="330.37628302459763" table:style-name="ce7">
            <text:p>330</text:p>
          </table:table-cell>
          <table:table-cell office:value-type="float" office:value="653.35827512906167" table:style-name="ce7">
            <text:p>653</text:p>
          </table:table-cell>
          <table:table-cell office:value-type="float" office:value="1669.5333130883694" table:style-name="ce7">
            <text:p>1670</text:p>
          </table:table-cell>
          <table:table-cell office:value-type="float" office:value="293.0577892499241" table:style-name="ce7">
            <text:p>293</text:p>
          </table:table-cell>
          <table:table-cell office:value-type="float" office:value="32930" table:style-name="ce7">
            <text:p>3293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Lakehead_District_School_Board">Lakehead District School Board</text:a></text:p>
          </table:table-cell>
          <table:table-cell office:value-type="float" office:value="0.81299999999999994" table:style-name="ce6">
            <text:p>0.81</text:p>
          </table:table-cell>
          <table:table-cell office:value-type="float" office:value="8820" table:style-name="ce1">
            <text:p>8820</text:p>
          </table:table-cell>
          <table:table-cell office:value-type="float" office:value="11338.662131519275" table:style-name="ce7">
            <text:p>11339</text:p>
          </table:table-cell>
          <table:table-cell office:value-type="float" office:value="585.82766439909301" table:style-name="ce7">
            <text:p>586</text:p>
          </table:table-cell>
          <table:table-cell office:value-type="float" office:value="772.22222222222217" table:style-name="ce7">
            <text:p>772</text:p>
          </table:table-cell>
          <table:table-cell office:value-type="float" office:value="2887.074829931973" table:style-name="ce7">
            <text:p>2887</text:p>
          </table:table-cell>
          <table:table-cell office:value-type="float" office:value="227.09750566893425" table:style-name="ce7">
            <text:p>227</text:p>
          </table:table-cell>
          <table:table-cell table:number-columns-repeated="2" table:style-name="ce1"/>
          <table:table-cell office:value-type="float" office:value="0.73199999999999998" table:style-name="ce6">
            <text:p>0.73</text:p>
          </table:table-cell>
          <table:table-cell office:value-type="float" office:value="14043.153526970955" table:style-name="ce7">
            <text:p>14043</text:p>
          </table:table-cell>
          <table:table-cell office:value-type="float" office:value="997.71784232365144" table:style-name="ce7">
            <text:p>998</text:p>
          </table:table-cell>
          <table:table-cell office:value-type="float" office:value="1059.5435684647302" table:style-name="ce7">
            <text:p>1060</text:p>
          </table:table-cell>
          <table:table-cell office:value-type="float" office:value="3202.9045643153527" table:style-name="ce7">
            <text:p>3203</text:p>
          </table:table-cell>
          <table:table-cell office:value-type="float" office:value="529.04564315352695" table:style-name="ce7">
            <text:p>529</text:p>
          </table:table-cell>
          <table:table-cell office:value-type="float" office:value="4820" table:style-name="ce7">
            <text:p>482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Lambton_Kent_District_School_Board">Lambton Kent District School Board</text:a></text:p>
          </table:table-cell>
          <table:table-cell office:value-type="float" office:value="0.77100000000000002" table:style-name="ce6">
            <text:p>0.77</text:p>
          </table:table-cell>
          <table:table-cell office:value-type="float" office:value="22030" table:style-name="ce1">
            <text:p>22030</text:p>
          </table:table-cell>
          <table:table-cell office:value-type="float" office:value="9555.1089423513386" table:style-name="ce7">
            <text:p>9555</text:p>
          </table:table-cell>
          <table:table-cell office:value-type="float" office:value="334.6646391284612" table:style-name="ce7">
            <text:p>335</text:p>
          </table:table-cell>
          <table:table-cell office:value-type="float" office:value="601.99078529278256" table:style-name="ce7">
            <text:p>602</text:p>
          </table:table-cell>
          <table:table-cell office:value-type="float" office:value="1849.5726282342262" table:style-name="ce7">
            <text:p>1850</text:p>
          </table:table-cell>
          <table:table-cell office:value-type="float" office:value="264.58828869723106" table:style-name="ce7">
            <text:p>265</text:p>
          </table:table-cell>
          <table:table-cell table:number-columns-repeated="2" table:style-name="ce1"/>
          <table:table-cell office:value-type="float" office:value="0.81299999999999994" table:style-name="ce6">
            <text:p>0.81</text:p>
          </table:table-cell>
          <table:table-cell office:value-type="float" office:value="11338.662131519275" table:style-name="ce7">
            <text:p>11339</text:p>
          </table:table-cell>
          <table:table-cell office:value-type="float" office:value="585.82766439909301" table:style-name="ce7">
            <text:p>586</text:p>
          </table:table-cell>
          <table:table-cell office:value-type="float" office:value="772.22222222222217" table:style-name="ce7">
            <text:p>772</text:p>
          </table:table-cell>
          <table:table-cell office:value-type="float" office:value="2887.074829931973" table:style-name="ce7">
            <text:p>2887</text:p>
          </table:table-cell>
          <table:table-cell office:value-type="float" office:value="227.09750566893425" table:style-name="ce7">
            <text:p>227</text:p>
          </table:table-cell>
          <table:table-cell office:value-type="float" office:value="8820" table:style-name="ce7">
            <text:p>882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Limestone_District_School_Board">Limestone District School Board</text:a></text:p>
          </table:table-cell>
          <table:table-cell office:value-type="float" office:value="0.84799999999999998" table:style-name="ce6">
            <text:p>0.85</text:p>
          </table:table-cell>
          <table:table-cell office:value-type="float" office:value="19725" table:style-name="ce1">
            <text:p>19725</text:p>
          </table:table-cell>
          <table:table-cell office:value-type="float" office:value="9882.7594930291507" table:style-name="ce7">
            <text:p>9883</text:p>
          </table:table-cell>
          <table:table-cell office:value-type="float" office:value="385.25875792141954" table:style-name="ce7">
            <text:p>385</text:p>
          </table:table-cell>
          <table:table-cell office:value-type="float" office:value="823.33759188846636" table:style-name="ce7">
            <text:p>823</text:p>
          </table:table-cell>
          <table:table-cell office:value-type="float" office:value="2041.1797718631178" table:style-name="ce7">
            <text:p>2041</text:p>
          </table:table-cell>
          <table:table-cell office:value-type="float" office:value="291.58144486692015" table:style-name="ce7">
            <text:p>292</text:p>
          </table:table-cell>
          <table:table-cell table:number-columns-repeated="2" table:style-name="ce1"/>
          <table:table-cell office:value-type="float" office:value="0.77100000000000002" table:style-name="ce6">
            <text:p>0.77</text:p>
          </table:table-cell>
          <table:table-cell office:value-type="float" office:value="9555.1089423513386" table:style-name="ce7">
            <text:p>9555</text:p>
          </table:table-cell>
          <table:table-cell office:value-type="float" office:value="334.6646391284612" table:style-name="ce7">
            <text:p>335</text:p>
          </table:table-cell>
          <table:table-cell office:value-type="float" office:value="601.99078529278256" table:style-name="ce7">
            <text:p>602</text:p>
          </table:table-cell>
          <table:table-cell office:value-type="float" office:value="1849.5726282342262" table:style-name="ce7">
            <text:p>1850</text:p>
          </table:table-cell>
          <table:table-cell office:value-type="float" office:value="264.58828869723106" table:style-name="ce7">
            <text:p>265</text:p>
          </table:table-cell>
          <table:table-cell office:value-type="float" office:value="22030" table:style-name="ce7">
            <text:p>2203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Near_North_District_School_Board">Near North District School Board</text:a></text:p>
          </table:table-cell>
          <table:table-cell office:value-type="float" office:value="0.80600000000000005" table:style-name="ce6">
            <text:p>0.81</text:p>
          </table:table-cell>
          <table:table-cell office:value-type="float" office:value="9935" table:style-name="ce1">
            <text:p>9935</text:p>
          </table:table-cell>
          <table:table-cell office:value-type="float" office:value="11119.115349773529" table:style-name="ce7">
            <text:p>11119</text:p>
          </table:table-cell>
          <table:table-cell office:value-type="float" office:value="422.18701560140914" table:style-name="ce7">
            <text:p>422</text:p>
          </table:table-cell>
          <table:table-cell office:value-type="float" office:value="1223.9688978359336" table:style-name="ce7">
            <text:p>1224</text:p>
          </table:table-cell>
          <table:table-cell office:value-type="float" office:value="2735.7201811776549" table:style-name="ce7">
            <text:p>2736</text:p>
          </table:table-cell>
          <table:table-cell office:value-type="float" office:value="279.62596879718166" table:style-name="ce7">
            <text:p>280</text:p>
          </table:table-cell>
          <table:table-cell table:number-columns-repeated="2" table:style-name="ce1"/>
          <table:table-cell office:value-type="float" office:value="0.84799999999999998" table:style-name="ce6">
            <text:p>0.85</text:p>
          </table:table-cell>
          <table:table-cell office:value-type="float" office:value="9882.7594930291507" table:style-name="ce7">
            <text:p>9883</text:p>
          </table:table-cell>
          <table:table-cell office:value-type="float" office:value="385.25875792141954" table:style-name="ce7">
            <text:p>385</text:p>
          </table:table-cell>
          <table:table-cell office:value-type="float" office:value="823.33759188846636" table:style-name="ce7">
            <text:p>823</text:p>
          </table:table-cell>
          <table:table-cell office:value-type="float" office:value="2041.1797718631178" table:style-name="ce7">
            <text:p>2041</text:p>
          </table:table-cell>
          <table:table-cell office:value-type="float" office:value="291.58144486692015" table:style-name="ce7">
            <text:p>292</text:p>
          </table:table-cell>
          <table:table-cell office:value-type="float" office:value="19725" table:style-name="ce7">
            <text:p>19725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Ottawa-Carleton_District_School_Board">Ottawa-Carleton District School Board</text:a></text:p>
          </table:table-cell>
          <table:table-cell office:value-type="float" office:value="0.89" table:style-name="ce6">
            <text:p>0.89</text:p>
          </table:table-cell>
          <table:table-cell office:value-type="float" office:value="74695" table:style-name="ce1">
            <text:p>74695</text:p>
          </table:table-cell>
          <table:table-cell office:value-type="float" office:value="9567.997563424593" table:style-name="ce7">
            <text:p>9568</text:p>
          </table:table-cell>
          <table:table-cell office:value-type="float" office:value="270.9290849454448" table:style-name="ce7">
            <text:p>271</text:p>
          </table:table-cell>
          <table:table-cell office:value-type="float" office:value="560.52639400227588" table:style-name="ce7">
            <text:p>561</text:p>
          </table:table-cell>
          <table:table-cell office:value-type="float" office:value="0" table:style-name="ce7">
            <text:p>0</text:p>
          </table:table-cell>
          <table:table-cell office:value-type="float" office:value="311.32402436575404" table:style-name="ce7">
            <text:p>311</text:p>
          </table:table-cell>
          <table:table-cell table:number-columns-repeated="2" table:style-name="ce1"/>
          <table:table-cell office:value-type="float" office:value="0.80600000000000005" table:style-name="ce6">
            <text:p>0.81</text:p>
          </table:table-cell>
          <table:table-cell office:value-type="float" office:value="11119.115349773529" table:style-name="ce7">
            <text:p>11119</text:p>
          </table:table-cell>
          <table:table-cell office:value-type="float" office:value="422.18701560140914" table:style-name="ce7">
            <text:p>422</text:p>
          </table:table-cell>
          <table:table-cell office:value-type="float" office:value="1223.9688978359336" table:style-name="ce7">
            <text:p>1224</text:p>
          </table:table-cell>
          <table:table-cell office:value-type="float" office:value="2735.7201811776549" table:style-name="ce7">
            <text:p>2736</text:p>
          </table:table-cell>
          <table:table-cell office:value-type="float" office:value="279.62596879718166" table:style-name="ce7">
            <text:p>280</text:p>
          </table:table-cell>
          <table:table-cell office:value-type="float" office:value="9935" table:style-name="ce7">
            <text:p>9935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Peel_District_School_Board">Peel District School Board</text:a></text:p>
          </table:table-cell>
          <table:table-cell office:value-type="float" office:value="0.89100000000000001" table:style-name="ce6">
            <text:p>0.89</text:p>
          </table:table-cell>
          <table:table-cell office:value-type="float" office:value="157620" table:style-name="ce1">
            <text:p>157620</text:p>
          </table:table-cell>
          <table:table-cell office:value-type="float" office:value="9417.9799517827687" table:style-name="ce7">
            <text:p>9418</text:p>
          </table:table-cell>
          <table:table-cell office:value-type="float" office:value="318.17662733155692" table:style-name="ce7">
            <text:p>318</text:p>
          </table:table-cell>
          <table:table-cell office:value-type="float" office:value="346.76437000380662" table:style-name="ce7">
            <text:p>347</text:p>
          </table:table-cell>
          <table:table-cell office:value-type="float" office:value="1744.5882502220531" table:style-name="ce7">
            <text:p>1745</text:p>
          </table:table-cell>
          <table:table-cell office:value-type="float" office:value="215.10595102144399" table:style-name="ce7">
            <text:p>215</text:p>
          </table:table-cell>
          <table:table-cell table:number-columns-repeated="2" table:style-name="ce1"/>
          <table:table-cell office:value-type="float" office:value="0.89" table:style-name="ce6">
            <text:p>0.89</text:p>
          </table:table-cell>
          <table:table-cell office:value-type="float" office:value="9567.997563424593" table:style-name="ce7">
            <text:p>9568</text:p>
          </table:table-cell>
          <table:table-cell office:value-type="float" office:value="270.9290849454448" table:style-name="ce7">
            <text:p>271</text:p>
          </table:table-cell>
          <table:table-cell office:value-type="float" office:value="560.52639400227588" table:style-name="ce7">
            <text:p>561</text:p>
          </table:table-cell>
          <table:table-cell office:value-type="float" office:value="0" table:style-name="ce7">
            <text:p>0</text:p>
          </table:table-cell>
          <table:table-cell office:value-type="float" office:value="311.32402436575404" table:style-name="ce7">
            <text:p>311</text:p>
          </table:table-cell>
          <table:table-cell office:value-type="float" office:value="74695" table:style-name="ce7">
            <text:p>74695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Rainbow_District_School_Board">Rainbow District School Board</text:a></text:p>
          </table:table-cell>
          <table:table-cell office:value-type="float" office:value="0.75" table:style-name="ce6">
            <text:p>0.75</text:p>
          </table:table-cell>
          <table:table-cell office:value-type="float" office:value="13385" table:style-name="ce1">
            <text:p>13385</text:p>
          </table:table-cell>
          <table:table-cell office:value-type="float" office:value="11085.241165483751" table:style-name="ce7">
            <text:p>11085</text:p>
          </table:table-cell>
          <table:table-cell office:value-type="float" office:value="394.80119536794922" table:style-name="ce7">
            <text:p>395</text:p>
          </table:table-cell>
          <table:table-cell office:value-type="float" office:value="1043.1757937990287" table:style-name="ce7">
            <text:p>1043</text:p>
          </table:table-cell>
          <table:table-cell office:value-type="float" office:value="2363.1901382144192" table:style-name="ce7">
            <text:p>2363</text:p>
          </table:table-cell>
          <table:table-cell office:value-type="float" office:value="342.62570041090771" table:style-name="ce7">
            <text:p>343</text:p>
          </table:table-cell>
          <table:table-cell table:number-columns-repeated="2" table:style-name="ce1"/>
          <table:table-cell office:value-type="float" office:value="0.89100000000000001" table:style-name="ce6">
            <text:p>0.89</text:p>
          </table:table-cell>
          <table:table-cell office:value-type="float" office:value="9417.9799517827687" table:style-name="ce7">
            <text:p>9418</text:p>
          </table:table-cell>
          <table:table-cell office:value-type="float" office:value="318.17662733155692" table:style-name="ce7">
            <text:p>318</text:p>
          </table:table-cell>
          <table:table-cell office:value-type="float" office:value="346.76437000380662" table:style-name="ce7">
            <text:p>347</text:p>
          </table:table-cell>
          <table:table-cell office:value-type="float" office:value="1744.5882502220531" table:style-name="ce7">
            <text:p>1745</text:p>
          </table:table-cell>
          <table:table-cell office:value-type="float" office:value="215.10595102144399" table:style-name="ce7">
            <text:p>215</text:p>
          </table:table-cell>
          <table:table-cell office:value-type="float" office:value="157620" table:style-name="ce7">
            <text:p>15762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Rainy_River_District_School_Board">Rainy River District School Board</text:a></text:p>
          </table:table-cell>
          <table:table-cell office:value-type="float" office:value="0.80500000000000005" table:style-name="ce6">
            <text:p>0.81</text:p>
          </table:table-cell>
          <table:table-cell office:value-type="float" office:value="2665" table:style-name="ce1">
            <text:p>2665</text:p>
          </table:table-cell>
          <table:table-cell office:value-type="float" office:value="14587.663414634146" table:style-name="ce7">
            <text:p>14588</text:p>
          </table:table-cell>
          <table:table-cell office:value-type="float" office:value="927.29043151969984" table:style-name="ce7">
            <text:p>927</text:p>
          </table:table-cell>
          <table:table-cell office:value-type="float" office:value="1238.910694183865" table:style-name="ce7">
            <text:p>1239</text:p>
          </table:table-cell>
          <table:table-cell office:value-type="float" office:value="3462.4896810506566" table:style-name="ce7">
            <text:p>3462</text:p>
          </table:table-cell>
          <table:table-cell office:value-type="float" office:value="462.80675422138836" table:style-name="ce7">
            <text:p>463</text:p>
          </table:table-cell>
          <table:table-cell table:number-columns-repeated="2" table:style-name="ce1"/>
          <table:table-cell office:value-type="float" office:value="0.75" table:style-name="ce6">
            <text:p>0.75</text:p>
          </table:table-cell>
          <table:table-cell office:value-type="float" office:value="11085.241165483751" table:style-name="ce7">
            <text:p>11085</text:p>
          </table:table-cell>
          <table:table-cell office:value-type="float" office:value="394.80119536794922" table:style-name="ce7">
            <text:p>395</text:p>
          </table:table-cell>
          <table:table-cell office:value-type="float" office:value="1043.1757937990287" table:style-name="ce7">
            <text:p>1043</text:p>
          </table:table-cell>
          <table:table-cell office:value-type="float" office:value="2363.1901382144192" table:style-name="ce7">
            <text:p>2363</text:p>
          </table:table-cell>
          <table:table-cell office:value-type="float" office:value="342.62570041090771" table:style-name="ce7">
            <text:p>343</text:p>
          </table:table-cell>
          <table:table-cell office:value-type="float" office:value="13385" table:style-name="ce7">
            <text:p>13385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Renfrew_County_District_School_Board">Renfrew County District School Board</text:a></text:p>
          </table:table-cell>
          <table:table-cell office:value-type="float" office:value="0.86799999999999999" table:style-name="ce6">
            <text:p>0.87</text:p>
          </table:table-cell>
          <table:table-cell office:value-type="float" office:value="9110" table:style-name="ce1">
            <text:p>9110</text:p>
          </table:table-cell>
          <table:table-cell office:value-type="float" office:value="11095.141053787047" table:style-name="ce7">
            <text:p>11095</text:p>
          </table:table-cell>
          <table:table-cell office:value-type="float" office:value="522.34489571899007" table:style-name="ce7">
            <text:p>522</text:p>
          </table:table-cell>
          <table:table-cell office:value-type="float" office:value="955.47409440175636" table:style-name="ce7">
            <text:p>955</text:p>
          </table:table-cell>
          <table:table-cell office:value-type="float" office:value="2181.9863885839736" table:style-name="ce7">
            <text:p>2182</text:p>
          </table:table-cell>
          <table:table-cell office:value-type="float" office:value="262.4324917672887" table:style-name="ce7">
            <text:p>262</text:p>
          </table:table-cell>
          <table:table-cell table:number-columns-repeated="2" table:style-name="ce1"/>
          <table:table-cell office:value-type="float" office:value="0.80500000000000005" table:style-name="ce6">
            <text:p>0.81</text:p>
          </table:table-cell>
          <table:table-cell office:value-type="float" office:value="14587.663414634146" table:style-name="ce7">
            <text:p>14588</text:p>
          </table:table-cell>
          <table:table-cell office:value-type="float" office:value="927.29043151969984" table:style-name="ce7">
            <text:p>927</text:p>
          </table:table-cell>
          <table:table-cell office:value-type="float" office:value="1238.910694183865" table:style-name="ce7">
            <text:p>1239</text:p>
          </table:table-cell>
          <table:table-cell office:value-type="float" office:value="3462.4896810506566" table:style-name="ce7">
            <text:p>3462</text:p>
          </table:table-cell>
          <table:table-cell office:value-type="float" office:value="462.80675422138836" table:style-name="ce7">
            <text:p>463</text:p>
          </table:table-cell>
          <table:table-cell office:value-type="float" office:value="2665" table:style-name="ce7">
            <text:p>2665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Simcoe_County_District_School_Board">Simcoe County District School Board</text:a></text:p>
          </table:table-cell>
          <table:table-cell office:value-type="float" office:value="0.83299999999999996" table:style-name="ce6">
            <text:p>0.83</text:p>
          </table:table-cell>
          <table:table-cell office:value-type="float" office:value="52910" table:style-name="ce1">
            <text:p>52910</text:p>
          </table:table-cell>
          <table:table-cell office:value-type="float" office:value="9319.5426195426189" table:style-name="ce7">
            <text:p>9320</text:p>
          </table:table-cell>
          <table:table-cell office:value-type="float" office:value="308.52390852390852" table:style-name="ce7">
            <text:p>309</text:p>
          </table:table-cell>
          <table:table-cell office:value-type="float" office:value="383.17898317898317" table:style-name="ce7">
            <text:p>383</text:p>
          </table:table-cell>
          <table:table-cell office:value-type="float" office:value="1772.5004725004726" table:style-name="ce7">
            <text:p>1773</text:p>
          </table:table-cell>
          <table:table-cell office:value-type="float" office:value="289.83178983178982" table:style-name="ce7">
            <text:p>290</text:p>
          </table:table-cell>
          <table:table-cell table:number-columns-repeated="2" table:style-name="ce1"/>
          <table:table-cell office:value-type="float" office:value="0.86799999999999999" table:style-name="ce6">
            <text:p>0.87</text:p>
          </table:table-cell>
          <table:table-cell office:value-type="float" office:value="11095.141053787047" table:style-name="ce7">
            <text:p>11095</text:p>
          </table:table-cell>
          <table:table-cell office:value-type="float" office:value="522.34489571899007" table:style-name="ce7">
            <text:p>522</text:p>
          </table:table-cell>
          <table:table-cell office:value-type="float" office:value="955.47409440175636" table:style-name="ce7">
            <text:p>955</text:p>
          </table:table-cell>
          <table:table-cell office:value-type="float" office:value="2181.9863885839736" table:style-name="ce7">
            <text:p>2182</text:p>
          </table:table-cell>
          <table:table-cell office:value-type="float" office:value="262.4324917672887" table:style-name="ce7">
            <text:p>262</text:p>
          </table:table-cell>
          <table:table-cell office:value-type="float" office:value="9110" table:style-name="ce7">
            <text:p>911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Superior-Greenstone_District_School_Board">Superior-Greenstone District School Board</text:a></text:p>
          </table:table-cell>
          <table:table-cell office:value-type="float" office:value="0.71399999999999997" table:style-name="ce6">
            <text:p>0.71</text:p>
          </table:table-cell>
          <table:table-cell office:value-type="float" office:value="1445" table:style-name="ce1">
            <text:p>1445</text:p>
          </table:table-cell>
          <table:table-cell office:value-type="float" office:value="19237.472664359862" table:style-name="ce7">
            <text:p>19237</text:p>
          </table:table-cell>
          <table:table-cell office:value-type="float" office:value="2160.1979238754325" table:style-name="ce7">
            <text:p>2160</text:p>
          </table:table-cell>
          <table:table-cell office:value-type="float" office:value="1227.7882352941176" table:style-name="ce7">
            <text:p>1228</text:p>
          </table:table-cell>
          <table:table-cell office:value-type="float" office:value="7271.434602076125" table:style-name="ce7">
            <text:p>7271</text:p>
          </table:table-cell>
          <table:table-cell office:value-type="float" office:value="346.39031141868514" table:style-name="ce7">
            <text:p>346</text:p>
          </table:table-cell>
          <table:table-cell table:number-columns-repeated="2" table:style-name="ce1"/>
          <table:table-cell office:value-type="float" office:value="0.83299999999999996" table:style-name="ce6">
            <text:p>0.83</text:p>
          </table:table-cell>
          <table:table-cell office:value-type="float" office:value="9319.5426195426189" table:style-name="ce7">
            <text:p>9320</text:p>
          </table:table-cell>
          <table:table-cell office:value-type="float" office:value="308.52390852390852" table:style-name="ce7">
            <text:p>309</text:p>
          </table:table-cell>
          <table:table-cell office:value-type="float" office:value="383.17898317898317" table:style-name="ce7">
            <text:p>383</text:p>
          </table:table-cell>
          <table:table-cell office:value-type="float" office:value="1772.5004725004726" table:style-name="ce7">
            <text:p>1773</text:p>
          </table:table-cell>
          <table:table-cell office:value-type="float" office:value="289.83178983178982" table:style-name="ce7">
            <text:p>290</text:p>
          </table:table-cell>
          <table:table-cell office:value-type="float" office:value="52910" table:style-name="ce7">
            <text:p>5291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Thames_Valley_District_School_Board">Thames Valley District School Board</text:a></text:p>
          </table:table-cell>
          <table:table-cell office:value-type="float" office:value="0.79600000000000004" table:style-name="ce6">
            <text:p>0.80</text:p>
          </table:table-cell>
          <table:table-cell office:value-type="float" office:value="78960" table:style-name="ce1">
            <text:p>789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2" table:style-name="ce1"/>
          <table:table-cell office:value-type="float" office:value="0.71399999999999997" table:style-name="ce6">
            <text:p>0.71</text:p>
          </table:table-cell>
          <table:table-cell office:value-type="float" office:value="19237.472664359862" table:style-name="ce7">
            <text:p>19237</text:p>
          </table:table-cell>
          <table:table-cell office:value-type="float" office:value="2160.1979238754325" table:style-name="ce7">
            <text:p>2160</text:p>
          </table:table-cell>
          <table:table-cell office:value-type="float" office:value="1227.7882352941176" table:style-name="ce7">
            <text:p>1228</text:p>
          </table:table-cell>
          <table:table-cell office:value-type="float" office:value="7271.434602076125" table:style-name="ce7">
            <text:p>7271</text:p>
          </table:table-cell>
          <table:table-cell office:value-type="float" office:value="346.39031141868514" table:style-name="ce7">
            <text:p>346</text:p>
          </table:table-cell>
          <table:table-cell office:value-type="float" office:value="1445" table:style-name="ce7">
            <text:p>1445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Toronto_District_School_Board">Toronto District School Board</text:a></text:p>
          </table:table-cell>
          <table:table-cell office:value-type="float" office:value="0.84199999999999997" table:style-name="ce6">
            <text:p>0.84</text:p>
          </table:table-cell>
          <table:table-cell office:value-type="float" office:value="246410" table:style-name="ce1">
            <text:p>246410</text:p>
          </table:table-cell>
          <table:table-cell office:value-type="float" office:value="10620.068179051175" table:style-name="ce7">
            <text:p>10620</text:p>
          </table:table-cell>
          <table:table-cell office:value-type="float" office:value="340.1322998254941" table:style-name="ce7">
            <text:p>340</text:p>
          </table:table-cell>
          <table:table-cell office:value-type="float" office:value="275.75991234121994" table:style-name="ce7">
            <text:p>276</text:p>
          </table:table-cell>
          <table:table-cell office:value-type="float" office:value="1074.3963313177226" table:style-name="ce7">
            <text:p>1074</text:p>
          </table:table-cell>
          <table:table-cell office:value-type="float" office:value="174.03108640071426" table:style-name="ce7">
            <text:p>174</text:p>
          </table:table-cell>
          <table:table-cell table:number-columns-repeated="2" table:style-name="ce1"/>
          <table:table-cell office:value-type="float" office:value="0.84199999999999997" table:style-name="ce6">
            <text:p>0.84</text:p>
          </table:table-cell>
          <table:table-cell office:value-type="float" office:value="10620.068179051175" table:style-name="ce7">
            <text:p>10620</text:p>
          </table:table-cell>
          <table:table-cell office:value-type="float" office:value="340.1322998254941" table:style-name="ce7">
            <text:p>340</text:p>
          </table:table-cell>
          <table:table-cell office:value-type="float" office:value="275.75991234121994" table:style-name="ce7">
            <text:p>276</text:p>
          </table:table-cell>
          <table:table-cell office:value-type="float" office:value="1074.3963313177226" table:style-name="ce7">
            <text:p>1074</text:p>
          </table:table-cell>
          <table:table-cell office:value-type="float" office:value="174.03108640071426" table:style-name="ce7">
            <text:p>174</text:p>
          </table:table-cell>
          <table:table-cell office:value-type="float" office:value="246410" table:style-name="ce7">
            <text:p>24641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Trillium_Lakelands_District_School_Board">Trillium Lakelands District School Board</text:a></text:p>
          </table:table-cell>
          <table:table-cell office:value-type="float" office:value="0.82499999999999996" table:style-name="ce6">
            <text:p>0.83</text:p>
          </table:table-cell>
          <table:table-cell office:value-type="float" office:value="16765" table:style-name="ce1">
            <text:p>16765</text:p>
          </table:table-cell>
          <table:table-cell office:value-type="float" office:value="9583.7757232329259" table:style-name="ce7">
            <text:p>9584</text:p>
          </table:table-cell>
          <table:table-cell office:value-type="float" office:value="406.02445571130329" table:style-name="ce7">
            <text:p>406</text:p>
          </table:table-cell>
          <table:table-cell office:value-type="float" office:value="1021.1154190277364" table:style-name="ce7">
            <text:p>1021</text:p>
          </table:table-cell>
          <table:table-cell office:value-type="float" office:value="1778.2284521324186" table:style-name="ce7">
            <text:p>1778</text:p>
          </table:table-cell>
          <table:table-cell office:value-type="float" office:value="320.42946614971669" table:style-name="ce7">
            <text:p>320</text:p>
          </table:table-cell>
          <table:table-cell table:number-columns-repeated="2" table:style-name="ce1"/>
          <table:table-cell office:value-type="float" office:value="0.82499999999999996" table:style-name="ce6">
            <text:p>0.83</text:p>
          </table:table-cell>
          <table:table-cell office:value-type="float" office:value="9583.7757232329259" table:style-name="ce7">
            <text:p>9584</text:p>
          </table:table-cell>
          <table:table-cell office:value-type="float" office:value="406.02445571130329" table:style-name="ce7">
            <text:p>406</text:p>
          </table:table-cell>
          <table:table-cell office:value-type="float" office:value="1021.1154190277364" table:style-name="ce7">
            <text:p>1021</text:p>
          </table:table-cell>
          <table:table-cell office:value-type="float" office:value="1778.2284521324186" table:style-name="ce7">
            <text:p>1778</text:p>
          </table:table-cell>
          <table:table-cell office:value-type="float" office:value="320.42946614971669" table:style-name="ce7">
            <text:p>320</text:p>
          </table:table-cell>
          <table:table-cell office:value-type="float" office:value="16765" table:style-name="ce7">
            <text:p>16765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Upper_Canada_District_School_Board">Upper Canada District School Board</text:a></text:p>
          </table:table-cell>
          <table:table-cell office:value-type="float" office:value="0.85799999999999998" table:style-name="ce6">
            <text:p>0.86</text:p>
          </table:table-cell>
          <table:table-cell office:value-type="float" office:value="27025" table:style-name="ce1">
            <text:p>27025</text:p>
          </table:table-cell>
          <table:table-cell office:value-type="float" office:value="10104.994856614247" table:style-name="ce7">
            <text:p>10105</text:p>
          </table:table-cell>
          <table:table-cell office:value-type="float" office:value="318.31692876965775" table:style-name="ce7">
            <text:p>318</text:p>
          </table:table-cell>
          <table:table-cell office:value-type="float" office:value="1198.7844958371877" table:style-name="ce7">
            <text:p>1199</text:p>
          </table:table-cell>
          <table:table-cell office:value-type="float" office:value="1895.7708048103607" table:style-name="ce7">
            <text:p>1896</text:p>
          </table:table-cell>
          <table:table-cell office:value-type="float" office:value="223.00296022201664" table:style-name="ce7">
            <text:p>223</text:p>
          </table:table-cell>
          <table:table-cell table:number-columns-repeated="2" table:style-name="ce1"/>
          <table:table-cell office:value-type="float" office:value="0.85799999999999998" table:style-name="ce6">
            <text:p>0.86</text:p>
          </table:table-cell>
          <table:table-cell office:value-type="float" office:value="10104.994856614247" table:style-name="ce7">
            <text:p>10105</text:p>
          </table:table-cell>
          <table:table-cell office:value-type="float" office:value="318.31692876965775" table:style-name="ce7">
            <text:p>318</text:p>
          </table:table-cell>
          <table:table-cell office:value-type="float" office:value="1198.7844958371877" table:style-name="ce7">
            <text:p>1199</text:p>
          </table:table-cell>
          <table:table-cell office:value-type="float" office:value="1895.7708048103607" table:style-name="ce7">
            <text:p>1896</text:p>
          </table:table-cell>
          <table:table-cell office:value-type="float" office:value="223.00296022201664" table:style-name="ce7">
            <text:p>223</text:p>
          </table:table-cell>
          <table:table-cell office:value-type="float" office:value="27025" table:style-name="ce7">
            <text:p>27025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Upper_Grand_District_School_Board">Upper Grand District School Board</text:a></text:p>
          </table:table-cell>
          <table:table-cell office:value-type="float" office:value="0.84899999999999998" table:style-name="ce6">
            <text:p>0.85</text:p>
          </table:table-cell>
          <table:table-cell office:value-type="float" office:value="35255" table:style-name="ce1">
            <text:p>35255</text:p>
          </table:table-cell>
          <table:table-cell office:value-type="float" office:value="9437.8500638207352" table:style-name="ce7">
            <text:p>9438</text:p>
          </table:table-cell>
          <table:table-cell office:value-type="float" office:value="315.64708551978441" table:style-name="ce7">
            <text:p>316</text:p>
          </table:table-cell>
          <table:table-cell office:value-type="float" office:value="570.56440221245214" table:style-name="ce7">
            <text:p>571</text:p>
          </table:table-cell>
          <table:table-cell office:value-type="float" office:value="1687.4922989646859" table:style-name="ce7">
            <text:p>1687</text:p>
          </table:table-cell>
          <table:table-cell office:value-type="float" office:value="306.24178130761595" table:style-name="ce7">
            <text:p>306</text:p>
          </table:table-cell>
          <table:table-cell table:number-columns-repeated="2" table:style-name="ce1"/>
          <table:table-cell office:value-type="float" office:value="0.84899999999999998" table:style-name="ce6">
            <text:p>0.85</text:p>
          </table:table-cell>
          <table:table-cell office:value-type="float" office:value="9437.8500638207352" table:style-name="ce7">
            <text:p>9438</text:p>
          </table:table-cell>
          <table:table-cell office:value-type="float" office:value="315.64708551978441" table:style-name="ce7">
            <text:p>316</text:p>
          </table:table-cell>
          <table:table-cell office:value-type="float" office:value="570.56440221245214" table:style-name="ce7">
            <text:p>571</text:p>
          </table:table-cell>
          <table:table-cell office:value-type="float" office:value="1687.4922989646859" table:style-name="ce7">
            <text:p>1687</text:p>
          </table:table-cell>
          <table:table-cell office:value-type="float" office:value="306.24178130761595" table:style-name="ce7">
            <text:p>306</text:p>
          </table:table-cell>
          <table:table-cell office:value-type="float" office:value="35255" table:style-name="ce7">
            <text:p>35255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Waterloo_Region_District_School_Board">Waterloo Region District School Board</text:a></text:p>
          </table:table-cell>
          <table:table-cell office:value-type="float" office:value="0.82799999999999996" table:style-name="ce6">
            <text:p>0.83</text:p>
          </table:table-cell>
          <table:table-cell office:value-type="float" office:value="64925" table:style-name="ce1">
            <text:p>64925</text:p>
          </table:table-cell>
          <table:table-cell office:value-type="float" office:value="9304.921232190989" table:style-name="ce7">
            <text:p>9305</text:p>
          </table:table-cell>
          <table:table-cell office:value-type="float" office:value="259.68056988833268" table:style-name="ce7">
            <text:p>260</text:p>
          </table:table-cell>
          <table:table-cell office:value-type="float" office:value="281.8217019638044" table:style-name="ce7">
            <text:p>282</text:p>
          </table:table-cell>
          <table:table-cell office:value-type="float" office:value="591.79172891798225" table:style-name="ce7">
            <text:p>592</text:p>
          </table:table-cell>
          <table:table-cell office:value-type="float" office:value="210.71037350789373" table:style-name="ce7">
            <text:p>211</text:p>
          </table:table-cell>
          <table:table-cell table:number-columns-repeated="2" table:style-name="ce1"/>
          <table:table-cell office:value-type="float" office:value="0.82799999999999996" table:style-name="ce6">
            <text:p>0.83</text:p>
          </table:table-cell>
          <table:table-cell office:value-type="float" office:value="9304.921232190989" table:style-name="ce7">
            <text:p>9305</text:p>
          </table:table-cell>
          <table:table-cell office:value-type="float" office:value="259.68056988833268" table:style-name="ce7">
            <text:p>260</text:p>
          </table:table-cell>
          <table:table-cell office:value-type="float" office:value="281.8217019638044" table:style-name="ce7">
            <text:p>282</text:p>
          </table:table-cell>
          <table:table-cell office:value-type="float" office:value="591.79172891798225" table:style-name="ce7">
            <text:p>592</text:p>
          </table:table-cell>
          <table:table-cell office:value-type="float" office:value="210.71037350789373" table:style-name="ce7">
            <text:p>211</text:p>
          </table:table-cell>
          <table:table-cell office:value-type="float" office:value="64925" table:style-name="ce7">
            <text:p>64925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a xlink:href="https://en.wikipedia.org/wiki/York_Region_District_School_Board">York Region District School Board</text:a></text:p>
          </table:table-cell>
          <table:table-cell office:value-type="float" office:value="0.92700000000000005" table:style-name="ce6">
            <text:p>0.93</text:p>
          </table:table-cell>
          <table:table-cell office:value-type="float" office:value="126985" table:style-name="ce1">
            <text:p>126985</text:p>
          </table:table-cell>
          <table:table-cell office:value-type="float" office:value="9566.9328267118162" table:style-name="ce7">
            <text:p>9567</text:p>
          </table:table-cell>
          <table:table-cell office:value-type="float" office:value="315.36973658306101" table:style-name="ce7">
            <text:p>315</text:p>
          </table:table-cell>
          <table:table-cell office:value-type="float" office:value="336.11458046225931" table:style-name="ce7">
            <text:p>336</text:p>
          </table:table-cell>
          <table:table-cell office:value-type="float" office:value="1772.024475331732" table:style-name="ce7">
            <text:p>1772</text:p>
          </table:table-cell>
          <table:table-cell office:value-type="float" office:value="268.47546560617394" table:style-name="ce7">
            <text:p>268</text:p>
          </table:table-cell>
          <table:table-cell table:number-columns-repeated="2" table:style-name="ce1"/>
          <table:table-cell office:value-type="float" office:value="0.92700000000000005" table:style-name="ce6">
            <text:p>0.93</text:p>
          </table:table-cell>
          <table:table-cell office:value-type="float" office:value="9566.9328267118162" table:style-name="ce7">
            <text:p>9567</text:p>
          </table:table-cell>
          <table:table-cell office:value-type="float" office:value="315.36973658306101" table:style-name="ce7">
            <text:p>315</text:p>
          </table:table-cell>
          <table:table-cell office:value-type="float" office:value="336.11458046225931" table:style-name="ce7">
            <text:p>336</text:p>
          </table:table-cell>
          <table:table-cell office:value-type="float" office:value="1772.024475331732" table:style-name="ce7">
            <text:p>1772</text:p>
          </table:table-cell>
          <table:table-cell office:value-type="float" office:value="268.47546560617394" table:style-name="ce7">
            <text:p>268</text:p>
          </table:table-cell>
          <table:table-cell office:value-type="float" office:value="126985" table:style-name="ce7">
            <text:p>126985</text:p>
          </table:table-cell>
          <table:table-cell table:number-columns-repeated="16367"/>
        </table:table-row>
        <table:table-row table:style-name="ro1">
          <table:table-cell table:number-columns-repeated="10" table:style-name="ce1"/>
          <table:table-cell table:style-name="ce6"/>
          <table:table-cell table:number-columns-repeated="6" table:style-name="ce7"/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s of AUG 31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a xlink:href="https://www.app.edu.gov.on.ca/eng/bpr/allBoards.asp?chosenIndicator=11">https://www.app.edu.gov.on.ca/eng/bpr/allBoards.asp?chosenIndicator=11</text:a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l financial data came from 2018-2019 district financial statement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<text:a xlink:href="https://data.ontario.ca/dataset/ontario-public-schools-enrolment">https://data.ontario.ca/dataset/ontario-public-schools-enrolment</text:a></text:p>
          </table:table-cell>
          <table:table-cell table:number-columns-repeated="16383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Income" table:style-name="ta1"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School District</text:p>
          </table:table-cell>
          <table:table-cell table:number-columns-repeated="2" table:style-name="ce1"/>
          <table:table-cell office:value-type="string" table:style-name="ce13">
            <text:p>Graduation Rate</text:p>
          </table:table-cell>
          <table:table-cell table:style-name="ce8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Algoma_District_School_Board">Algoma District School Board</text:a></text:p>
          </table:table-cell>
          <table:table-cell office:value-type="string" table:style-name="ce1">
            <text:p>Sault Ste Marie</text:p>
          </table:table-cell>
          <table:table-cell office:value-type="float" office:value="55491" table:style-name="ce12">
            <text:p>55,491</text:p>
          </table:table-cell>
          <table:table-cell office:value-type="percentage" office:value="0.78500000000000003" table:style-name="ce14">
            <text:p>78.5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Avon_Maitland_District_School_Board">Avon Maitland District School Board</text:a></text:p>
          </table:table-cell>
          <table:table-cell office:value-type="string" table:style-name="ce16">
            <text:p>Seaforth</text:p>
          </table:table-cell>
          <table:table-cell office:value-type="float" office:value="56643" table:style-name="ce12">
            <text:p>56,643</text:p>
          </table:table-cell>
          <table:table-cell office:value-type="percentage" office:value="0.85399999999999998" table:style-name="ce14">
            <text:p>85.4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Bluewater_District_School_Board">Bluewater District School Board</text:a></text:p>
          </table:table-cell>
          <table:table-cell office:value-type="string" table:style-name="ce16">
            <text:p>Chesley</text:p>
          </table:table-cell>
          <table:table-cell office:value-type="float" office:value="52667" table:style-name="ce12">
            <text:p>52,667</text:p>
          </table:table-cell>
          <table:table-cell office:value-type="percentage" office:value="0.81599999999999995" table:style-name="ce14">
            <text:p>81.6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District_School_Board_of_Niagara">District School Board of Niagara</text:a></text:p>
          </table:table-cell>
          <table:table-cell office:value-type="string" table:style-name="ce1">
            <text:p>St Catharines</text:p>
          </table:table-cell>
          <table:table-cell office:value-type="float" office:value="56729" table:style-name="ce12">
            <text:p>56,729</text:p>
          </table:table-cell>
          <table:table-cell office:value-type="percentage" office:value="0.85099999999999998" table:style-name="ce14">
            <text:p>85.1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District_School_Board_Ontario_North_East">District School Board Ontario North East</text:a></text:p>
          </table:table-cell>
          <table:table-cell office:value-type="string" table:style-name="ce10">
            <text:p>Timmins</text:p>
          </table:table-cell>
          <table:table-cell office:value-type="float" office:value="63980" table:style-name="ce12">
            <text:p>63,980</text:p>
          </table:table-cell>
          <table:table-cell office:value-type="percentage" office:value="0.70899999999999996" table:style-name="ce14">
            <text:p>70.9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Durham_District_School_Board">Durham District School Board</text:a></text:p>
          </table:table-cell>
          <table:table-cell office:value-type="string" table:style-name="ce16">
            <text:p>Whitby</text:p>
          </table:table-cell>
          <table:table-cell office:value-type="float" office:value="74045" table:style-name="ce12">
            <text:p>74,045</text:p>
          </table:table-cell>
          <table:table-cell office:value-type="percentage" office:value="0.874" table:style-name="ce14">
            <text:p>87.4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Grand_Erie_District_School_Board">Grand Erie District School Board</text:a></text:p>
          </table:table-cell>
          <table:table-cell office:value-type="string" table:style-name="ce10">
            <text:p>Brantford</text:p>
          </table:table-cell>
          <table:table-cell office:value-type="float" office:value="60854" table:style-name="ce12">
            <text:p>60,854</text:p>
          </table:table-cell>
          <table:table-cell office:value-type="percentage" office:value="0.75900000000000001" table:style-name="ce14">
            <text:p>75.9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Greater_Essex_County_District_School_Board">Greater Essex County District School Board</text:a></text:p>
          </table:table-cell>
          <table:table-cell office:value-type="string" table:style-name="ce10">
            <text:p>Windsor</text:p>
          </table:table-cell>
          <table:table-cell office:value-type="float" office:value="58780" table:style-name="ce12">
            <text:p>58,780</text:p>
          </table:table-cell>
          <table:table-cell office:value-type="percentage" office:value="0.85" table:style-name="ce15">
            <text:p>85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3">
          <table:table-cell office:value-type="string" table:style-name="ce2">
            <text:p><text:a xlink:href="https://en.wikipedia.org/wiki/Halton_District_School_Board">Halton District School Board</text:a></text:p>
          </table:table-cell>
          <table:table-cell office:value-type="string" table:style-name="ce17">
            <text:p>Burlington</text:p>
          </table:table-cell>
          <table:table-cell office:value-type="float" office:value="79570" table:style-name="ce18">
            <text:p>79,570</text:p>
          </table:table-cell>
          <table:table-cell office:value-type="percentage" office:value="0.92700000000000005" table:style-name="ce14">
            <text:p>92.70%</text:p>
          </table:table-cell>
          <table:table-cell table:style-name="ce9"/>
          <table:table-cell table:style-name="ce12"/>
          <table:table-cell office:value-type="string" table:style-name="ce2">
            <text:p><text:a xlink:href="https://www12.statcan.gc.ca/census-recensement/2016/dp-pd/prof/details/Page.cfm?Lang=E&amp;Geo1=CSD&amp;Code1=3524002&amp;Geo2=POPC&amp;Code2=1576&amp;Data=Count&amp;SearchText=Cedar&amp;SearchType=Begins&amp;SearchPR=01&amp;B1=All">https://www12.statcan.gc.ca/census-recensement/2016/dp-pd/prof/details/Page.cfm?Lang=E&amp;Geo1=CSD&amp;Code1=3524002&amp;Geo2=POPC&amp;Code2=1576&amp;Data=Count&amp;SearchText=Cedar&amp;SearchType=Begins&amp;SearchPR=01&amp;B1=All</text:a></text:p>
          </table:table-cell>
          <table:table-cell table:number-columns-repeated="3" table:style-name="ce1"/>
          <table:table-cell table:style-name="ce19"/>
          <table:table-cell table:number-columns-repeated="16373"/>
        </table:table-row>
        <table:table-row table:style-name="ro1">
          <table:table-cell office:value-type="string" table:style-name="ce2">
            <text:p><text:a xlink:href="https://en.wikipedia.org/wiki/Hamilton-Wentworth_District_School_Board">Hamilton-Wentworth District School Board</text:a></text:p>
          </table:table-cell>
          <table:table-cell office:value-type="string" table:style-name="ce10">
            <text:p>Hamilton</text:p>
          </table:table-cell>
          <table:table-cell office:value-type="float" office:value="66103" table:style-name="ce12">
            <text:p>66,103</text:p>
          </table:table-cell>
          <table:table-cell office:value-type="percentage" office:value="0.80500000000000005" table:style-name="ce14">
            <text:p>80.5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Hastings_%26_Prince_Edward_District_School_Board">Hastings &amp; Prince Edward District School Board</text:a></text:p>
          </table:table-cell>
          <table:table-cell office:value-type="string" table:style-name="ce16">
            <text:p>Belleville</text:p>
          </table:table-cell>
          <table:table-cell office:value-type="float" office:value="60319" table:style-name="ce12">
            <text:p>60,319</text:p>
          </table:table-cell>
          <table:table-cell office:value-type="percentage" office:value="0.76400000000000001" table:style-name="ce14">
            <text:p>76.4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Kawartha_Pine_Ridge_District_School_Board">Kawartha Pine Ridge District School Board</text:a></text:p>
          </table:table-cell>
          <table:table-cell office:value-type="string" table:style-name="ce10">
            <text:p>Peterborough</text:p>
          </table:table-cell>
          <table:table-cell office:value-type="float" office:value="57921" table:style-name="ce12">
            <text:p>57,921</text:p>
          </table:table-cell>
          <table:table-cell office:value-type="percentage" office:value="0.84899999999999998" table:style-name="ce14">
            <text:p>84.9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Keewatin-Patricia_District_School_Board">Keewatin-Patricia District School Board</text:a></text:p>
          </table:table-cell>
          <table:table-cell office:value-type="string" table:style-name="ce10">
            <text:p>Kenora</text:p>
          </table:table-cell>
          <table:table-cell office:value-type="float" office:value="64046" table:style-name="ce12">
            <text:p>64,046</text:p>
          </table:table-cell>
          <table:table-cell office:value-type="percentage" office:value="0.73199999999999998" table:style-name="ce14">
            <text:p>73.2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Lakehead_District_School_Board">Lakehead District School Board</text:a></text:p>
          </table:table-cell>
          <table:table-cell office:value-type="string" table:style-name="ce10">
            <text:p>Thunder Bay</text:p>
          </table:table-cell>
          <table:table-cell office:value-type="float" office:value="60855" table:style-name="ce12">
            <text:p>60,855</text:p>
          </table:table-cell>
          <table:table-cell office:value-type="percentage" office:value="0.81299999999999994" table:style-name="ce14">
            <text:p>81.3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Lambton_Kent_District_School_Board">Lambton Kent District School Board</text:a></text:p>
          </table:table-cell>
          <table:table-cell office:value-type="string" table:style-name="ce10">
            <text:p>Sarnia</text:p>
          </table:table-cell>
          <table:table-cell office:value-type="float" office:value="62075" table:style-name="ce12">
            <text:p>62,075</text:p>
          </table:table-cell>
          <table:table-cell office:value-type="percentage" office:value="0.77100000000000002" table:style-name="ce14">
            <text:p>77.1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Limestone_District_School_Board">Limestone District School Board</text:a></text:p>
          </table:table-cell>
          <table:table-cell office:value-type="string" table:style-name="ce10">
            <text:p>Kingston</text:p>
          </table:table-cell>
          <table:table-cell office:value-type="float" office:value="62741" table:style-name="ce12">
            <text:p>62,741</text:p>
          </table:table-cell>
          <table:table-cell office:value-type="percentage" office:value="0.84799999999999998" table:style-name="ce14">
            <text:p>84.8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Near_North_District_School_Board">Near North District School Board</text:a></text:p>
          </table:table-cell>
          <table:table-cell office:value-type="string" table:style-name="ce10">
            <text:p>North Bay</text:p>
          </table:table-cell>
          <table:table-cell office:value-type="float" office:value="57253" table:style-name="ce12">
            <text:p>57,253</text:p>
          </table:table-cell>
          <table:table-cell office:value-type="percentage" office:value="0.80600000000000005" table:style-name="ce14">
            <text:p>80.6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Ottawa-Carleton_District_School_Board">Ottawa-Carleton District School Board</text:a></text:p>
          </table:table-cell>
          <table:table-cell office:value-type="string" table:style-name="ce16">
            <text:p>Nepean</text:p>
          </table:table-cell>
          <table:table-cell office:value-type="float" office:value="73836" table:style-name="ce12">
            <text:p>73,836</text:p>
          </table:table-cell>
          <table:table-cell office:value-type="percentage" office:value="0.89" table:style-name="ce14">
            <text:p>89.0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Peel_District_School_Board">Peel District School Board</text:a></text:p>
          </table:table-cell>
          <table:table-cell office:value-type="string" table:style-name="ce17">
            <text:p>Mississauga</text:p>
          </table:table-cell>
          <table:table-cell office:value-type="float" office:value="87086" table:style-name="ce21">
            <text:p>87,086</text:p>
          </table:table-cell>
          <table:table-cell office:value-type="percentage" office:value="0.89100000000000001" table:style-name="ce14">
            <text:p>89.10%</text:p>
          </table:table-cell>
          <table:table-cell table:style-name="ce9"/>
          <table:table-cell table:style-name="ce12"/>
          <table:table-cell office:value-type="string" table:style-name="ce2">
            <text:p><text:a xlink:href="https://www12.statcan.gc.ca/census-recensement/2016/dp-pd/prof/details/page.cfm?Lang=E&amp;Geo1=CSD&amp;Code1=3521005&amp;Geo2=CD&amp;Code2=3521&amp;Data=Count&amp;SearchText=Mississauga&amp;SearchType=Begins&amp;SearchPR=01&amp;B1=Income&amp;TABID=1">https://www12.statcan.gc.ca/census-recensement/2016/dp-pd/prof/details/page.cfm?Lang=E&amp;Geo1=CSD&amp;Code1=3521005&amp;Geo2=CD&amp;Code2=3521&amp;Data=Count&amp;SearchText=Mississauga&amp;SearchType=Begins&amp;SearchPR=01&amp;B1=Income&amp;TABID=1</text:a>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<text:a xlink:href="https://en.wikipedia.org/wiki/Rainbow_District_School_Board">Rainbow District School Board</text:a></text:p>
          </table:table-cell>
          <table:table-cell office:value-type="string" table:style-name="ce17">
            <text:p>Sudbury</text:p>
          </table:table-cell>
          <table:table-cell office:value-type="float" office:value="62774" table:style-name="ce21">
            <text:p>62,774</text:p>
          </table:table-cell>
          <table:table-cell office:value-type="percentage" office:value="0.75" table:style-name="ce15">
            <text:p>75%</text:p>
          </table:table-cell>
          <table:table-cell table:style-name="ce9"/>
          <table:table-cell table:style-name="ce12"/>
          <table:table-cell office:value-type="string" table:style-name="ce2">
            <text:p><text:a xlink:href="https://www12.statcan.gc.ca/census-recensement/2016/dp-pd/prof/details/page.cfm?Lang=E&amp;Geo1=CMACA&amp;Code1=580&amp;Geo2=PR&amp;Code2=47&amp;Data=Count&amp;SearchText=Greater%20Sudbury&amp;SearchType=Begins&amp;SearchPR=01&amp;B1=All&amp;GeoLevel=PR&amp;GeoCode=580&amp;TABID=1">https://www12.statcan.gc.ca/census-recensement/2016/dp-pd/prof/details/page.cfm?Lang=E&amp;Geo1=CMACA&amp;Code1=580&amp;Geo2=PR&amp;Code2=47&amp;Data=Count&amp;SearchText=Greater%20Sudbury&amp;SearchType=Begins&amp;SearchPR=01&amp;B1=All&amp;GeoLevel=PR&amp;GeoCode=580&amp;TABID=1</text:a>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<text:a xlink:href="https://en.wikipedia.org/wiki/Rainy_River_District_School_Board">Rainy River District School Board</text:a></text:p>
          </table:table-cell>
          <table:table-cell office:value-type="string" table:style-name="ce17">
            <text:p>Fort Frances</text:p>
          </table:table-cell>
          <table:table-cell office:value-type="float" office:value="56213" table:style-name="ce21">
            <text:p>56,213</text:p>
          </table:table-cell>
          <table:table-cell office:value-type="percentage" office:value="0.80500000000000005" table:style-name="ce14">
            <text:p>80.50%</text:p>
          </table:table-cell>
          <table:table-cell table:style-name="ce9"/>
          <table:table-cell table:style-name="ce12"/>
          <table:table-cell office:value-type="string" table:style-name="ce2">
            <text:p><text:a xlink:href="https://www12.statcan.gc.ca/census-recensement/2016/dp-pd/prof/details/page.cfm?Lang=E&amp;Geo1=POPC&amp;Code1=0290&amp;Geo2=PR&amp;Code2=01&amp;SearchText=Fort%20Frances&amp;SearchType=Begins&amp;SearchPR=01&amp;B1=All&amp;type=0">https://www12.statcan.gc.ca/census-recensement/2016/dp-pd/prof/details/page.cfm?Lang=E&amp;Geo1=POPC&amp;Code1=0290&amp;Geo2=PR&amp;Code2=01&amp;SearchText=Fort%20Frances&amp;SearchType=Begins&amp;SearchPR=01&amp;B1=All&amp;type=0</text:a>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<text:a xlink:href="https://en.wikipedia.org/wiki/Renfrew_County_District_School_Board">Renfrew County District School Board</text:a></text:p>
          </table:table-cell>
          <table:table-cell office:value-type="string" table:style-name="ce1">
            <text:p>Pembroke</text:p>
          </table:table-cell>
          <table:table-cell office:value-type="float" office:value="55384" table:style-name="ce12">
            <text:p>55,384</text:p>
          </table:table-cell>
          <table:table-cell office:value-type="percentage" office:value="0.86799999999999999" table:style-name="ce14">
            <text:p>86.8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Simcoe_County_District_School_Board">Simcoe County District School Board</text:a></text:p>
          </table:table-cell>
          <table:table-cell office:value-type="string" table:style-name="ce16">
            <text:p>Midhurst</text:p>
          </table:table-cell>
          <table:table-cell office:value-type="float" office:value="70314" table:style-name="ce12">
            <text:p>70,314</text:p>
          </table:table-cell>
          <table:table-cell office:value-type="percentage" office:value="0.83299999999999996" table:style-name="ce14">
            <text:p>83.3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Superior-Greenstone_District_School_Board">Superior-Greenstone District School Board</text:a></text:p>
          </table:table-cell>
          <table:table-cell office:value-type="string" table:style-name="ce17">
            <text:p>Marathon</text:p>
          </table:table-cell>
          <table:table-cell office:value-type="float" office:value="72384" table:style-name="ce21">
            <text:p>72,384</text:p>
          </table:table-cell>
          <table:table-cell office:value-type="percentage" office:value="0.71399999999999997" table:style-name="ce14">
            <text:p>71.40%</text:p>
          </table:table-cell>
          <table:table-cell table:style-name="ce9"/>
          <table:table-cell table:style-name="ce12"/>
          <table:table-cell office:value-type="string" table:style-name="ce2">
            <text:p><text:a xlink:href="https://www12.statcan.gc.ca/census-recensement/2016/dp-pd/prof/details/page.cfm?Lang=E&amp;Geo1=POPC&amp;Code1=0504&amp;Geo2=PR&amp;Code2=35&amp;SearchText=Marathon&amp;SearchType=Begins&amp;SearchPR=01&amp;B1=All&amp;GeoLevel=PR&amp;GeoCode=0504&amp;TABID=1&amp;type=0">https://www12.statcan.gc.ca/census-recensement/2016/dp-pd/prof/details/page.cfm?Lang=E&amp;Geo1=POPC&amp;Code1=0504&amp;Geo2=PR&amp;Code2=35&amp;SearchText=Marathon&amp;SearchType=Begins&amp;SearchPR=01&amp;B1=All&amp;GeoLevel=PR&amp;GeoCode=0504&amp;TABID=1&amp;type=0</text:a>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<text:a xlink:href="https://en.wikipedia.org/wiki/Thames_Valley_District_School_Board">Thames Valley District School Board</text:a></text:p>
          </table:table-cell>
          <table:table-cell office:value-type="string" table:style-name="ce10">
            <text:p>London</text:p>
          </table:table-cell>
          <table:table-cell office:value-type="float" office:value="57607" table:style-name="ce12">
            <text:p>57,607</text:p>
          </table:table-cell>
          <table:table-cell office:value-type="percentage" office:value="0.79600000000000004" table:style-name="ce14">
            <text:p>79.6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Toronto_District_School_Board">Toronto District School Board</text:a></text:p>
          </table:table-cell>
          <table:table-cell office:value-type="string" table:style-name="ce10">
            <text:p>Toronto</text:p>
          </table:table-cell>
          <table:table-cell office:value-type="float" office:value="68627" table:style-name="ce12">
            <text:p>68,627</text:p>
          </table:table-cell>
          <table:table-cell office:value-type="percentage" office:value="0.84199999999999997" table:style-name="ce14">
            <text:p>84.2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Trillium_Lakelands_District_School_Board">Trillium Lakelands District School Board</text:a></text:p>
          </table:table-cell>
          <table:table-cell office:value-type="string" table:style-name="ce16">
            <text:p>Lindsay</text:p>
          </table:table-cell>
          <table:table-cell office:value-type="float" office:value="59709" table:style-name="ce12">
            <text:p>59,709</text:p>
          </table:table-cell>
          <table:table-cell office:value-type="percentage" office:value="0.82499999999999996" table:style-name="ce14">
            <text:p>82.5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Upper_Canada_District_School_Board">Upper Canada District School Board</text:a></text:p>
          </table:table-cell>
          <table:table-cell office:value-type="string" table:style-name="ce10">
            <text:p>Brockville</text:p>
          </table:table-cell>
          <table:table-cell office:value-type="float" office:value="55121" table:style-name="ce12">
            <text:p>55,121</text:p>
          </table:table-cell>
          <table:table-cell office:value-type="percentage" office:value="0.85799999999999998" table:style-name="ce14">
            <text:p>85.8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Upper_Grand_District_School_Board">Upper Grand District School Board</text:a></text:p>
          </table:table-cell>
          <table:table-cell office:value-type="string" table:style-name="ce10">
            <text:p>Guelph</text:p>
          </table:table-cell>
          <table:table-cell office:value-type="float" office:value="70379" table:style-name="ce12">
            <text:p>70,379</text:p>
          </table:table-cell>
          <table:table-cell office:value-type="percentage" office:value="0.84899999999999998" table:style-name="ce14">
            <text:p>84.9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Waterloo_Region_District_School_Board">Waterloo Region District School Board</text:a></text:p>
          </table:table-cell>
          <table:table-cell office:value-type="string" table:style-name="ce10">
            <text:p>Kitchener</text:p>
          </table:table-cell>
          <table:table-cell office:value-type="float" office:value="67698" table:style-name="ce12">
            <text:p>67,698</text:p>
          </table:table-cell>
          <table:table-cell office:value-type="percentage" office:value="0.82799999999999996" table:style-name="ce14">
            <text:p>82.80%</text:p>
          </table:table-cell>
          <table:table-cell table:style-name="ce9"/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2">
            <text:p><text:a xlink:href="https://en.wikipedia.org/wiki/York_Region_District_School_Board">York Region District School Board</text:a></text:p>
          </table:table-cell>
          <table:table-cell office:value-type="string" table:style-name="ce17">
            <text:p>Aurora</text:p>
          </table:table-cell>
          <table:table-cell office:value-type="float" office:value="90550" table:style-name="ce21">
            <text:p>90,550</text:p>
          </table:table-cell>
          <table:table-cell office:value-type="percentage" office:value="0.92700000000000005" table:style-name="ce14">
            <text:p>92.70%</text:p>
          </table:table-cell>
          <table:table-cell table:style-name="ce9"/>
          <table:table-cell table:style-name="ce12"/>
          <table:table-cell office:value-type="string" table:style-name="ce2">
            <text:p><text:a xlink:href="https://www12.statcan.gc.ca/census-recensement/2016/dp-pd/prof/details/page.cfm?Lang=E&amp;Geo1=CSD&amp;Code1=3519046&amp;Geo2=CD&amp;Code2=3519&amp;Data=Count&amp;SearchText=aurora&amp;SearchType=Begins&amp;SearchPR=01&amp;B1=All&amp;TABID=1">https://www12.statcan.gc.ca/census-recensement/2016/dp-pd/prof/details/page.cfm?Lang=E&amp;Geo1=CSD&amp;Code1=3519046&amp;Geo2=CD&amp;Code2=3519&amp;Data=Count&amp;SearchText=aurora&amp;SearchType=Begins&amp;SearchPR=01&amp;B1=All&amp;TABID=1</text:a></text:p>
          </table:table-cell>
          <table:table-cell table:number-columns-repeated="16377"/>
        </table:table-row>
        <table:table-row table:number-rows-repeated="2" table:style-name="ro1">
          <table:table-cell table:number-columns-repeated="4" table:style-name="ce1"/>
          <table:table-cell table:style-name="ce9"/>
          <table:table-cell table:style-name="ce12"/>
          <table:table-cell table:number-columns-repeated="16378"/>
        </table:table-row>
        <table:table-row table:style-name="ro1">
          <table:table-cell office:value-type="string" table:style-name="ce2">
            <text:p><text:a xlink:href="http://www.edu.gov.on.ca/eng/sbinfo/boardlist.html">http://www.edu.gov.on.ca/eng/sbinfo/boardlist.html</text:a></text:p>
          </table:table-cell>
          <table:table-cell table:number-columns-repeated="3" table:style-name="ce1"/>
          <table:table-cell table:style-name="ce9"/>
          <table:table-cell table:style-name="ce12"/>
          <table:table-cell table:number-columns-repeated="16378"/>
        </table:table-row>
        <table:table-row table:style-name="ro1">
          <table:table-cell table:number-columns-repeated="4" table:style-name="ce1"/>
          <table:table-cell table:style-name="ce9"/>
          <table:table-cell table:style-name="ce12"/>
          <table:table-cell table:number-columns-repeated="16378"/>
        </table:table-row>
        <table:table-row table:style-name="ro3">
          <table:table-cell table:style-name="ce1"/>
          <table:table-cell table:style-name="ce20"/>
          <table:table-cell table:number-columns-repeated="2" table:style-name="ce1"/>
          <table:table-cell table:style-name="ce9"/>
          <table:table-cell table:style-name="ce12"/>
          <table:table-cell table:number-columns-repeated="16378"/>
        </table:table-row>
        <table:table-row table:number-rows-repeated="11" table:style-name="ro1">
          <table:table-cell table:number-columns-repeated="4" table:style-name="ce1"/>
          <table:table-cell table:style-name="ce9"/>
          <table:table-cell table:style-name="ce12"/>
          <table:table-cell table:number-columns-repeated="16378"/>
        </table:table-row>
        <table:table-row table:number-rows-repeated="15" table:style-name="ro1">
          <table:table-cell table:number-columns-repeated="4"/>
          <table:table-cell table:style-name="ce9"/>
          <table:table-cell table:style-name="ce12"/>
          <table:table-cell table:number-columns-repeated="16378"/>
        </table:table-row>
        <table:table-row table:number-rows-repeated="1048513" table:style-name="ro1">
          <table:table-cell table:number-columns-repeated="16384"/>
        </table:table-row>
      </table:table>
      <table:table table:name="Academic_Achievement_Breakdown" table:style-name="ta1">
        <table:table-column table:style-name="co1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School District</text:p>
          </table:table-cell>
          <table:table-cell office:value-type="string" table:style-name="ce1">
            <text:p>% Recieving Spec Ed Services</text:p>
          </table:table-cell>
          <table:table-cell office:value-type="string" table:style-name="ce1">
            <text:p>% Gifted Students</text:p>
          </table:table-cell>
          <table:table-cell office:value-type="string" table:style-name="ce1">
            <text:p>% G3 Reading<text:s/></text:p>
          </table:table-cell>
          <table:table-cell office:value-type="string" table:style-name="ce1">
            <text:p>% G3 Writing</text:p>
          </table:table-cell>
          <table:table-cell office:value-type="string" table:style-name="ce1">
            <text:p>% G3 Math</text:p>
          </table:table-cell>
          <table:table-cell office:value-type="string" table:style-name="ce1">
            <text:p>% G6 Reading<text:s/></text:p>
          </table:table-cell>
          <table:table-cell office:value-type="string" table:style-name="ce1">
            <text:p>% G6 Writing</text:p>
          </table:table-cell>
          <table:table-cell office:value-type="string" table:style-name="ce1">
            <text:p>% G6 Math</text:p>
          </table:table-cell>
          <table:table-cell office:value-type="string" table:style-name="ce1">
            <text:p>% G9 Academic Math</text:p>
          </table:table-cell>
          <table:table-cell office:value-type="string" table:style-name="ce1">
            <text:p>% G9 Applied Math</text:p>
          </table:table-cell>
          <table:table-cell office:value-type="string" table:style-name="ce1">
            <text:p>% Passes OSSLT First Attempt</text:p>
          </table:table-cell>
          <table:table-cell office:value-type="string" table:style-name="ce1">
            <text:p>% Low Income</text:p>
          </table:table-cell>
          <table:table-cell office:value-type="string" table:style-name="ce1">
            <text:p>% parents with No Degree, Diploma, or Certificate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Algoma_District_School_Board">Algoma District School Board</text:a></text:p>
          </table:table-cell>
          <table:table-cell office:value-type="float" office:value="20.175000000000001" table:style-name="ce24">
            <text:p>20.17500</text:p>
          </table:table-cell>
          <table:table-cell office:value-type="float" office:value="2.5000000000000001E-2" table:style-name="ce24">
            <text:p>0.02500</text:p>
          </table:table-cell>
          <table:table-cell office:value-type="float" office:value="0.55782608700000003" table:style-name="ce24">
            <text:p>0.55783</text:p>
          </table:table-cell>
          <table:table-cell office:value-type="float" office:value="0.47318181799999998" table:style-name="ce24">
            <text:p>0.47318</text:p>
          </table:table-cell>
          <table:table-cell office:value-type="float" office:value="0.4608333" table:style-name="ce24">
            <text:p>0.46083</text:p>
          </table:table-cell>
          <table:table-cell office:value-type="float" office:value="0.70703703699999998" table:style-name="ce24">
            <text:p>0.70704</text:p>
          </table:table-cell>
          <table:table-cell office:value-type="float" office:value="0.68370370400000002" table:style-name="ce24">
            <text:p>0.68370</text:p>
          </table:table-cell>
          <table:table-cell office:value-type="float" office:value="0.38481480000000001" table:style-name="ce24">
            <text:p>0.38481</text:p>
          </table:table-cell>
          <table:table-cell office:value-type="float" office:value="0.67714285699999999" table:style-name="ce24">
            <text:p>0.67714</text:p>
          </table:table-cell>
          <table:table-cell office:value-type="float" office:value="0.35714285699999998" table:style-name="ce24">
            <text:p>0.35714</text:p>
          </table:table-cell>
          <table:table-cell office:value-type="float" office:value="64.111111109999996" table:style-name="ce24">
            <text:p>64.11111</text:p>
          </table:table-cell>
          <table:table-cell office:value-type="float" office:value="18.475000000000001" table:style-name="ce24">
            <text:p>18.47500</text:p>
          </table:table-cell>
          <table:table-cell office:value-type="float" office:value="7.25" table:style-name="ce24">
            <text:p>7.2500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Avon_Maitland_District_School_Board">Avon Maitland District School Board</text:a></text:p>
          </table:table-cell>
          <table:table-cell office:value-type="float" office:value="13.67391304" table:style-name="ce24">
            <text:p>13.67391</text:p>
          </table:table-cell>
          <table:table-cell office:value-type="float" office:value="1.8723404260000001" table:style-name="ce24">
            <text:p>1.87234</text:p>
          </table:table-cell>
          <table:table-cell office:value-type="float" office:value="0.74275862100000001" table:style-name="ce24">
            <text:p>0.74276</text:p>
          </table:table-cell>
          <table:table-cell office:value-type="float" office:value="0.70586206900000004" table:style-name="ce24">
            <text:p>0.70586</text:p>
          </table:table-cell>
          <table:table-cell office:value-type="float" office:value="0.59448279999999998" table:style-name="ce24">
            <text:p>0.59448</text:p>
          </table:table-cell>
          <table:table-cell office:value-type="float" office:value="0.807666667" table:style-name="ce24">
            <text:p>0.80767</text:p>
          </table:table-cell>
          <table:table-cell office:value-type="float" office:value="0.78866666699999999" table:style-name="ce24">
            <text:p>0.78867</text:p>
          </table:table-cell>
          <table:table-cell office:value-type="float" office:value="0.4746667" table:style-name="ce24">
            <text:p>0.47467</text:p>
          </table:table-cell>
          <table:table-cell office:value-type="float" office:value="0.86666666699999995" table:style-name="ce24">
            <text:p>0.86667</text:p>
          </table:table-cell>
          <table:table-cell office:value-type="float" office:value="0.60777777799999999" table:style-name="ce24">
            <text:p>0.60778</text:p>
          </table:table-cell>
          <table:table-cell office:value-type="float" office:value="0.74888888899999995" table:style-name="ce24">
            <text:p>0.74889</text:p>
          </table:table-cell>
          <table:table-cell office:value-type="float" office:value="14.086956519999999" table:style-name="ce24">
            <text:p>14.08696</text:p>
          </table:table-cell>
          <table:table-cell office:value-type="float" office:value="10.87234043" table:style-name="ce24">
            <text:p>10.8723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Bluewater_District_School_Board">Bluewater District School Board</text:a></text:p>
          </table:table-cell>
          <table:table-cell office:value-type="float" office:value="0.16550000000000001" table:style-name="ce25">
            <text:p>0.16550</text:p>
          </table:table-cell>
          <table:table-cell office:value-type="float" office:value="6.7999999999999996E-3" table:style-name="ce25">
            <text:p>0.00680</text:p>
          </table:table-cell>
          <table:table-cell office:value-type="float" office:value="0.69" table:style-name="ce25">
            <text:p>0.69000</text:p>
          </table:table-cell>
          <table:table-cell office:value-type="float" office:value="0.62" table:style-name="ce25">
            <text:p>0.62000</text:p>
          </table:table-cell>
          <table:table-cell office:value-type="float" office:value="0.52" table:style-name="ce25">
            <text:p>0.52000</text:p>
          </table:table-cell>
          <table:table-cell office:value-type="float" office:value="0.73" table:style-name="ce25">
            <text:p>0.73000</text:p>
          </table:table-cell>
          <table:table-cell office:value-type="float" office:value="0.72" table:style-name="ce25">
            <text:p>0.72000</text:p>
          </table:table-cell>
          <table:table-cell office:value-type="float" office:value="0.36" table:style-name="ce25">
            <text:p>0.36000</text:p>
          </table:table-cell>
          <table:table-cell office:value-type="float" office:value="0.82550000000000001" table:style-name="ce25">
            <text:p>0.82550</text:p>
          </table:table-cell>
          <table:table-cell office:value-type="float" office:value="0.41875000000000001" table:style-name="ce25">
            <text:p>0.41875</text:p>
          </table:table-cell>
          <table:table-cell office:value-type="float" office:value="0.74439999999999995" table:style-name="ce25">
            <text:p>0.74440</text:p>
          </table:table-cell>
          <table:table-cell office:value-type="float" office:value="0.1696" table:style-name="ce25">
            <text:p>0.16960</text:p>
          </table:table-cell>
          <table:table-cell office:value-type="float" office:value="0.11210000000000001" table:style-name="ce25">
            <text:p>0.1121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District_School_Board_of_Niagara">District School Board of Niagara</text:a></text:p>
          </table:table-cell>
          <table:table-cell office:value-type="float" office:value="16.553190000000001" table:style-name="ce24">
            <text:p>16.55319</text:p>
          </table:table-cell>
          <table:table-cell office:value-type="float" office:value="0.69565200000000005" table:style-name="ce24">
            <text:p>0.69565</text:p>
          </table:table-cell>
          <table:table-cell office:value-type="float" office:value="0.69" table:style-name="ce24">
            <text:p>0.69000</text:p>
          </table:table-cell>
          <table:table-cell office:value-type="float" office:value="0.61499999999999999" table:style-name="ce24">
            <text:p>0.61500</text:p>
          </table:table-cell>
          <table:table-cell office:value-type="float" office:value="0.52" table:style-name="ce24">
            <text:p>0.52000</text:p>
          </table:table-cell>
          <table:table-cell office:value-type="float" office:value="0.73121199999999997" table:style-name="ce24">
            <text:p>0.73121</text:p>
          </table:table-cell>
          <table:table-cell office:value-type="float" office:value="0.72242399999999996" table:style-name="ce24">
            <text:p>0.72242</text:p>
          </table:table-cell>
          <table:table-cell office:value-type="float" office:value="0.36515199999999998" table:style-name="ce24">
            <text:p>0.36515</text:p>
          </table:table-cell>
          <table:table-cell office:value-type="float" office:value="0.82555599999999996" table:style-name="ce24">
            <text:p>0.82556</text:p>
          </table:table-cell>
          <table:table-cell office:value-type="float" office:value="0.41875000000000001" table:style-name="ce24">
            <text:p>0.41875</text:p>
          </table:table-cell>
          <table:table-cell office:value-type="float" office:value="0.74444399999999999" table:style-name="ce24">
            <text:p>0.74444</text:p>
          </table:table-cell>
          <table:table-cell office:value-type="float" office:value="16.957450000000001" table:style-name="ce24">
            <text:p>16.95745</text:p>
          </table:table-cell>
          <table:table-cell office:value-type="float" office:value="11.212770000000001" table:style-name="ce24">
            <text:p>11.2127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District_School_Board_Ontario_North_East">District School Board Ontario North East</text:a></text:p>
          </table:table-cell>
          <table:table-cell office:value-type="float" office:value="19.268039999999999" table:style-name="ce24">
            <text:p>19.26804</text:p>
          </table:table-cell>
          <table:table-cell office:value-type="float" office:value="4.1237000000000003E-2" table:style-name="ce24">
            <text:p>0.04124</text:p>
          </table:table-cell>
          <table:table-cell office:value-type="float" office:value="0.84844200000000003" table:style-name="ce24">
            <text:p>0.84844</text:p>
          </table:table-cell>
          <table:table-cell office:value-type="float" office:value="0.83064899999999997" table:style-name="ce24">
            <text:p>0.83065</text:p>
          </table:table-cell>
          <table:table-cell office:value-type="float" office:value="0.74454500000000001" table:style-name="ce24">
            <text:p>0.74455</text:p>
          </table:table-cell>
          <table:table-cell office:value-type="float" office:value="0.86784799999999995" table:style-name="ce24">
            <text:p>0.86785</text:p>
          </table:table-cell>
          <table:table-cell office:value-type="float" office:value="0.86341800000000002" table:style-name="ce24">
            <text:p>0.86342</text:p>
          </table:table-cell>
          <table:table-cell office:value-type="float" office:value="0.61177199999999998" table:style-name="ce24">
            <text:p>0.61177</text:p>
          </table:table-cell>
          <table:table-cell office:value-type="float" office:value="0.83411800000000003" table:style-name="ce24">
            <text:p>0.83412</text:p>
          </table:table-cell>
          <table:table-cell office:value-type="float" office:value="0.57687500000000003" table:style-name="ce24">
            <text:p>0.57688</text:p>
          </table:table-cell>
          <table:table-cell office:value-type="float" office:value="0.78529400000000005" table:style-name="ce24">
            <text:p>0.78529</text:p>
          </table:table-cell>
          <table:table-cell office:value-type="float" office:value="19.701029999999999" table:style-name="ce24">
            <text:p>19.70103</text:p>
          </table:table-cell>
          <table:table-cell office:value-type="float" office:value="4.9690719999999997" table:style-name="ce24">
            <text:p>4.9690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Durham_District_School_Board">Durham District School Board</text:a></text:p>
          </table:table-cell>
          <table:table-cell office:value-type="float" office:value="26.55172" table:style-name="ce24">
            <text:p>26.55172</text:p>
          </table:table-cell>
          <table:table-cell office:value-type="float" office:value="0" table:style-name="ce24">
            <text:p>0.00000</text:p>
          </table:table-cell>
          <table:table-cell office:value-type="float" office:value="0.45083299999999998" table:style-name="ce24">
            <text:p>0.45083</text:p>
          </table:table-cell>
          <table:table-cell office:value-type="float" office:value="0.37" table:style-name="ce24">
            <text:p>0.37000</text:p>
          </table:table-cell>
          <table:table-cell office:value-type="float" office:value="0.31583299999999997" table:style-name="ce24">
            <text:p>0.31583</text:p>
          </table:table-cell>
          <table:table-cell office:value-type="float" office:value="0.63500000000000001" table:style-name="ce24">
            <text:p>0.63500</text:p>
          </table:table-cell>
          <table:table-cell office:value-type="float" office:value="0.58750000000000002" table:style-name="ce24">
            <text:p>0.58750</text:p>
          </table:table-cell>
          <table:table-cell office:value-type="float" office:value="0.191667" table:style-name="ce24">
            <text:p>0.19167</text:p>
          </table:table-cell>
          <table:table-cell office:value-type="float" office:value="0.68125000000000002" table:style-name="ce24">
            <text:p>0.68125</text:p>
          </table:table-cell>
          <table:table-cell office:value-type="float" office:value="0.34571400000000002" table:style-name="ce24">
            <text:p>0.34571</text:p>
          </table:table-cell>
          <table:table-cell office:value-type="float" office:value="0.60750000000000004" table:style-name="ce24">
            <text:p>0.60750</text:p>
          </table:table-cell>
          <table:table-cell office:value-type="float" office:value="19.31034" table:style-name="ce24">
            <text:p>19.31034</text:p>
          </table:table-cell>
          <table:table-cell office:value-type="float" office:value="9" table:style-name="ce24">
            <text:p>9.0000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Grand_Erie_District_School_Board">Grand Erie District School Board</text:a></text:p>
          </table:table-cell>
          <table:table-cell office:value-type="float" office:value="14.34375" table:style-name="ce24">
            <text:p>14.34375</text:p>
          </table:table-cell>
          <table:table-cell office:value-type="float" office:value="1.453125" table:style-name="ce24">
            <text:p>1.45313</text:p>
          </table:table-cell>
          <table:table-cell office:value-type="float" office:value="0.74719999999999998" table:style-name="ce24">
            <text:p>0.74720</text:p>
          </table:table-cell>
          <table:table-cell office:value-type="float" office:value="0.71430000000000005" table:style-name="ce24">
            <text:p>0.71430</text:p>
          </table:table-cell>
          <table:table-cell office:value-type="float" office:value="0.61280400000000002" table:style-name="ce24">
            <text:p>0.61280</text:p>
          </table:table-cell>
          <table:table-cell office:value-type="float" office:value="0.84074099999999996" table:style-name="ce24">
            <text:p>0.84074</text:p>
          </table:table-cell>
          <table:table-cell office:value-type="float" office:value="0.83675900000000003" table:style-name="ce24">
            <text:p>0.83676</text:p>
          </table:table-cell>
          <table:table-cell office:value-type="float" office:value="0.50342600000000004" table:style-name="ce24">
            <text:p>0.50343</text:p>
          </table:table-cell>
          <table:table-cell office:value-type="float" office:value="0.83333299999999999" table:style-name="ce24">
            <text:p>0.83333</text:p>
          </table:table-cell>
          <table:table-cell office:value-type="float" office:value="0.48277799999999998" table:style-name="ce24">
            <text:p>0.48278</text:p>
          </table:table-cell>
          <table:table-cell office:value-type="float" office:value="0.77315800000000001" table:style-name="ce24">
            <text:p>0.77316</text:p>
          </table:table-cell>
          <table:table-cell office:value-type="float" office:value="14.32813" table:style-name="ce24">
            <text:p>14.32813</text:p>
          </table:table-cell>
          <table:table-cell office:value-type="float" office:value="3.4296880000000001" table:style-name="ce24">
            <text:p>3.4296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Greater_Essex_County_District_School_Board">Greater Essex County District School Board</text:a></text:p>
          </table:table-cell>
          <table:table-cell office:value-type="float" office:value="21.394369999999999" table:style-name="ce24">
            <text:p>21.39437</text:p>
          </table:table-cell>
          <table:table-cell office:value-type="float" office:value="0.169014" table:style-name="ce24">
            <text:p>0.16901</text:p>
          </table:table-cell>
          <table:table-cell office:value-type="float" office:value="0.61472700000000002" table:style-name="ce24">
            <text:p>0.61473</text:p>
          </table:table-cell>
          <table:table-cell office:value-type="float" office:value="0.533273" table:style-name="ce24">
            <text:p>0.53327</text:p>
          </table:table-cell>
          <table:table-cell office:value-type="float" office:value="0.46854499999999999" table:style-name="ce24">
            <text:p>0.46855</text:p>
          </table:table-cell>
          <table:table-cell office:value-type="float" office:value="0.70545500000000005" table:style-name="ce24">
            <text:p>0.70546</text:p>
          </table:table-cell>
          <table:table-cell office:value-type="float" office:value="0.69054499999999996" table:style-name="ce24">
            <text:p>0.69055</text:p>
          </table:table-cell>
          <table:table-cell office:value-type="float" office:value="0.32509100000000002" table:style-name="ce24">
            <text:p>0.32509</text:p>
          </table:table-cell>
          <table:table-cell office:value-type="float" office:value="0.75833300000000003" table:style-name="ce24">
            <text:p>0.75833</text:p>
          </table:table-cell>
          <table:table-cell office:value-type="float" office:value="0.51083299999999998" table:style-name="ce24">
            <text:p>0.51083</text:p>
          </table:table-cell>
          <table:table-cell office:value-type="float" office:value="0.57769199999999998" table:style-name="ce24">
            <text:p>0.57769</text:p>
          </table:table-cell>
          <table:table-cell office:value-type="float" office:value="16.746479999999998" table:style-name="ce24">
            <text:p>16.74648</text:p>
          </table:table-cell>
          <table:table-cell office:value-type="float" office:value="7.3521130000000001" table:style-name="ce24">
            <text:p>7.3521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Halton_District_School_Board">Halton District School Board</text:a></text:p>
          </table:table-cell>
          <table:table-cell office:value-type="float" office:value="14.695650000000001" table:style-name="ce24">
            <text:p>14.69565</text:p>
          </table:table-cell>
          <table:table-cell office:value-type="float" office:value="0.18840599999999999" table:style-name="ce24">
            <text:p>0.18841</text:p>
          </table:table-cell>
          <table:table-cell office:value-type="float" office:value="0.68759300000000001" table:style-name="ce24">
            <text:p>0.68759</text:p>
          </table:table-cell>
          <table:table-cell office:value-type="float" office:value="0.64759299999999997" table:style-name="ce24">
            <text:p>0.64759</text:p>
          </table:table-cell>
          <table:table-cell office:value-type="float" office:value="0.54907399999999995" table:style-name="ce24">
            <text:p>0.54907</text:p>
          </table:table-cell>
          <table:table-cell office:value-type="float" office:value="0.760741" table:style-name="ce24">
            <text:p>0.76074</text:p>
          </table:table-cell>
          <table:table-cell office:value-type="float" office:value="0.76463000000000003" table:style-name="ce24">
            <text:p>0.76463</text:p>
          </table:table-cell>
          <table:table-cell office:value-type="float" office:value="0.44388899999999998" table:style-name="ce24">
            <text:p>0.44389</text:p>
          </table:table-cell>
          <table:table-cell office:value-type="float" office:value="0.86" table:style-name="ce24">
            <text:p>0.86000</text:p>
          </table:table-cell>
          <table:table-cell office:value-type="float" office:value="0.51571400000000001" table:style-name="ce24">
            <text:p>0.51571</text:p>
          </table:table-cell>
          <table:table-cell office:value-type="float" office:value="0.70285699999999995" table:style-name="ce24">
            <text:p>0.70286</text:p>
          </table:table-cell>
          <table:table-cell office:value-type="float" office:value="24.159420000000001" table:style-name="ce24">
            <text:p>24.15942</text:p>
          </table:table-cell>
          <table:table-cell office:value-type="float" office:value="9.7246380000000006" table:style-name="ce24">
            <text:p>9.7246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Hamilton-Wentworth_District_School_Board">Hamilton-Wentworth District School Board</text:a></text:p>
          </table:table-cell>
          <table:table-cell office:value-type="float" office:value="15.34951" table:style-name="ce24">
            <text:p>15.34951</text:p>
          </table:table-cell>
          <table:table-cell office:value-type="float" office:value="0.87378599999999995" table:style-name="ce24">
            <text:p>0.87379</text:p>
          </table:table-cell>
          <table:table-cell office:value-type="float" office:value="0.668462" table:style-name="ce24">
            <text:p>0.66846</text:p>
          </table:table-cell>
          <table:table-cell office:value-type="float" office:value="0.58756399999999998" table:style-name="ce24">
            <text:p>0.58756</text:p>
          </table:table-cell>
          <table:table-cell office:value-type="float" office:value="0.47359000000000001" table:style-name="ce24">
            <text:p>0.47359</text:p>
          </table:table-cell>
          <table:table-cell office:value-type="float" office:value="0.71477599999999997" table:style-name="ce24">
            <text:p>0.71478</text:p>
          </table:table-cell>
          <table:table-cell office:value-type="float" office:value="0.72104500000000005" table:style-name="ce24">
            <text:p>0.72105</text:p>
          </table:table-cell>
          <table:table-cell office:value-type="float" office:value="0.34059699999999998" table:style-name="ce24">
            <text:p>0.34060</text:p>
          </table:table-cell>
          <table:table-cell office:value-type="float" office:value="0.80583300000000002" table:style-name="ce24">
            <text:p>0.80583</text:p>
          </table:table-cell>
          <table:table-cell office:value-type="float" office:value="0.44" table:style-name="ce24">
            <text:p>0.44000</text:p>
          </table:table-cell>
          <table:table-cell office:value-type="float" office:value="0.723333" table:style-name="ce24">
            <text:p>0.72333</text:p>
          </table:table-cell>
          <table:table-cell office:value-type="float" office:value="22.941749999999999" table:style-name="ce24">
            <text:p>22.94175</text:p>
          </table:table-cell>
          <table:table-cell office:value-type="float" office:value="8.2621359999999999" table:style-name="ce24">
            <text:p>8.262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Hastings_%26_Prince_Edward_District_School_Board">Hastings &amp; Prince Edward District School Board</text:a></text:p>
          </table:table-cell>
          <table:table-cell office:value-type="float" office:value="21.452380000000002" table:style-name="ce24">
            <text:p>21.45238</text:p>
          </table:table-cell>
          <table:table-cell office:value-type="float" office:value="0" table:style-name="ce24">
            <text:p>0.00000</text:p>
          </table:table-cell>
          <table:table-cell office:value-type="float" office:value="0.60806499999999997" table:style-name="ce24">
            <text:p>0.60807</text:p>
          </table:table-cell>
          <table:table-cell office:value-type="float" office:value="0.53032299999999999" table:style-name="ce24">
            <text:p>0.53032</text:p>
          </table:table-cell>
          <table:table-cell office:value-type="float" office:value="0.44193500000000002" table:style-name="ce24">
            <text:p>0.44194</text:p>
          </table:table-cell>
          <table:table-cell office:value-type="float" office:value="0.68" table:style-name="ce24">
            <text:p>0.68000</text:p>
          </table:table-cell>
          <table:table-cell office:value-type="float" office:value="0.64142900000000003" table:style-name="ce24">
            <text:p>0.64143</text:p>
          </table:table-cell>
          <table:table-cell office:value-type="float" office:value="0.26678600000000002" table:style-name="ce24">
            <text:p>0.26679</text:p>
          </table:table-cell>
          <table:table-cell office:value-type="float" office:value="0.75142900000000001" table:style-name="ce24">
            <text:p>0.75143</text:p>
          </table:table-cell>
          <table:table-cell office:value-type="float" office:value="0.40285700000000002" table:style-name="ce24">
            <text:p>0.40286</text:p>
          </table:table-cell>
          <table:table-cell office:value-type="float" office:value="0.67" table:style-name="ce24">
            <text:p>0.67000</text:p>
          </table:table-cell>
          <table:table-cell office:value-type="float" office:value="20.238099999999999" table:style-name="ce24">
            <text:p>20.23810</text:p>
          </table:table-cell>
          <table:table-cell office:value-type="float" office:value="7.6428570000000002" table:style-name="ce24">
            <text:p>7.6428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Kawartha_Pine_Ridge_District_School_Board">Kawartha Pine Ridge District School Board</text:a></text:p>
          </table:table-cell>
          <table:table-cell office:value-type="float" office:value="18.943180000000002" table:style-name="ce24">
            <text:p>18.94318</text:p>
          </table:table-cell>
          <table:table-cell office:value-type="float" office:value="9.0909000000000004E-2" table:style-name="ce24">
            <text:p>0.09091</text:p>
          </table:table-cell>
          <table:table-cell office:value-type="float" office:value="0.74278699999999998" table:style-name="ce24">
            <text:p>0.74279</text:p>
          </table:table-cell>
          <table:table-cell office:value-type="float" office:value="0.66606600000000005" table:style-name="ce24">
            <text:p>0.66607</text:p>
          </table:table-cell>
          <table:table-cell office:value-type="float" office:value="0.57508199999999998" table:style-name="ce24">
            <text:p>0.57508</text:p>
          </table:table-cell>
          <table:table-cell office:value-type="float" office:value="0.78079399999999999" table:style-name="ce24">
            <text:p>0.78079</text:p>
          </table:table-cell>
          <table:table-cell office:value-type="float" office:value="0.76761900000000005" table:style-name="ce24">
            <text:p>0.76762</text:p>
          </table:table-cell>
          <table:table-cell office:value-type="float" office:value="0.39500000000000002" table:style-name="ce24">
            <text:p>0.39500</text:p>
          </table:table-cell>
          <table:table-cell office:value-type="float" office:value="0.82461499999999999" table:style-name="ce24">
            <text:p>0.82462</text:p>
          </table:table-cell>
          <table:table-cell office:value-type="float" office:value="0.49307699999999999" table:style-name="ce24">
            <text:p>0.49308</text:p>
          </table:table-cell>
          <table:table-cell office:value-type="float" office:value="0.74307699999999999" table:style-name="ce24">
            <text:p>0.74308</text:p>
          </table:table-cell>
          <table:table-cell office:value-type="float" office:value="14.86364" table:style-name="ce24">
            <text:p>14.86364</text:p>
          </table:table-cell>
          <table:table-cell office:value-type="float" office:value="2.920455" table:style-name="ce24">
            <text:p>2.9204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Keewatin-Patricia_District_School_Board">Keewatin-Patricia District School Board</text:a></text:p>
          </table:table-cell>
          <table:table-cell office:value-type="float" office:value="17.94444" table:style-name="ce24">
            <text:p>17.94444</text:p>
          </table:table-cell>
          <table:table-cell office:value-type="float" office:value="0" table:style-name="ce24">
            <text:p>0.00000</text:p>
          </table:table-cell>
          <table:table-cell office:value-type="float" office:value="0.64124999999999999" table:style-name="ce24">
            <text:p>0.64125</text:p>
          </table:table-cell>
          <table:table-cell office:value-type="float" office:value="0.58875" table:style-name="ce24">
            <text:p>0.58875</text:p>
          </table:table-cell>
          <table:table-cell office:value-type="float" office:value="0.51375000000000004" table:style-name="ce24">
            <text:p>0.51375</text:p>
          </table:table-cell>
          <table:table-cell office:value-type="float" office:value="0.76666699999999999" table:style-name="ce24">
            <text:p>0.76667</text:p>
          </table:table-cell>
          <table:table-cell office:value-type="float" office:value="0.75777799999999995" table:style-name="ce24">
            <text:p>0.75778</text:p>
          </table:table-cell>
          <table:table-cell office:value-type="float" office:value="0.45111099999999998" table:style-name="ce24">
            <text:p>0.45111</text:p>
          </table:table-cell>
          <table:table-cell office:value-type="float" office:value="0.63500000000000001" table:style-name="ce24">
            <text:p>0.63500</text:p>
          </table:table-cell>
          <table:table-cell office:value-type="float" office:value="0.41" table:style-name="ce24">
            <text:p>0.41000</text:p>
          </table:table-cell>
          <table:table-cell office:value-type="float" office:value="0.52" table:style-name="ce24">
            <text:p>0.52000</text:p>
          </table:table-cell>
          <table:table-cell office:value-type="float" office:value="11.16667" table:style-name="ce24">
            <text:p>11.16667</text:p>
          </table:table-cell>
          <table:table-cell office:value-type="float" office:value="11.22222" table:style-name="ce24">
            <text:p>11.2222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Lakehead_District_School_Board">Lakehead District School Board</text:a></text:p>
          </table:table-cell>
          <table:table-cell office:value-type="float" office:value="14.44444" table:style-name="ce24">
            <text:p>14.44444</text:p>
          </table:table-cell>
          <table:table-cell office:value-type="float" office:value="0" table:style-name="ce24">
            <text:p>0.00000</text:p>
          </table:table-cell>
          <table:table-cell office:value-type="float" office:value="0.70272699999999999" table:style-name="ce24">
            <text:p>0.70273</text:p>
          </table:table-cell>
          <table:table-cell office:value-type="float" office:value="0.66181800000000002" table:style-name="ce24">
            <text:p>0.66182</text:p>
          </table:table-cell>
          <table:table-cell office:value-type="float" office:value="0.50681799999999999" table:style-name="ce24">
            <text:p>0.50682</text:p>
          </table:table-cell>
          <table:table-cell office:value-type="float" office:value="0.72950000000000004" table:style-name="ce24">
            <text:p>0.72950</text:p>
          </table:table-cell>
          <table:table-cell office:value-type="float" office:value="0.70799999999999996" table:style-name="ce24">
            <text:p>0.70800</text:p>
          </table:table-cell>
          <table:table-cell office:value-type="float" office:value="0.30599999999999999" table:style-name="ce24">
            <text:p>0.30600</text:p>
          </table:table-cell>
          <table:table-cell office:value-type="float" office:value="0.82333299999999998" table:style-name="ce24">
            <text:p>0.82333</text:p>
          </table:table-cell>
          <table:table-cell office:value-type="float" office:value="0.43666700000000003" table:style-name="ce24">
            <text:p>0.43667</text:p>
          </table:table-cell>
          <table:table-cell office:value-type="float" office:value="0.79333299999999995" table:style-name="ce24">
            <text:p>0.79333</text:p>
          </table:table-cell>
          <table:table-cell office:value-type="float" office:value="19.592590000000001" table:style-name="ce24">
            <text:p>19.59259</text:p>
          </table:table-cell>
          <table:table-cell office:value-type="float" office:value="9.2222220000000004" table:style-name="ce24">
            <text:p>9.2222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Lambton_Kent_District_School_Board">Lambton Kent District School Board</text:a></text:p>
          </table:table-cell>
          <table:table-cell office:value-type="float" office:value="19.4375" table:style-name="ce24">
            <text:p>19.43750</text:p>
          </table:table-cell>
          <table:table-cell office:value-type="float" office:value="0.265625" table:style-name="ce24">
            <text:p>0.26563</text:p>
          </table:table-cell>
          <table:table-cell office:value-type="float" office:value="0.70346900000000001" table:style-name="ce24">
            <text:p>0.70347</text:p>
          </table:table-cell>
          <table:table-cell office:value-type="float" office:value="0.63591799999999998" table:style-name="ce24">
            <text:p>0.63592</text:p>
          </table:table-cell>
          <table:table-cell office:value-type="float" office:value="0.52959199999999995" table:style-name="ce24">
            <text:p>0.52959</text:p>
          </table:table-cell>
          <table:table-cell office:value-type="float" office:value="0.75900000000000001" table:style-name="ce24">
            <text:p>0.75900</text:p>
          </table:table-cell>
          <table:table-cell office:value-type="float" office:value="0.76739999999999997" table:style-name="ce24">
            <text:p>0.76740</text:p>
          </table:table-cell>
          <table:table-cell office:value-type="float" office:value="0.34899999999999998" table:style-name="ce24">
            <text:p>0.34900</text:p>
          </table:table-cell>
          <table:table-cell office:value-type="float" office:value="0.72090900000000002" table:style-name="ce24">
            <text:p>0.72091</text:p>
          </table:table-cell>
          <table:table-cell office:value-type="float" office:value="0.38250000000000001" table:style-name="ce24">
            <text:p>0.38250</text:p>
          </table:table-cell>
          <table:table-cell office:value-type="float" office:value="0.66916699999999996" table:style-name="ce24">
            <text:p>0.66917</text:p>
          </table:table-cell>
          <table:table-cell office:value-type="float" office:value="17.6875" table:style-name="ce24">
            <text:p>17.68750</text:p>
          </table:table-cell>
          <table:table-cell office:value-type="float" office:value="7.578125" table:style-name="ce24">
            <text:p>7.5781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Limestone_District_School_Board">Limestone District School Board</text:a></text:p>
          </table:table-cell>
          <table:table-cell office:value-type="float" office:value="24.103449999999999" table:style-name="ce24">
            <text:p>24.10345</text:p>
          </table:table-cell>
          <table:table-cell office:value-type="float" office:value="0" table:style-name="ce24">
            <text:p>0.00000</text:p>
          </table:table-cell>
          <table:table-cell office:value-type="float" office:value="0.66552599999999995" table:style-name="ce24">
            <text:p>0.66553</text:p>
          </table:table-cell>
          <table:table-cell office:value-type="float" office:value="0.53342100000000003" table:style-name="ce24">
            <text:p>0.53342</text:p>
          </table:table-cell>
          <table:table-cell office:value-type="float" office:value="0.44026300000000002" table:style-name="ce24">
            <text:p>0.44026</text:p>
          </table:table-cell>
          <table:table-cell office:value-type="float" office:value="0.69666700000000004" table:style-name="ce24">
            <text:p>0.69667</text:p>
          </table:table-cell>
          <table:table-cell office:value-type="float" office:value="0.670238" table:style-name="ce24">
            <text:p>0.67024</text:p>
          </table:table-cell>
          <table:table-cell office:value-type="float" office:value="0.298095" table:style-name="ce24">
            <text:p>0.29810</text:p>
          </table:table-cell>
          <table:table-cell office:value-type="float" office:value="0.77" table:style-name="ce24">
            <text:p>0.77000</text:p>
          </table:table-cell>
          <table:table-cell office:value-type="float" office:value="0.45" table:style-name="ce24">
            <text:p>0.45000</text:p>
          </table:table-cell>
          <table:table-cell office:value-type="float" office:value="0.71222200000000002" table:style-name="ce24">
            <text:p>0.71222</text:p>
          </table:table-cell>
          <table:table-cell office:value-type="float" office:value="16.56897" table:style-name="ce24">
            <text:p>16.56897</text:p>
          </table:table-cell>
          <table:table-cell office:value-type="float" office:value="4.0862069999999999" table:style-name="ce24">
            <text:p>4.0862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Near_North_District_School_Board">Near North District School Board</text:a></text:p>
          </table:table-cell>
          <table:table-cell office:value-type="float" office:value="24.11111" table:style-name="ce24">
            <text:p>24.11111</text:p>
          </table:table-cell>
          <table:table-cell office:value-type="float" office:value="0" table:style-name="ce24">
            <text:p>0.00000</text:p>
          </table:table-cell>
          <table:table-cell office:value-type="float" office:value="0.68909100000000001" table:style-name="ce24">
            <text:p>0.68909</text:p>
          </table:table-cell>
          <table:table-cell office:value-type="float" office:value="0.61590900000000004" table:style-name="ce24">
            <text:p>0.61591</text:p>
          </table:table-cell>
          <table:table-cell office:value-type="float" office:value="0.37090899999999999" table:style-name="ce24">
            <text:p>0.37091</text:p>
          </table:table-cell>
          <table:table-cell office:value-type="float" office:value="0.79047599999999996" table:style-name="ce24">
            <text:p>0.79048</text:p>
          </table:table-cell>
          <table:table-cell office:value-type="float" office:value="0.74666699999999997" table:style-name="ce24">
            <text:p>0.74667</text:p>
          </table:table-cell>
          <table:table-cell office:value-type="float" office:value="0.277619" table:style-name="ce24">
            <text:p>0.27762</text:p>
          </table:table-cell>
          <table:table-cell office:value-type="float" office:value="0.70333299999999999" table:style-name="ce24">
            <text:p>0.70333</text:p>
          </table:table-cell>
          <table:table-cell office:value-type="float" office:value="0.388571" table:style-name="ce24">
            <text:p>0.38857</text:p>
          </table:table-cell>
          <table:table-cell office:value-type="float" office:value="0.638571" table:style-name="ce24">
            <text:p>0.63857</text:p>
          </table:table-cell>
          <table:table-cell office:value-type="float" office:value="18.97222" table:style-name="ce24">
            <text:p>18.97222</text:p>
          </table:table-cell>
          <table:table-cell office:value-type="float" office:value="5.5277779999999996" table:style-name="ce24">
            <text:p>5.5277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Ottawa-Carleton_District_School_Board">Ottawa-Carleton District School Board</text:a></text:p>
          </table:table-cell>
          <table:table-cell office:value-type="float" office:value="19.102039999999999" table:style-name="ce24">
            <text:p>19.10204</text:p>
          </table:table-cell>
          <table:table-cell office:value-type="float" office:value="1.3673470000000001" table:style-name="ce24">
            <text:p>1.36735</text:p>
          </table:table-cell>
          <table:table-cell office:value-type="float" office:value="0.72826500000000005" table:style-name="ce24">
            <text:p>0.72827</text:p>
          </table:table-cell>
          <table:table-cell office:value-type="float" office:value="0.64336700000000002" table:style-name="ce24">
            <text:p>0.64337</text:p>
          </table:table-cell>
          <table:table-cell office:value-type="float" office:value="0.54755100000000001" table:style-name="ce24">
            <text:p>0.54755</text:p>
          </table:table-cell>
          <table:table-cell office:value-type="float" office:value="0.79239099999999996" table:style-name="ce24">
            <text:p>0.79239</text:p>
          </table:table-cell>
          <table:table-cell office:value-type="float" office:value="0.79217400000000004" table:style-name="ce24">
            <text:p>0.79217</text:p>
          </table:table-cell>
          <table:table-cell office:value-type="float" office:value="0.455652" table:style-name="ce24">
            <text:p>0.45565</text:p>
          </table:table-cell>
          <table:table-cell office:value-type="float" office:value="0.83782599999999996" table:style-name="ce24">
            <text:p>0.83783</text:p>
          </table:table-cell>
          <table:table-cell office:value-type="float" office:value="0.47416700000000001" table:style-name="ce24">
            <text:p>0.47417</text:p>
          </table:table-cell>
          <table:table-cell office:value-type="float" office:value="0.81695700000000004" table:style-name="ce24">
            <text:p>0.81696</text:p>
          </table:table-cell>
          <table:table-cell office:value-type="float" office:value="18.244900000000001" table:style-name="ce24">
            <text:p>18.24490</text:p>
          </table:table-cell>
          <table:table-cell office:value-type="float" office:value="4.7755099999999997" table:style-name="ce24">
            <text:p>4.7755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Peel_District_School_Board">Peel District School Board</text:a></text:p>
          </table:table-cell>
          <table:table-cell office:value-type="float" office:value="15.28458" table:style-name="ce24">
            <text:p>15.28458</text:p>
          </table:table-cell>
          <table:table-cell office:value-type="float" office:value="0.71146200000000004" table:style-name="ce24">
            <text:p>0.71146</text:p>
          </table:table-cell>
          <table:table-cell office:value-type="float" office:value="0.73337200000000002" table:style-name="ce24">
            <text:p>0.73337</text:p>
          </table:table-cell>
          <table:table-cell office:value-type="float" office:value="0.67401200000000006" table:style-name="ce24">
            <text:p>0.67401</text:p>
          </table:table-cell>
          <table:table-cell office:value-type="float" office:value="0.55842999999999998" table:style-name="ce24">
            <text:p>0.55843</text:p>
          </table:table-cell>
          <table:table-cell office:value-type="float" office:value="0.81568600000000002" table:style-name="ce24">
            <text:p>0.81569</text:p>
          </table:table-cell>
          <table:table-cell office:value-type="float" office:value="0.83382400000000001" table:style-name="ce24">
            <text:p>0.83382</text:p>
          </table:table-cell>
          <table:table-cell office:value-type="float" office:value="0.47882400000000003" table:style-name="ce24">
            <text:p>0.47882</text:p>
          </table:table-cell>
          <table:table-cell office:value-type="float" office:value="0.83593799999999996" table:style-name="ce24">
            <text:p>0.83594</text:p>
          </table:table-cell>
          <table:table-cell office:value-type="float" office:value="0.37970599999999999" table:style-name="ce24">
            <text:p>0.37971</text:p>
          </table:table-cell>
          <table:table-cell office:value-type="float" office:value="0.78628600000000004" table:style-name="ce24">
            <text:p>0.78629</text:p>
          </table:table-cell>
          <table:table-cell office:value-type="float" office:value="19.16601" table:style-name="ce24">
            <text:p>19.16601</text:p>
          </table:table-cell>
          <table:table-cell office:value-type="float" office:value="5.8418970000000003" table:style-name="ce24">
            <text:p>5.8419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Rainbow_District_School_Board">Rainbow District School Board</text:a></text:p>
          </table:table-cell>
          <table:table-cell office:value-type="float" office:value="22.723400000000002" table:style-name="ce24">
            <text:p>22.72340</text:p>
          </table:table-cell>
          <table:table-cell office:value-type="float" office:value="0" table:style-name="ce24">
            <text:p>0.00000</text:p>
          </table:table-cell>
          <table:table-cell office:value-type="float" office:value="0.70666700000000005" table:style-name="ce24">
            <text:p>0.70667</text:p>
          </table:table-cell>
          <table:table-cell office:value-type="float" office:value="0.65" table:style-name="ce24">
            <text:p>0.65000</text:p>
          </table:table-cell>
          <table:table-cell office:value-type="float" office:value="0.53074100000000002" table:style-name="ce24">
            <text:p>0.53074</text:p>
          </table:table-cell>
          <table:table-cell office:value-type="float" office:value="0.75839999999999996" table:style-name="ce24">
            <text:p>0.75840</text:p>
          </table:table-cell>
          <table:table-cell office:value-type="float" office:value="0.71799999999999997" table:style-name="ce24">
            <text:p>0.71800</text:p>
          </table:table-cell>
          <table:table-cell office:value-type="float" office:value="0.36720000000000003" table:style-name="ce24">
            <text:p>0.36720</text:p>
          </table:table-cell>
          <table:table-cell office:value-type="float" office:value="0.8" table:style-name="ce24">
            <text:p>0.80000</text:p>
          </table:table-cell>
          <table:table-cell office:value-type="float" office:value="0.35125000000000001" table:style-name="ce24">
            <text:p>0.35125</text:p>
          </table:table-cell>
          <table:table-cell office:value-type="float" office:value="0.67555600000000005" table:style-name="ce24">
            <text:p>0.67556</text:p>
          </table:table-cell>
          <table:table-cell office:value-type="float" office:value="16.638300000000001" table:style-name="ce24">
            <text:p>16.63830</text:p>
          </table:table-cell>
          <table:table-cell office:value-type="float" office:value="4.1914889999999998" table:style-name="ce24">
            <text:p>4.1914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Rainy_River_District_School_Board">Rainy River District School Board</text:a></text:p>
          </table:table-cell>
          <table:table-cell office:value-type="float" office:value="21.66667" table:style-name="ce24">
            <text:p>21.66667</text:p>
          </table:table-cell>
          <table:table-cell office:value-type="float" office:value="0" table:style-name="ce24">
            <text:p>0.00000</text:p>
          </table:table-cell>
          <table:table-cell office:value-type="float" office:value="0.64714300000000002" table:style-name="ce24">
            <text:p>0.64714</text:p>
          </table:table-cell>
          <table:table-cell office:value-type="float" office:value="0.59857099999999996" table:style-name="ce24">
            <text:p>0.59857</text:p>
          </table:table-cell>
          <table:table-cell office:value-type="float" office:value="0.65571400000000002" table:style-name="ce24">
            <text:p>0.65571</text:p>
          </table:table-cell>
          <table:table-cell office:value-type="float" office:value="0.75" table:style-name="ce24">
            <text:p>0.75000</text:p>
          </table:table-cell>
          <table:table-cell office:value-type="float" office:value="0.77428600000000003" table:style-name="ce24">
            <text:p>0.77429</text:p>
          </table:table-cell>
          <table:table-cell office:value-type="float" office:value="0.37714300000000001" table:style-name="ce24">
            <text:p>0.37714</text:p>
          </table:table-cell>
          <table:table-cell office:value-type="float" office:value="0.83" table:style-name="ce24">
            <text:p>0.83000</text:p>
          </table:table-cell>
          <table:table-cell office:value-type="float" office:value="0.42499999999999999" table:style-name="ce24">
            <text:p>0.42500</text:p>
          </table:table-cell>
          <table:table-cell office:value-type="float" office:value="0.71333299999999999" table:style-name="ce24">
            <text:p>0.71333</text:p>
          </table:table-cell>
          <table:table-cell office:value-type="float" office:value="12.08333" table:style-name="ce24">
            <text:p>12.08333</text:p>
          </table:table-cell>
          <table:table-cell office:value-type="float" office:value="7" table:style-name="ce24">
            <text:p>7.0000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Renfrew_County_District_School_Board">Renfrew County District School Board</text:a></text:p>
          </table:table-cell>
          <table:table-cell office:value-type="float" office:value="18.928570000000001" table:style-name="ce24">
            <text:p>18.92857</text:p>
          </table:table-cell>
          <table:table-cell office:value-type="float" office:value="0" table:style-name="ce24">
            <text:p>0.00000</text:p>
          </table:table-cell>
          <table:table-cell office:value-type="float" office:value="0.73062499999999997" table:style-name="ce24">
            <text:p>0.73063</text:p>
          </table:table-cell>
          <table:table-cell office:value-type="float" office:value="0.68812499999999999" table:style-name="ce24">
            <text:p>0.68813</text:p>
          </table:table-cell>
          <table:table-cell office:value-type="float" office:value="0.58062499999999995" table:style-name="ce24">
            <text:p>0.58063</text:p>
          </table:table-cell>
          <table:table-cell office:value-type="float" office:value="0.84882400000000002" table:style-name="ce24">
            <text:p>0.84882</text:p>
          </table:table-cell>
          <table:table-cell office:value-type="float" office:value="0.77470600000000001" table:style-name="ce24">
            <text:p>0.77471</text:p>
          </table:table-cell>
          <table:table-cell office:value-type="float" office:value="0.46117599999999997" table:style-name="ce24">
            <text:p>0.46118</text:p>
          </table:table-cell>
          <table:table-cell office:value-type="float" office:value="0.79142900000000005" table:style-name="ce24">
            <text:p>0.79143</text:p>
          </table:table-cell>
          <table:table-cell office:value-type="float" office:value="0.445714" table:style-name="ce24">
            <text:p>0.44571</text:p>
          </table:table-cell>
          <table:table-cell office:value-type="float" office:value="0.71142899999999998" table:style-name="ce24">
            <text:p>0.71143</text:p>
          </table:table-cell>
          <table:table-cell office:value-type="float" office:value="14.678570000000001" table:style-name="ce24">
            <text:p>14.67857</text:p>
          </table:table-cell>
          <table:table-cell office:value-type="float" office:value="4.6071429999999998" table:style-name="ce24">
            <text:p>4.607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Simcoe_County_District_School_Board">Simcoe County District School Board</text:a></text:p>
          </table:table-cell>
          <table:table-cell office:value-type="float" office:value="17.725490000000001" table:style-name="ce24">
            <text:p>17.72549</text:p>
          </table:table-cell>
          <table:table-cell office:value-type="float" office:value="0.80392200000000003" table:style-name="ce24">
            <text:p>0.80392</text:p>
          </table:table-cell>
          <table:table-cell office:value-type="float" office:value="0.694353" table:style-name="ce24">
            <text:p>0.69435</text:p>
          </table:table-cell>
          <table:table-cell office:value-type="float" office:value="0.61152899999999999" table:style-name="ce24">
            <text:p>0.61153</text:p>
          </table:table-cell>
          <table:table-cell office:value-type="float" office:value="0.55209299999999994" table:style-name="ce24">
            <text:p>0.55209</text:p>
          </table:table-cell>
          <table:table-cell office:value-type="float" office:value="0.79209300000000005" table:style-name="ce24">
            <text:p>0.79209</text:p>
          </table:table-cell>
          <table:table-cell office:value-type="float" office:value="0.76407000000000003" table:style-name="ce24">
            <text:p>0.76407</text:p>
          </table:table-cell>
          <table:table-cell office:value-type="float" office:value="0.43534899999999999" table:style-name="ce24">
            <text:p>0.43535</text:p>
          </table:table-cell>
          <table:table-cell office:value-type="float" office:value="0.76428600000000002" table:style-name="ce24">
            <text:p>0.76429</text:p>
          </table:table-cell>
          <table:table-cell office:value-type="float" office:value="0.421429" table:style-name="ce24">
            <text:p>0.42143</text:p>
          </table:table-cell>
          <table:table-cell office:value-type="float" office:value="0.77214300000000002" table:style-name="ce24">
            <text:p>0.77214</text:p>
          </table:table-cell>
          <table:table-cell office:value-type="float" office:value="14.62745" table:style-name="ce24">
            <text:p>14.62745</text:p>
          </table:table-cell>
          <table:table-cell office:value-type="float" office:value="5.1862750000000002" table:style-name="ce24">
            <text:p>5.1862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Superior-Greenstone_District_School_Board">Superior-Greenstone District School Board</text:a></text:p>
          </table:table-cell>
          <table:table-cell office:value-type="float" office:value="25.909089999999999" table:style-name="ce24">
            <text:p>25.90909</text:p>
          </table:table-cell>
          <table:table-cell office:value-type="float" office:value="0" table:style-name="ce24">
            <text:p>0.00000</text:p>
          </table:table-cell>
          <table:table-cell office:value-type="float" office:value="0.67" table:style-name="ce24">
            <text:p>0.67000</text:p>
          </table:table-cell>
          <table:table-cell office:value-type="float" office:value="0.41499999999999998" table:style-name="ce24">
            <text:p>0.41500</text:p>
          </table:table-cell>
          <table:table-cell office:value-type="float" office:value="0.45500000000000002" table:style-name="ce24">
            <text:p>0.45500</text:p>
          </table:table-cell>
          <table:table-cell office:value-type="float" office:value="0.71" table:style-name="ce24">
            <text:p>0.71000</text:p>
          </table:table-cell>
          <table:table-cell office:value-type="float" office:value="0.67" table:style-name="ce24">
            <text:p>0.67000</text:p>
          </table:table-cell>
          <table:table-cell office:value-type="float" office:value="0.37666699999999997" table:style-name="ce24">
            <text:p>0.37667</text:p>
          </table:table-cell>
          <table:table-cell office:value-type="float" office:value="0.63" table:style-name="ce24">
            <text:p>0.63000</text:p>
          </table:table-cell>
          <table:table-cell office:value-type="float" office:value="0.57666700000000004" table:style-name="ce24">
            <text:p>0.57667</text:p>
          </table:table-cell>
          <table:table-cell office:value-type="float" office:value="0.52800000000000002" table:style-name="ce24">
            <text:p>0.52800</text:p>
          </table:table-cell>
          <table:table-cell office:value-type="float" office:value="12.272729999999999" table:style-name="ce24">
            <text:p>12.27273</text:p>
          </table:table-cell>
          <table:table-cell office:value-type="float" office:value="12.272729999999999" table:style-name="ce24">
            <text:p>12.2727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Thames_Valley_District_School_Board">Thames Valley District School Board</text:a></text:p>
          </table:table-cell>
          <table:table-cell office:value-type="float" office:value="12.643750000000001" table:style-name="ce24">
            <text:p>12.64375</text:p>
          </table:table-cell>
          <table:table-cell office:value-type="float" office:value="1.1812499999999999" table:style-name="ce24">
            <text:p>1.18125</text:p>
          </table:table-cell>
          <table:table-cell office:value-type="float" office:value="0.62059299999999995" table:style-name="ce24">
            <text:p>0.62059</text:p>
          </table:table-cell>
          <table:table-cell office:value-type="float" office:value="0.54500000000000004" table:style-name="ce24">
            <text:p>0.54500</text:p>
          </table:table-cell>
          <table:table-cell office:value-type="float" office:value="0.51406300000000005" table:style-name="ce24">
            <text:p>0.51406</text:p>
          </table:table-cell>
          <table:table-cell office:value-type="float" office:value="0.72100799999999998" table:style-name="ce24">
            <text:p>0.72101</text:p>
          </table:table-cell>
          <table:table-cell office:value-type="float" office:value="0.703488" table:style-name="ce24">
            <text:p>0.70349</text:p>
          </table:table-cell>
          <table:table-cell office:value-type="float" office:value="0.42922500000000002" table:style-name="ce24">
            <text:p>0.42923</text:p>
          </table:table-cell>
          <table:table-cell office:value-type="float" office:value="0.77653799999999995" table:style-name="ce24">
            <text:p>0.77654</text:p>
          </table:table-cell>
          <table:table-cell office:value-type="float" office:value="0.44719999999999999" table:style-name="ce24">
            <text:p>0.44720</text:p>
          </table:table-cell>
          <table:table-cell office:value-type="float" office:value="0.65296299999999996" table:style-name="ce24">
            <text:p>0.65296</text:p>
          </table:table-cell>
          <table:table-cell office:value-type="float" office:value="19.512499999999999" table:style-name="ce24">
            <text:p>19.51250</text:p>
          </table:table-cell>
          <table:table-cell office:value-type="float" office:value="8.1374999999999993" table:style-name="ce24">
            <text:p>8.1375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Toronto_District_School_Board">Toronto District School Board</text:a></text:p>
          </table:table-cell>
          <table:table-cell office:value-type="float" office:value="17.61796" table:style-name="ce24">
            <text:p>17.61796</text:p>
          </table:table-cell>
          <table:table-cell office:value-type="float" office:value="2.223592" table:style-name="ce24">
            <text:p>2.22359</text:p>
          </table:table-cell>
          <table:table-cell office:value-type="float" office:value="0.75333300000000003" table:style-name="ce24">
            <text:p>0.75333</text:p>
          </table:table-cell>
          <table:table-cell office:value-type="float" office:value="0.71806199999999998" table:style-name="ce24">
            <text:p>0.71806</text:p>
          </table:table-cell>
          <table:table-cell office:value-type="float" office:value="0.60234699999999997" table:style-name="ce24">
            <text:p>0.60235</text:p>
          </table:table-cell>
          <table:table-cell office:value-type="float" office:value="0.81054099999999996" table:style-name="ce24">
            <text:p>0.81054</text:p>
          </table:table-cell>
          <table:table-cell office:value-type="float" office:value="0.82614600000000005" table:style-name="ce24">
            <text:p>0.82615</text:p>
          </table:table-cell>
          <table:table-cell office:value-type="float" office:value="0.51955399999999996" table:style-name="ce24">
            <text:p>0.51955</text:p>
          </table:table-cell>
          <table:table-cell office:value-type="float" office:value="0.70638900000000004" table:style-name="ce24">
            <text:p>0.70639</text:p>
          </table:table-cell>
          <table:table-cell office:value-type="float" office:value="0.23476900000000001" table:style-name="ce24">
            <text:p>0.23477</text:p>
          </table:table-cell>
          <table:table-cell office:value-type="float" office:value="0.774868" table:style-name="ce24">
            <text:p>0.77487</text:p>
          </table:table-cell>
          <table:table-cell office:value-type="float" office:value="26.64085" table:style-name="ce24">
            <text:p>26.64085</text:p>
          </table:table-cell>
          <table:table-cell office:value-type="float" office:value="9.1637319999999995" table:style-name="ce24">
            <text:p>9.1637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Trillium_Lakelands_District_School_Board">Trillium Lakelands District School Board</text:a></text:p>
          </table:table-cell>
          <table:table-cell office:value-type="float" office:value="29.375" table:style-name="ce24">
            <text:p>29.37500</text:p>
          </table:table-cell>
          <table:table-cell office:value-type="float" office:value="4.1667000000000003E-2" table:style-name="ce24">
            <text:p>0.04167</text:p>
          </table:table-cell>
          <table:table-cell office:value-type="float" office:value="0.65272699999999995" table:style-name="ce24">
            <text:p>0.65273</text:p>
          </table:table-cell>
          <table:table-cell office:value-type="float" office:value="0.55545500000000003" table:style-name="ce24">
            <text:p>0.55546</text:p>
          </table:table-cell>
          <table:table-cell office:value-type="float" office:value="0.50757600000000003" table:style-name="ce24">
            <text:p>0.50758</text:p>
          </table:table-cell>
          <table:table-cell office:value-type="float" office:value="0.74205900000000002" table:style-name="ce24">
            <text:p>0.74206</text:p>
          </table:table-cell>
          <table:table-cell office:value-type="float" office:value="0.70794100000000004" table:style-name="ce24">
            <text:p>0.70794</text:p>
          </table:table-cell>
          <table:table-cell office:value-type="float" office:value="0.38117600000000001" table:style-name="ce24">
            <text:p>0.38118</text:p>
          </table:table-cell>
          <table:table-cell office:value-type="float" office:value="0.88" table:style-name="ce24">
            <text:p>0.88000</text:p>
          </table:table-cell>
          <table:table-cell office:value-type="float" office:value="0.55142899999999995" table:style-name="ce24">
            <text:p>0.55143</text:p>
          </table:table-cell>
          <table:table-cell office:value-type="float" office:value="0.65375000000000005" table:style-name="ce24">
            <text:p>0.65375</text:p>
          </table:table-cell>
          <table:table-cell office:value-type="float" office:value="17.625" table:style-name="ce24">
            <text:p>17.62500</text:p>
          </table:table-cell>
          <table:table-cell office:value-type="float" office:value="4.9583329999999997" table:style-name="ce24">
            <text:p>4.9583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Upper_Canada_District_School_Board">Upper Canada District School Board</text:a></text:p>
          </table:table-cell>
          <table:table-cell office:value-type="float" office:value="24" table:style-name="ce24">
            <text:p>24.00000</text:p>
          </table:table-cell>
          <table:table-cell office:value-type="float" office:value="0.37373699999999999" table:style-name="ce24">
            <text:p>0.37374</text:p>
          </table:table-cell>
          <table:table-cell office:value-type="float" office:value="0.73627500000000001" table:style-name="ce24">
            <text:p>0.73628</text:p>
          </table:table-cell>
          <table:table-cell office:value-type="float" office:value="0.65156899999999995" table:style-name="ce24">
            <text:p>0.65157</text:p>
          </table:table-cell>
          <table:table-cell office:value-type="float" office:value="0.51941199999999998" table:style-name="ce24">
            <text:p>0.51941</text:p>
          </table:table-cell>
          <table:table-cell office:value-type="float" office:value="0.794821" table:style-name="ce24">
            <text:p>0.79482</text:p>
          </table:table-cell>
          <table:table-cell office:value-type="float" office:value="0.78500000000000003" table:style-name="ce24">
            <text:p>0.78500</text:p>
          </table:table-cell>
          <table:table-cell office:value-type="float" office:value="0.36196400000000001" table:style-name="ce24">
            <text:p>0.36196</text:p>
          </table:table-cell>
          <table:table-cell office:value-type="float" office:value="0.75476200000000004" table:style-name="ce24">
            <text:p>0.75476</text:p>
          </table:table-cell>
          <table:table-cell office:value-type="float" office:value="0.42368400000000001" table:style-name="ce24">
            <text:p>0.42368</text:p>
          </table:table-cell>
          <table:table-cell office:value-type="float" office:value="0.70909100000000003" table:style-name="ce24">
            <text:p>0.70909</text:p>
          </table:table-cell>
          <table:table-cell office:value-type="float" office:value="16.80808" table:style-name="ce24">
            <text:p>16.80808</text:p>
          </table:table-cell>
          <table:table-cell office:value-type="float" office:value="4.0606059999999999" table:style-name="ce24">
            <text:p>4.0606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Upper_Grand_District_School_Board">Upper Grand District School Board</text:a></text:p>
          </table:table-cell>
          <table:table-cell office:value-type="float" office:value="17.179490000000001" table:style-name="ce24">
            <text:p>17.17949</text:p>
          </table:table-cell>
          <table:table-cell office:value-type="float" office:value="0.88461500000000004" table:style-name="ce24">
            <text:p>0.88462</text:p>
          </table:table-cell>
          <table:table-cell office:value-type="float" office:value="0.70338500000000004" table:style-name="ce24">
            <text:p>0.70339</text:p>
          </table:table-cell>
          <table:table-cell office:value-type="float" office:value="0.64076900000000003" table:style-name="ce24">
            <text:p>0.64077</text:p>
          </table:table-cell>
          <table:table-cell office:value-type="float" office:value="0.50276900000000002" table:style-name="ce24">
            <text:p>0.50277</text:p>
          </table:table-cell>
          <table:table-cell office:value-type="float" office:value="0.80885200000000002" table:style-name="ce24">
            <text:p>0.80885</text:p>
          </table:table-cell>
          <table:table-cell office:value-type="float" office:value="0.78508199999999995" table:style-name="ce24">
            <text:p>0.78508</text:p>
          </table:table-cell>
          <table:table-cell office:value-type="float" office:value="0.453934" table:style-name="ce24">
            <text:p>0.45393</text:p>
          </table:table-cell>
          <table:table-cell office:value-type="float" office:value="0.89" table:style-name="ce24">
            <text:p>0.89000</text:p>
          </table:table-cell>
          <table:table-cell office:value-type="float" office:value="0.66454500000000005" table:style-name="ce24">
            <text:p>0.66455</text:p>
          </table:table-cell>
          <table:table-cell office:value-type="float" office:value="0.76636400000000005" table:style-name="ce24">
            <text:p>0.76636</text:p>
          </table:table-cell>
          <table:table-cell office:value-type="float" office:value="12.0641" table:style-name="ce24">
            <text:p>12.06410</text:p>
          </table:table-cell>
          <table:table-cell office:value-type="float" office:value="6.8717949999999997" table:style-name="ce24">
            <text:p>6.8718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Waterloo_Region_District_School_Board">Waterloo Region District School Board</text:a></text:p>
          </table:table-cell>
          <table:table-cell office:value-type="float" office:value="19.908329999999999" table:style-name="ce24">
            <text:p>19.90833</text:p>
          </table:table-cell>
          <table:table-cell office:value-type="float" office:value="0.33333299999999999" table:style-name="ce24">
            <text:p>0.33333</text:p>
          </table:table-cell>
          <table:table-cell office:value-type="float" office:value="0.68417600000000001" table:style-name="ce24">
            <text:p>0.68418</text:p>
          </table:table-cell>
          <table:table-cell office:value-type="float" office:value="0.61274700000000004" table:style-name="ce24">
            <text:p>0.61275</text:p>
          </table:table-cell>
          <table:table-cell office:value-type="float" office:value="0.51340699999999995" table:style-name="ce24">
            <text:p>0.51341</text:p>
          </table:table-cell>
          <table:table-cell office:value-type="float" office:value="0.77912099999999995" table:style-name="ce24">
            <text:p>0.77912</text:p>
          </table:table-cell>
          <table:table-cell office:value-type="float" office:value="0.774505" table:style-name="ce24">
            <text:p>0.77451</text:p>
          </table:table-cell>
          <table:table-cell office:value-type="float" office:value="0.45230799999999999" table:style-name="ce24">
            <text:p>0.45231</text:p>
          </table:table-cell>
          <table:table-cell office:value-type="float" office:value="0.85312500000000002" table:style-name="ce24">
            <text:p>0.85313</text:p>
          </table:table-cell>
          <table:table-cell office:value-type="float" office:value="0.51312500000000005" table:style-name="ce24">
            <text:p>0.51313</text:p>
          </table:table-cell>
          <table:table-cell office:value-type="float" office:value="0.76624999999999999" table:style-name="ce24">
            <text:p>0.76625</text:p>
          </table:table-cell>
          <table:table-cell office:value-type="float" office:value="15.741669999999999" table:style-name="ce24">
            <text:p>15.74167</text:p>
          </table:table-cell>
          <table:table-cell office:value-type="float" office:value="7.983333" table:style-name="ce24">
            <text:p>7.9833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<text:a xlink:href="https://en.wikipedia.org/wiki/York_Region_District_School_Board">York Region District School Board</text:a></text:p>
          </table:table-cell>
          <table:table-cell office:value-type="float" office:value="11.27488" table:style-name="ce24">
            <text:p>11.27488</text:p>
          </table:table-cell>
          <table:table-cell office:value-type="float" office:value="2.6113740000000001" table:style-name="ce24">
            <text:p>2.61137</text:p>
          </table:table-cell>
          <table:table-cell office:value-type="float" office:value="0.79" table:style-name="ce24">
            <text:p>0.79000</text:p>
          </table:table-cell>
          <table:table-cell office:value-type="float" office:value="0.76512800000000003" table:style-name="ce24">
            <text:p>0.76513</text:p>
          </table:table-cell>
          <table:table-cell office:value-type="float" office:value="0.67075600000000002" table:style-name="ce24">
            <text:p>0.67076</text:p>
          </table:table-cell>
          <table:table-cell office:value-type="float" office:value="0.85589599999999999" table:style-name="ce24">
            <text:p>0.85590</text:p>
          </table:table-cell>
          <table:table-cell office:value-type="float" office:value="0.87976900000000002" table:style-name="ce24">
            <text:p>0.87977</text:p>
          </table:table-cell>
          <table:table-cell office:value-type="float" office:value="0.597746" table:style-name="ce24">
            <text:p>0.59775</text:p>
          </table:table-cell>
          <table:table-cell office:value-type="float" office:value="0.87242399999999998" table:style-name="ce24">
            <text:p>0.87242</text:p>
          </table:table-cell>
          <table:table-cell office:value-type="float" office:value="0.45696999999999999" table:style-name="ce24">
            <text:p>0.45697</text:p>
          </table:table-cell>
          <table:table-cell office:value-type="float" office:value="0.87878800000000001" table:style-name="ce24">
            <text:p>0.87879</text:p>
          </table:table-cell>
          <table:table-cell office:value-type="float" office:value="14.25592" table:style-name="ce24">
            <text:p>14.25592</text:p>
          </table:table-cell>
          <table:table-cell office:value-type="float" office:value="3.8246449999999999" table:style-name="ce24">
            <text:p>3.82465</text:p>
          </table:table-cell>
          <table:table-cell table:number-columns-repeated="16370"/>
        </table:table-row>
        <table:table-row table:number-rows-repeated="1048544" table:style-name="ro1">
          <table:table-cell table:number-columns-repeated="16384"/>
        </table:table-row>
      </table:table>
      <table:table table:name="Maps" table:style-name="ta1">
        <table:table-column table:style-name="co2" table:number-columns-repeated="16384" table:default-cell-style-name="ce1"/>
        <table:table-row table:style-name="ro1">
          <table:table-cell table:style-name="ce1">
            <draw:frame draw:z-index="5" draw:id="id4" draw:style-name="a4" draw:name="Picture 5" svg:x="0in" svg:y="0in" svg:width="5in" svg:height="3.1354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4" draw:id="id3" draw:style-name="a3" draw:name="Picture 4" svg:x="0.34375in" svg:y="0in" svg:width="5in" svg:height="3.1354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3" draw:id="id2" draw:style-name="a2" draw:name="Picture 3" svg:x="0.01042in" svg:y="0in" svg:width="5in" svg:height="3.1354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1">
            <draw:frame draw:z-index="6" draw:id="id5" draw:style-name="a5" draw:name="Picture 6" svg:x="0in" svg:y="0in" svg:width="5in" svg:height="3.1354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1" draw:id="id0" draw:style-name="a0" draw:name="Picture 1" svg:x="0.34375in" svg:y="0.01042in" svg:width="5in" svg:height="3.1354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1" draw:name="Picture 2" svg:x="0.01042in" svg:y="0in" svg:width="5in" svg:height="3.1354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number-rows-repeated="1048560" table:style-name="ro1">
          <table:table-cell table:number-columns-repeated="16384"/>
        </table:table-row>
      </table:table>
      <table:database-ranges>
        <table:database-range table:target-range-address="Budget_Breakdown.K2:Budget_Breakdown.Q33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  <style:font-face style:name="Verdana" svg:font-family="Verdana"/>
    <style:font-face style:name="Noto Sans" svg:font-family="&quot;Noto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">
      <number:number number:decimal-places="5" number:min-decimal-places="5"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1-10-06T15:45:37Z</meta:creation-date>
    <dc:date>2021-11-01T15:51:51Z</dc:date>
  </office:meta>
</office:document-meta>
</file>